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3" svg:font-family="'Wingdings 3'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aytona Condensed" svg:font-family="'Daytona Condense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9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3.882cm"/>
    </style:style>
    <style:style style:name="co5" style:family="table-column">
      <style:table-column-properties fo:break-before="auto" style:column-width="8.668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1.49cm"/>
    </style:style>
    <style:style style:name="co8" style:family="table-column">
      <style:table-column-properties fo:break-before="auto" style:column-width="1.01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3.715cm"/>
    </style:style>
    <style:style style:name="co12" style:family="table-column">
      <style:table-column-properties fo:break-before="auto" style:column-width="4.334cm"/>
    </style:style>
    <style:style style:name="co13" style:family="table-column">
      <style:table-column-properties fo:break-before="auto" style:column-width="4.0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Tracker">
      <style:table-properties table:display="true" style:writing-mode="lr-tb"/>
    </style:style>
    <style:style style:name="ta2" style:family="table" style:master-page-name="PageStyle_5f_Report_20_Card">
      <style:table-properties table:display="false" style:writing-mode="lr-tb"/>
    </style:style>
    <style:style style:name="ta3" style:family="table" style:master-page-name="PageStyle_5f_Raw_20_Data">
      <style:table-properties table:display="false" style:writing-mode="lr-tb"/>
    </style:style>
    <number:number-style style:name="N8003" number:language="en" number:country="IN">
      <number:number number:decimal-places="0" number:min-integer-digits="1" number:grouping="true"/>
    </number:number-style>
    <number:time-style style:name="N8040" number:language="en" number:country="IN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ackground-color="#222a35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Daytona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222a35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222a35" style:direction="ltr" fo:border-right="0.035cm solid #bfbfbf" style:rotation-angle="0" style:rotation-align="none" style:shrink-to-fit="false" fo:border-top="0.035cm solid #222a35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141cm solid #222a35" style:cell-protect="protected formula-hidden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141cm solid #222a35" style:cell-protect="none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222a35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cell-protect="protected formula-hidden" style:print-content="true" style:diagonal-bl-tr="none" style:diagonal-tl-br="none" style:text-align-source="value-type" style:repeat-content="false" fo:wrap-option="no-wrap" fo:border="0.035cm solid #bfbfb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141cm solid #222a35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fo:border="0.035cm solid #bfbfb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141cm solid #222a35" style:cell-protect="none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222a35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 style:data-style-name="N8003">
      <style:table-cell-properties fo:background-color="#222a35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141cm solid #222a35" fo:background-color="#f2f2f2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141cm solid #222a35" fo:background-color="#f2f2f2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040">
      <style:table-cell-properties fo:background-color="#222a35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141cm solid #222a35" style:rotation-angle="0" style:rotation-align="none" style:shrink-to-fit="false" fo:border-top="0.035cm solid #222a35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141cm solid #222a35" fo:background-color="#f2f2f2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141cm solid #222a35" fo:background-color="#f2f2f2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222a35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141cm solid #222a35" style:direction="ltr" fo:border-right="none" style:rotation-angle="0" style:rotation-align="none" style:shrink-to-fit="false" fo:border-top="0.035cm solid #262626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33" style:family="table-cell" style:parent-style-name="Excel_20_Built-in_20_Normal">
      <style:table-cell-properties fo:border-bottom="0.141cm solid #222a35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34" style:family="table-cell" style:parent-style-name="Excel_20_Built-in_20_Normal" style:data-style-name="N8003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35" style:family="table-cell" style:parent-style-name="Excel_20_Built-in_20_Normal" style:data-style-name="N8003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36" style:family="table-cell" style:parent-style-name="Excel_20_Built-in_20_Normal" style:data-style-name="N8003">
      <style:table-cell-properties fo:border-bottom="0.141cm solid #262626" style:cell-protect="none" style:print-content="true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37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262626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39" style:family="table-cell" style:parent-style-name="Excel_20_Built-in_20_Normal">
      <style:table-cell-properties fo:border-bottom="0.141cm solid #222a35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0" style:family="table-cell" style:parent-style-name="Excel_20_Built-in_20_Normal" style:data-style-name="N8003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2" style:family="table-cell" style:parent-style-name="Excel_20_Built-in_20_Normal">
      <style:table-cell-properties fo:border-bottom="0.141cm solid #262626" style:cell-protect="none" style:print-content="true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3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222a35" style:rotation-angle="0" style:rotation-align="none" style:shrink-to-fit="false" fo:border-top="0.035cm solid #262626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035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5" style:family="table-cell" style:parent-style-name="Excel_20_Built-in_20_Normal">
      <style:table-cell-properties fo:border-bottom="0.141cm solid #222a35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035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6" style:family="table-cell" style:parent-style-name="Excel_20_Built-in_20_Normal" style:data-style-name="N8003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bfbfbf" style:direction="ltr" fo:border-right="0.035cm solid #222a35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7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bfbfbf" style:direction="ltr" fo:border-right="0.035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8" style:family="table-cell" style:parent-style-name="Excel_20_Built-in_20_Normal">
      <style:table-cell-properties fo:border-bottom="0.141cm solid #262626" style:cell-protect="none" style:print-content="true" style:diagonal-bl-tr="none" style:diagonal-tl-br="none" style:text-align-source="fix" style:repeat-content="false" fo:wrap-option="no-wrap" fo:border-left="0.035cm solid #bfbfbf" style:direction="ltr" fo:border-right="0.035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49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222a35" style:direction="ltr" fo:border-right="none" style:rotation-angle="0" style:rotation-align="none" style:shrink-to-fit="false" fo:border-top="0.035cm solid #262626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1" style:family="table-cell" style:parent-style-name="Excel_20_Built-in_20_Normal">
      <style:table-cell-properties fo:border-bottom="0.141cm solid #222a35" style:cell-protect="protected formula-hidden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2" style:family="table-cell" style:parent-style-name="Excel_20_Built-in_20_Normal" style:data-style-name="N8003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3" style:family="table-cell" style:parent-style-name="Excel_20_Built-in_20_Normal" style:data-style-name="N8003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4" style:family="table-cell" style:parent-style-name="Excel_20_Built-in_20_Normal" style:data-style-name="N8003">
      <style:table-cell-properties fo:border-bottom="0.141cm solid #262626" style:cell-protect="none" style:print-content="true" style:diagonal-bl-tr="none" style:diagonal-tl-br="none" style:text-align-source="fix" style:repeat-content="false" fo:wrap-option="no-wrap" fo:border-left="0.035cm solid #222a35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5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141cm solid #222a35" style:rotation-angle="0" style:rotation-align="none" style:shrink-to-fit="false" fo:border-top="0.035cm solid #262626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7" style:family="table-cell" style:parent-style-name="Excel_20_Built-in_20_Normal">
      <style:table-cell-properties fo:border-bottom="0.141cm solid #222a35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8" style:family="table-cell" style:parent-style-name="Excel_20_Built-in_20_Normal" style:data-style-name="N8003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59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60" style:family="table-cell" style:parent-style-name="Excel_20_Built-in_20_Normal">
      <style:table-cell-properties fo:border-bottom="0.141cm solid #262626" style:cell-protect="none" style:print-content="true" style:diagonal-bl-tr="none" style:diagonal-tl-br="none" style:text-align-source="fix" style:repeat-content="false" fo:wrap-option="no-wrap" fo:border-left="0.035cm solid #bfbfbf" style:direction="ltr" fo:border-right="0.141cm solid #222a35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$3]=&quot;Sa&quot;)" style:apply-style-name="ConditionalStyle_5f_18" style:base-cell-address="Tracker.A1"/>
      <style:map style:condition="is-true-formula([.A$3]=&quot;Su&quot;)" style:apply-style-name="ConditionalStyle_5f_17" style:base-cell-address="Tracker.A1"/>
    </style:style>
    <style:style style:name="ce61" style:family="table-cell" style:parent-style-name="Excel_20_Built-in_20_Normal">
      <style:table-cell-properties fo:background-color="#222a35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Daytona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style:cell-protect="none" style:print-content="tru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value-type" style:repeat-content="false" fo:wrap-option="no-wrap" fo:border-left="0.035cm solid #404040" style:direction="ltr" fo:border-right="0.035cm solid #bfbfbf" style:rotation-angle="0" style:rotation-align="none" style:shrink-to-fit="false" fo:border-top="0.035cm solid #404040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141cm solid #404040" fo:background-color="#f2f2f2" style:cell-protect="protected formula-hidden" style:print-content="true" style:diagonal-bl-tr="none" style:diagonal-tl-br="none" style:text-align-source="fix" style:repeat-content="false" fo:wrap-option="no-wrap" fo:border-left="0.035cm solid #404040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404040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035cm solid #404040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0.141cm solid #404040" style:cell-protect="none" style:print-content="true" style:diagonal-bl-tr="none" style:diagonal-tl-br="none" style:text-align-source="fix" style:repeat-content="false" fo:wrap-option="no-wrap" fo:border-left="0.035cm solid #404040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404040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0.141cm solid #404040" fo:background-color="#f2f2f2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0.141cm solid #404040" style:cell-protect="none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>
      <style:table-cell-properties style:cell-protect="protected formula-hidden" style:print-content="true" style:diagonal-bl-tr="none" style:diagonal-tl-br="none" style:text-align-source="value-type" style:repeat-content="false" fo:wrap-option="no-wrap" fo:border="0.035cm solid #bfbfb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0.141cm solid #404040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404040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0.141cm solid #40404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141cm solid #40404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value-type" style:repeat-content="false" fo:wrap-option="no-wrap" fo:border-left="0.141cm solid #404040" style:direction="ltr" fo:border-right="0.035cm solid #bfbfbf" style:rotation-angle="0" style:rotation-align="none" style:shrink-to-fit="false" fo:border-top="0.035cm solid #404040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141cm solid #404040" fo:background-color="#f2f2f2" style:cell-protect="protected formula-hidden" style:print-content="true" style:diagonal-bl-tr="none" style:diagonal-tl-br="none" style:text-align-source="value-type" style:repeat-content="false" fo:wrap-option="no-wrap" fo:border-left="0.141cm solid #404040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 style:data-style-name="N107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141cm solid #404040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 style:data-style-name="N107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141cm solid #404040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 style:data-style-name="N106">
      <style:table-cell-properties fo:border-bottom="0.035cm solid #bfbfbf" style:cell-protect="none" style:print-content="true" style:diagonal-bl-tr="none" style:diagonal-tl-br="none" style:text-align-source="fix" style:repeat-content="false" fo:wrap-option="no-wrap" fo:border-left="0.141cm solid #404040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bfbfbf" style:cell-protect="none" style:print-content="true" style:diagonal-bl-tr="none" style:diagonal-tl-br="none" style:text-align-source="value-type" style:repeat-content="false" fo:wrap-option="no-wrap" fo:border-left="0.141cm solid #404040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141cm solid #404040" style:cell-protect="none" style:print-content="true" style:diagonal-bl-tr="none" style:diagonal-tl-br="none" style:text-align-source="value-type" style:repeat-content="false" fo:wrap-option="no-wrap" fo:border-left="0.141cm solid #404040" style:direction="ltr" fo:border-right="0.035cm solid #bfbfbf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141cm solid #404040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Percent">
      <style:table-cell-properties fo:background-color="#222a35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Wingdings 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35cm solid #bfbfbf" fo:background-color="#f2f2f2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141cm solid #404040" style:rotation-angle="0" style:rotation-align="none" style:shrink-to-fit="false" fo:border-top="0.035cm solid #404040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0.141cm solid #404040" fo:background-color="#f2f2f2" style:cell-protect="protected formula-hidden" style:print-content="true" style:diagonal-bl-tr="none" style:diagonal-tl-br="none" style:text-align-source="value-type" style:repeat-content="false" fo:wrap-option="no-wrap" fo:border-left="0.035cm solid #bfbfbf" style:direction="ltr" fo:border-right="0.141cm solid #404040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40404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35cm solid #bfbfbf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404040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0.141cm solid #404040" style:cell-protect="protected formula-hidden" style:print-content="true" style:diagonal-bl-tr="none" style:diagonal-tl-br="none" style:text-align-source="fix" style:repeat-content="false" fo:wrap-option="no-wrap" fo:border-left="0.035cm solid #bfbfbf" style:direction="ltr" fo:border-right="0.141cm solid #404040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Percent">
      <style:table-cell-properties fo:background-color="#222a35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Normal">
      <style:text-properties fo:color="#000000" style:text-outline="false" style:text-line-through-style="none" style:font-name="Daytona Condens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Normal">
      <style:text-properties fo:color="#000000" style:text-outline="false" style:text-line-through-style="none" style:font-name="Daytona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super 58%" style:font-name="Daytona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Track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7" table:number-columns-repeated="7" table:default-cell-style-name="ce2"/>
        <table:table-column table:style-name="co8" table:visibility="collapse" table:number-columns-repeated="31" table:default-cell-style-name="ce2"/>
        <table:table-column table:style-name="co8" table:number-columns-repeated="214" table:default-cell-style-name="ce2"/>
        <table:table-column table:style-name="co9" table:number-columns-repeated="765" table:default-cell-style-name="ce2"/>
        <table:table-row table:style-name="ro1">
          <table:table-cell table:style-name="ce1" office:value-type="string">
            <text:p>Reources Timesheet</text:p>
          </table:table-cell>
          <table:table-cell table:style-name="ce3" table:number-columns-repeated="5"/>
          <table:table-cell table:style-name="ce18"/>
          <table:table-cell table:style-name="ce3"/>
          <table:table-cell table:style-name="ce23"/>
          <table:table-cell table:style-name="ce3" table:number-columns-repeated="5"/>
          <table:table-cell table:style-name="ce30" table:number-columns-repeated="245"/>
          <table:table-cell table:number-columns-repeated="765"/>
        </table:table-row>
        <table:table-row table:style-name="ro2">
          <table:table-cell/>
          <table:table-cell table:style-name="ce4" office:value-type="string">
            <text:p>Resource Detail(s)</text:p>
          </table:table-cell>
          <table:table-cell table:style-name="ce11"/>
          <table:table-cell table:style-name="ce17" table:number-columns-repeated="10"/>
          <table:table-cell table:style-name="ce24"/>
          <table:table-cell table:style-name="ce31" office:value-type="string">
            <text:p>May 2023</text:p>
          </table:table-cell>
          <table:table-cell table:style-name="ce37" table:number-columns-repeated="29"/>
          <table:table-cell table:style-name="ce43"/>
          <table:table-cell table:style-name="ce49" office:value-type="string">
            <text:p>June 2023</text:p>
          </table:table-cell>
          <table:table-cell table:style-name="ce37" table:number-columns-repeated="28"/>
          <table:table-cell table:style-name="ce43"/>
          <table:table-cell table:style-name="ce49" office:value-type="string">
            <text:p>July 2023</text:p>
          </table:table-cell>
          <table:table-cell table:style-name="ce37" table:number-columns-repeated="29"/>
          <table:table-cell table:style-name="ce43"/>
          <table:table-cell table:style-name="ce49" office:value-type="string">
            <text:p>August 2023</text:p>
          </table:table-cell>
          <table:table-cell table:style-name="ce37" table:number-columns-repeated="29"/>
          <table:table-cell table:style-name="ce43"/>
          <table:table-cell table:style-name="ce49" office:value-type="string">
            <text:p>September 2023</text:p>
          </table:table-cell>
          <table:table-cell table:style-name="ce37" table:number-columns-repeated="28"/>
          <table:table-cell table:style-name="ce55"/>
          <table:table-cell table:style-name="ce49" office:value-type="string">
            <text:p>October 2023</text:p>
          </table:table-cell>
          <table:table-cell table:style-name="ce37" table:number-columns-repeated="29"/>
          <table:table-cell table:style-name="ce55"/>
          <table:table-cell table:style-name="ce49" office:value-type="string">
            <text:p>November 2023</text:p>
          </table:table-cell>
          <table:table-cell table:style-name="ce37" table:number-columns-repeated="28"/>
          <table:table-cell table:style-name="ce55"/>
          <table:table-cell table:style-name="ce49" office:value-type="string">
            <text:p>December 2023</text:p>
          </table:table-cell>
          <table:table-cell table:style-name="ce37" table:number-columns-repeated="29"/>
          <table:table-cell table:style-name="ce55"/>
          <table:table-cell table:number-columns-repeated="765"/>
        </table:table-row>
        <table:table-row table:style-name="ro3">
          <table:table-cell/>
          <table:table-cell table:style-name="ce5"/>
          <table:table-cell table:style-name="ce12" table:number-columns-repeated="11"/>
          <table:table-cell table:style-name="ce25"/>
          <table:table-cell table:style-name="ce32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44" office:value-type="string">
            <text:p>We</text:p>
          </table:table-cell>
          <table:table-cell table:style-name="ce50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44" office:value-type="string">
            <text:p>Fr</text:p>
          </table:table-cell>
          <table:table-cell table:style-name="ce50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44" office:value-type="string">
            <text:p>We</text:p>
          </table:table-cell>
          <table:table-cell table:style-name="ce50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44" office:value-type="string">
            <text:p>We</text:p>
          </table:table-cell>
          <table:table-cell table:style-name="ce50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56" office:value-type="string">
            <text:p>Tu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56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Fr</text:p>
          </table:table-cell>
          <table:table-cell table:style-name="ce56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38" office:value-type="string">
            <text:p>Tu</text:p>
          </table:table-cell>
          <table:table-cell table:style-name="ce38" office:value-type="string">
            <text:p>We</text:p>
          </table:table-cell>
          <table:table-cell table:style-name="ce38" office:value-type="string">
            <text:p>Th</text:p>
          </table:table-cell>
          <table:table-cell table:style-name="ce38" office:value-type="string">
            <text:p>Fr</text:p>
          </table:table-cell>
          <table:table-cell table:style-name="ce38" office:value-type="string">
            <text:p>Sa</text:p>
          </table:table-cell>
          <table:table-cell table:style-name="ce38" office:value-type="string">
            <text:p>Su</text:p>
          </table:table-cell>
          <table:table-cell table:style-name="ce38" office:value-type="string">
            <text:p>Mo</text:p>
          </table:table-cell>
          <table:table-cell table:style-name="ce56" office:value-type="string">
            <text:p>Tu</text:p>
          </table:table-cell>
          <table:table-cell table:number-columns-repeated="765"/>
        </table:table-row>
        <table:table-row table:style-name="ro3">
          <table:table-cell/>
          <table:table-cell table:style-name="ce6" office:value-type="string">
            <text:p>Sr. No.</text:p>
          </table:table-cell>
          <table:table-cell table:style-name="ce13" office:value-type="string">
            <text:p>Resource Name</text:p>
          </table:table-cell>
          <table:table-cell table:style-name="ce13" office:value-type="string">
            <text:p>Team/Department</text:p>
          </table:table-cell>
          <table:table-cell table:style-name="ce13" office:value-type="string">
            <text:p>Work Description</text:p>
          </table:table-cell>
          <table:table-cell table:style-name="ce13" office:value-type="string">
            <text:p>Project Name</text:p>
          </table:table-cell>
          <table:table-cell table:style-name="ce19" office:value-type="string">
            <text:p>May 23</text:p>
          </table:table-cell>
          <table:table-cell table:style-name="ce19" office:value-type="string">
            <text:p>Jun 23</text:p>
          </table:table-cell>
          <table:table-cell table:style-name="ce19" office:value-type="string">
            <text:p>Jul 23</text:p>
          </table:table-cell>
          <table:table-cell table:style-name="ce19" office:value-type="string">
            <text:p>Aug 23</text:p>
          </table:table-cell>
          <table:table-cell table:style-name="ce19" office:value-type="string">
            <text:p>Sep 23</text:p>
          </table:table-cell>
          <table:table-cell table:style-name="ce19" office:value-type="string">
            <text:p>Oct 23</text:p>
          </table:table-cell>
          <table:table-cell table:style-name="ce19" office:value-type="string">
            <text:p>Nov 23</text:p>
          </table:table-cell>
          <table:table-cell table:style-name="ce26" office:value-type="string">
            <text:p>Dec 23</text:p>
          </table:table-cell>
          <table:table-cell table:style-name="ce33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45" office:value-type="float" office:value="31">
            <text:p>31</text:p>
          </table:table-cell>
          <table:table-cell table:style-name="ce51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45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45" office:value-type="float" office:value="31">
            <text:p>31</text:p>
          </table:table-cell>
          <table:table-cell table:style-name="ce51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45" office:value-type="float" office:value="31">
            <text:p>31</text:p>
          </table:table-cell>
          <table:table-cell table:style-name="ce51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5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57" office:value-type="float" office:value="31">
            <text:p>31</text:p>
          </table:table-cell>
          <table:table-cell table:style-name="ce51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5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57" office:value-type="float" office:value="31">
            <text:p>31</text:p>
          </table:table-cell>
          <table:table-cell table:number-columns-repeated="765"/>
        </table:table-row>
        <table:table-row table:style-name="ro3">
          <table:table-cell/>
          <table:table-cell table:style-name="ce7"/>
          <table:table-cell table:style-name="ce14" office:value-type="string">
            <text:p>Developer 1</text:p>
          </table:table-cell>
          <table:table-cell table:style-name="ce14" office:value-type="string">
            <text:p>Development</text:p>
          </table:table-cell>
          <table:table-cell table:style-name="ce14" office:value-type="string">
            <text:p>HDFC - TCS</text:p>
          </table:table-cell>
          <table:table-cell table:style-name="ce14" office:value-type="string">
            <text:p>HDFC - LM - RDA</text:p>
          </table:table-cell>
          <table:table-cell table:style-name="ce20" table:formula="of:=IF(SUM([.O5:.AS5])=0;&quot; &quot;;TEXT(SUM([.O5:.AS5])/(24*60);&quot;[h]:mm&quot;))" office:value-type="string" office:string-value=" ">
            <text:p><text:s/></text:p>
          </table:table-cell>
          <table:table-cell table:style-name="ce20" table:formula="of:=IF(SUM([.AT5:.BW5])=0;&quot; &quot;;(TEXT(SUM([.AT5:.BW5])/(24*60);&quot;[h]:mm&quot;)))" office:value-type="string" office:string-value="0:40">
            <text:p>0:40</text:p>
          </table:table-cell>
          <table:table-cell table:style-name="ce20" table:formula="of:=IF(SUM([.BX5:.DB5])=0;&quot; &quot;;(TEXT(SUM([.BX5:.DB5])/(24*60);&quot;[h]:mm&quot;)))" office:value-type="string" office:string-value=" ">
            <text:p><text:s/></text:p>
          </table:table-cell>
          <table:table-cell table:style-name="ce20" table:formula="of:=IF(SUM([.DC5:.EG5])=0;&quot; &quot;;(TEXT(SUM([.DC5:.EG5])/(24*60);&quot;[h]:mm&quot;)))" office:value-type="string" office:string-value=" ">
            <text:p><text:s/></text:p>
          </table:table-cell>
          <table:table-cell table:style-name="ce20" table:formula="of:=IF(SUM([.EH5:.FK5])=0;&quot; &quot;;(TEXT(SUM([.EH5:.FK5])/(24*60);&quot;[h]:mm&quot;)))" office:value-type="string" office:string-value=" ">
            <text:p><text:s/></text:p>
          </table:table-cell>
          <table:table-cell table:style-name="ce20" table:formula="of:=IF(SUM([.FL5:.GP5])=0;&quot; &quot;;(TEXT(SUM([.FL5:.GP5])/(24*60);&quot;[h]:mm&quot;)))" office:value-type="string" office:string-value=" ">
            <text:p><text:s/></text:p>
          </table:table-cell>
          <table:table-cell table:style-name="ce20" table:formula="of:=IF(SUM([.GQ5:.HT5])=0;&quot; &quot;;(TEXT(SUM([.GQ5:.HT5])/(24*60);&quot;[h]:mm&quot;)))" office:value-type="string" office:string-value=" ">
            <text:p><text:s/></text:p>
          </table:table-cell>
          <table:table-cell table:style-name="ce27" table:formula="of:=IF(SUM([.HU5:.IY5])=0;&quot; &quot;;(TEXT(SUM([.HU5:.IY5])/(24*60);&quot;[h]:mm&quot;)))" office:value-type="string" office:string-value=" ">
            <text:p><text:s/></text:p>
          </table:table-cell>
          <table:table-cell table:style-name="ce34"/>
          <table:table-cell table:style-name="ce40" table:number-columns-repeated="29"/>
          <table:table-cell table:style-name="ce46"/>
          <table:table-cell table:style-name="ce52" office:value-type="float" office:value="40">
            <text:p>40</text:p>
          </table:table-cell>
          <table:table-cell table:style-name="ce40" table:number-columns-repeated="28"/>
          <table:table-cell table:style-name="ce46"/>
          <table:table-cell table:style-name="ce52"/>
          <table:table-cell table:style-name="ce40" table:number-columns-repeated="29"/>
          <table:table-cell table:style-name="ce46"/>
          <table:table-cell table:style-name="ce52"/>
          <table:table-cell table:style-name="ce40" table:number-columns-repeated="29"/>
          <table:table-cell table:style-name="ce46"/>
          <table:table-cell table:style-name="ce52"/>
          <table:table-cell table:style-name="ce40" table:number-columns-repeated="28"/>
          <table:table-cell table:style-name="ce58"/>
          <table:table-cell table:style-name="ce52"/>
          <table:table-cell table:style-name="ce40" table:number-columns-repeated="29"/>
          <table:table-cell table:style-name="ce58"/>
          <table:table-cell table:style-name="ce52"/>
          <table:table-cell table:style-name="ce40" table:number-columns-repeated="28"/>
          <table:table-cell table:style-name="ce58"/>
          <table:table-cell table:style-name="ce52"/>
          <table:table-cell table:style-name="ce40" table:number-columns-repeated="29"/>
          <table:table-cell table:style-name="ce58"/>
          <table:table-cell table:number-columns-repeated="765"/>
        </table:table-row>
        <table:table-row table:style-name="ro3">
          <table:table-cell/>
          <table:table-cell table:style-name="ce8"/>
          <table:table-cell table:style-name="ce15" office:value-type="string">
            <text:p>Developer 1</text:p>
          </table:table-cell>
          <table:table-cell table:style-name="ce15" office:value-type="string">
            <text:p>Development</text:p>
          </table:table-cell>
          <table:table-cell table:style-name="ce15" office:value-type="string">
            <text:p>HDFC Split Row</text:p>
          </table:table-cell>
          <table:table-cell table:style-name="ce15" office:value-type="string">
            <text:p>HDFC - LM - RDA</text:p>
          </table:table-cell>
          <table:table-cell table:style-name="ce21" table:formula="of:=IF(SUM([.O6:.AS6])=0;&quot; &quot;;(TEXT(SUM([.O6:.AS6])/(24*60);&quot;[h]:mm&quot;)))" office:value-type="string" office:string-value=" ">
            <text:p><text:s/></text:p>
          </table:table-cell>
          <table:table-cell table:style-name="ce21" table:formula="of:=IF(SUM([.AT6:.BW6])=0;&quot; &quot;;(TEXT(SUM([.AT6:.BW6])/(24*60);&quot;[h]:mm&quot;)))" office:value-type="string" office:string-value="0:30">
            <text:p>0:30</text:p>
          </table:table-cell>
          <table:table-cell table:style-name="ce21" table:formula="of:=IF(SUM([.BX6:.DB6])=0;&quot; &quot;;(TEXT(SUM([.BX6:.DB6])/(24*60);&quot;[h]:mm&quot;)))" office:value-type="string" office:string-value=" ">
            <text:p><text:s/></text:p>
          </table:table-cell>
          <table:table-cell table:style-name="ce21" table:formula="of:=IF(SUM([.DC6:.EG6])=0;&quot; &quot;;(TEXT(SUM([.DC6:.EG6])/(24*60);&quot;[h]:mm&quot;)))" office:value-type="string" office:string-value=" ">
            <text:p><text:s/></text:p>
          </table:table-cell>
          <table:table-cell table:style-name="ce21" table:formula="of:=IF(SUM([.EH6:.FK6])=0;&quot; &quot;;(TEXT(SUM([.EH6:.FK6])/(24*60);&quot;[h]:mm&quot;)))" office:value-type="string" office:string-value=" ">
            <text:p><text:s/></text:p>
          </table:table-cell>
          <table:table-cell table:style-name="ce21" table:formula="of:=IF(SUM([.FL6:.GP6])=0;&quot; &quot;;(TEXT(SUM([.FL6:.GP6])/(24*60);&quot;[h]:mm&quot;)))" office:value-type="string" office:string-value=" ">
            <text:p><text:s/></text:p>
          </table:table-cell>
          <table:table-cell table:style-name="ce21" table:formula="of:=IF(SUM([.GQ6:.HT6])=0;&quot; &quot;;(TEXT(SUM([.GQ6:.HT6])/(24*60);&quot;[h]:mm&quot;)))" office:value-type="string" office:string-value=" ">
            <text:p><text:s/></text:p>
          </table:table-cell>
          <table:table-cell table:style-name="ce28" table:formula="of:=IF(SUM([.HU6:.IY6])=0;&quot; &quot;;(TEXT(SUM([.HU6:.IY6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office:value-type="float" office:value="30">
            <text:p>30</text:p>
          </table:table-cell>
          <table:table-cell table:style-name="ce41" table:number-columns-repeated="27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7:.AS7])=0;&quot; &quot;;(TEXT(SUM([.O7:.AS7])/(24*60);&quot;[h]:mm&quot;)))" office:value-type="string" office:string-value=" ">
            <text:p><text:s/></text:p>
          </table:table-cell>
          <table:table-cell table:style-name="ce21" table:formula="of:=IF(SUM([.AT7:.BW7])=0;&quot; &quot;;(TEXT(SUM([.AT7:.BW7])/(24*60);&quot;[h]:mm&quot;)))" office:value-type="string" office:string-value=" ">
            <text:p><text:s/></text:p>
          </table:table-cell>
          <table:table-cell table:style-name="ce21" table:formula="of:=IF(SUM([.BX7:.DB7])=0;&quot; &quot;;(TEXT(SUM([.BX7:.DB7])/(24*60);&quot;[h]:mm&quot;)))" office:value-type="string" office:string-value=" ">
            <text:p><text:s/></text:p>
          </table:table-cell>
          <table:table-cell table:style-name="ce21" table:formula="of:=IF(SUM([.DC7:.EG7])=0;&quot; &quot;;(TEXT(SUM([.DC7:.EG7])/(24*60);&quot;[h]:mm&quot;)))" office:value-type="string" office:string-value=" ">
            <text:p><text:s/></text:p>
          </table:table-cell>
          <table:table-cell table:style-name="ce21" table:formula="of:=IF(SUM([.EH7:.FK7])=0;&quot; &quot;;(TEXT(SUM([.EH7:.FK7])/(24*60);&quot;[h]:mm&quot;)))" office:value-type="string" office:string-value=" ">
            <text:p><text:s/></text:p>
          </table:table-cell>
          <table:table-cell table:style-name="ce21" table:formula="of:=IF(SUM([.FL7:.GP7])=0;&quot; &quot;;(TEXT(SUM([.FL7:.GP7])/(24*60);&quot;[h]:mm&quot;)))" office:value-type="string" office:string-value=" ">
            <text:p><text:s/></text:p>
          </table:table-cell>
          <table:table-cell table:style-name="ce21" table:formula="of:=IF(SUM([.GQ7:.HT7])=0;&quot; &quot;;(TEXT(SUM([.GQ7:.HT7])/(24*60);&quot;[h]:mm&quot;)))" office:value-type="string" office:string-value=" ">
            <text:p><text:s/></text:p>
          </table:table-cell>
          <table:table-cell table:style-name="ce28" table:formula="of:=IF(SUM([.HU7:.IY7])=0;&quot; &quot;;(TEXT(SUM([.HU7:.IY7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8:.AS8])=0;&quot; &quot;;(TEXT(SUM([.O8:.AS8])/(24*60);&quot;[h]:mm&quot;)))" office:value-type="string" office:string-value=" ">
            <text:p><text:s/></text:p>
          </table:table-cell>
          <table:table-cell table:style-name="ce21" table:formula="of:=IF(SUM([.AT8:.BW8])=0;&quot; &quot;;(TEXT(SUM([.AT8:.BW8])/(24*60);&quot;[h]:mm&quot;)))" office:value-type="string" office:string-value=" ">
            <text:p><text:s/></text:p>
          </table:table-cell>
          <table:table-cell table:style-name="ce21" table:formula="of:=IF(SUM([.BX8:.DB8])=0;&quot; &quot;;(TEXT(SUM([.BX8:.DB8])/(24*60);&quot;[h]:mm&quot;)))" office:value-type="string" office:string-value=" ">
            <text:p><text:s/></text:p>
          </table:table-cell>
          <table:table-cell table:style-name="ce21" table:formula="of:=IF(SUM([.DC8:.EG8])=0;&quot; &quot;;(TEXT(SUM([.DC8:.EG8])/(24*60);&quot;[h]:mm&quot;)))" office:value-type="string" office:string-value=" ">
            <text:p><text:s/></text:p>
          </table:table-cell>
          <table:table-cell table:style-name="ce21" table:formula="of:=IF(SUM([.EH8:.FK8])=0;&quot; &quot;;(TEXT(SUM([.EH8:.FK8])/(24*60);&quot;[h]:mm&quot;)))" office:value-type="string" office:string-value=" ">
            <text:p><text:s/></text:p>
          </table:table-cell>
          <table:table-cell table:style-name="ce21" table:formula="of:=IF(SUM([.FL8:.GP8])=0;&quot; &quot;;(TEXT(SUM([.FL8:.GP8])/(24*60);&quot;[h]:mm&quot;)))" office:value-type="string" office:string-value=" ">
            <text:p><text:s/></text:p>
          </table:table-cell>
          <table:table-cell table:style-name="ce21" table:formula="of:=IF(SUM([.GQ8:.HT8])=0;&quot; &quot;;(TEXT(SUM([.GQ8:.HT8])/(24*60);&quot;[h]:mm&quot;)))" office:value-type="string" office:string-value=" ">
            <text:p><text:s/></text:p>
          </table:table-cell>
          <table:table-cell table:style-name="ce28" table:formula="of:=IF(SUM([.HU8:.IY8])=0;&quot; &quot;;(TEXT(SUM([.HU8:.IY8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9:.AS9])=0;&quot; &quot;;(TEXT(SUM([.O9:.AS9])/(24*60);&quot;[h]:mm&quot;)))" office:value-type="string" office:string-value=" ">
            <text:p><text:s/></text:p>
          </table:table-cell>
          <table:table-cell table:style-name="ce21" table:formula="of:=IF(SUM([.AT9:.BW9])=0;&quot; &quot;;(TEXT(SUM([.AT9:.BW9])/(24*60);&quot;[h]:mm&quot;)))" office:value-type="string" office:string-value=" ">
            <text:p><text:s/></text:p>
          </table:table-cell>
          <table:table-cell table:style-name="ce21" table:formula="of:=IF(SUM([.BX9:.DB9])=0;&quot; &quot;;(TEXT(SUM([.BX9:.DB9])/(24*60);&quot;[h]:mm&quot;)))" office:value-type="string" office:string-value=" ">
            <text:p><text:s/></text:p>
          </table:table-cell>
          <table:table-cell table:style-name="ce21" table:formula="of:=IF(SUM([.DC9:.EG9])=0;&quot; &quot;;(TEXT(SUM([.DC9:.EG9])/(24*60);&quot;[h]:mm&quot;)))" office:value-type="string" office:string-value=" ">
            <text:p><text:s/></text:p>
          </table:table-cell>
          <table:table-cell table:style-name="ce21" table:formula="of:=IF(SUM([.EH9:.FK9])=0;&quot; &quot;;(TEXT(SUM([.EH9:.FK9])/(24*60);&quot;[h]:mm&quot;)))" office:value-type="string" office:string-value=" ">
            <text:p><text:s/></text:p>
          </table:table-cell>
          <table:table-cell table:style-name="ce21" table:formula="of:=IF(SUM([.FL9:.GP9])=0;&quot; &quot;;(TEXT(SUM([.FL9:.GP9])/(24*60);&quot;[h]:mm&quot;)))" office:value-type="string" office:string-value=" ">
            <text:p><text:s/></text:p>
          </table:table-cell>
          <table:table-cell table:style-name="ce21" table:formula="of:=IF(SUM([.GQ9:.HT9])=0;&quot; &quot;;(TEXT(SUM([.GQ9:.HT9])/(24*60);&quot;[h]:mm&quot;)))" office:value-type="string" office:string-value=" ">
            <text:p><text:s/></text:p>
          </table:table-cell>
          <table:table-cell table:style-name="ce28" table:formula="of:=IF(SUM([.HU9:.IY9])=0;&quot; &quot;;(TEXT(SUM([.HU9:.IY9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0:.AS10])=0;&quot; &quot;;(TEXT(SUM([.O10:.AS10])/(24*60);&quot;[h]:mm&quot;)))" office:value-type="string" office:string-value=" ">
            <text:p><text:s/></text:p>
          </table:table-cell>
          <table:table-cell table:style-name="ce21" table:formula="of:=IF(SUM([.AT10:.BW10])=0;&quot; &quot;;(TEXT(SUM([.AT10:.BW10])/(24*60);&quot;[h]:mm&quot;)))" office:value-type="string" office:string-value=" ">
            <text:p><text:s/></text:p>
          </table:table-cell>
          <table:table-cell table:style-name="ce21" table:formula="of:=IF(SUM([.BX10:.DB10])=0;&quot; &quot;;(TEXT(SUM([.BX10:.DB10])/(24*60);&quot;[h]:mm&quot;)))" office:value-type="string" office:string-value=" ">
            <text:p><text:s/></text:p>
          </table:table-cell>
          <table:table-cell table:style-name="ce21" table:formula="of:=IF(SUM([.DC10:.EG10])=0;&quot; &quot;;(TEXT(SUM([.DC10:.EG10])/(24*60);&quot;[h]:mm&quot;)))" office:value-type="string" office:string-value=" ">
            <text:p><text:s/></text:p>
          </table:table-cell>
          <table:table-cell table:style-name="ce21" table:formula="of:=IF(SUM([.EH10:.FK10])=0;&quot; &quot;;(TEXT(SUM([.EH10:.FK10])/(24*60);&quot;[h]:mm&quot;)))" office:value-type="string" office:string-value=" ">
            <text:p><text:s/></text:p>
          </table:table-cell>
          <table:table-cell table:style-name="ce21" table:formula="of:=IF(SUM([.FL10:.GP10])=0;&quot; &quot;;(TEXT(SUM([.FL10:.GP10])/(24*60);&quot;[h]:mm&quot;)))" office:value-type="string" office:string-value=" ">
            <text:p><text:s/></text:p>
          </table:table-cell>
          <table:table-cell table:style-name="ce21" table:formula="of:=IF(SUM([.GQ10:.HT10])=0;&quot; &quot;;(TEXT(SUM([.GQ10:.HT10])/(24*60);&quot;[h]:mm&quot;)))" office:value-type="string" office:string-value=" ">
            <text:p><text:s/></text:p>
          </table:table-cell>
          <table:table-cell table:style-name="ce28" table:formula="of:=IF(SUM([.HU10:.IY10])=0;&quot; &quot;;(TEXT(SUM([.HU10:.IY10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1:.AS11])=0;&quot; &quot;;(TEXT(SUM([.O11:.AS11])/(24*60);&quot;[h]:mm&quot;)))" office:value-type="string" office:string-value=" ">
            <text:p><text:s/></text:p>
          </table:table-cell>
          <table:table-cell table:style-name="ce21" table:formula="of:=IF(SUM([.AT11:.BW11])=0;&quot; &quot;;(TEXT(SUM([.AT11:.BW11])/(24*60);&quot;[h]:mm&quot;)))" office:value-type="string" office:string-value=" ">
            <text:p><text:s/></text:p>
          </table:table-cell>
          <table:table-cell table:style-name="ce21" table:formula="of:=IF(SUM([.BX11:.DB11])=0;&quot; &quot;;(TEXT(SUM([.BX11:.DB11])/(24*60);&quot;[h]:mm&quot;)))" office:value-type="string" office:string-value=" ">
            <text:p><text:s/></text:p>
          </table:table-cell>
          <table:table-cell table:style-name="ce21" table:formula="of:=IF(SUM([.DC11:.EG11])=0;&quot; &quot;;(TEXT(SUM([.DC11:.EG11])/(24*60);&quot;[h]:mm&quot;)))" office:value-type="string" office:string-value=" ">
            <text:p><text:s/></text:p>
          </table:table-cell>
          <table:table-cell table:style-name="ce21" table:formula="of:=IF(SUM([.EH11:.FK11])=0;&quot; &quot;;(TEXT(SUM([.EH11:.FK11])/(24*60);&quot;[h]:mm&quot;)))" office:value-type="string" office:string-value=" ">
            <text:p><text:s/></text:p>
          </table:table-cell>
          <table:table-cell table:style-name="ce21" table:formula="of:=IF(SUM([.FL11:.GP11])=0;&quot; &quot;;(TEXT(SUM([.FL11:.GP11])/(24*60);&quot;[h]:mm&quot;)))" office:value-type="string" office:string-value=" ">
            <text:p><text:s/></text:p>
          </table:table-cell>
          <table:table-cell table:style-name="ce21" table:formula="of:=IF(SUM([.GQ11:.HT11])=0;&quot; &quot;;(TEXT(SUM([.GQ11:.HT11])/(24*60);&quot;[h]:mm&quot;)))" office:value-type="string" office:string-value=" ">
            <text:p><text:s/></text:p>
          </table:table-cell>
          <table:table-cell table:style-name="ce28" table:formula="of:=IF(SUM([.HU11:.IY11])=0;&quot; &quot;;(TEXT(SUM([.HU11:.IY11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2:.AS12])=0;&quot; &quot;;(TEXT(SUM([.O12:.AS12])/(24*60);&quot;[h]:mm&quot;)))" office:value-type="string" office:string-value=" ">
            <text:p><text:s/></text:p>
          </table:table-cell>
          <table:table-cell table:style-name="ce21" table:formula="of:=IF(SUM([.AT12:.BW12])=0;&quot; &quot;;(TEXT(SUM([.AT12:.BW12])/(24*60);&quot;[h]:mm&quot;)))" office:value-type="string" office:string-value=" ">
            <text:p><text:s/></text:p>
          </table:table-cell>
          <table:table-cell table:style-name="ce21" table:formula="of:=IF(SUM([.BX12:.DB12])=0;&quot; &quot;;(TEXT(SUM([.BX12:.DB12])/(24*60);&quot;[h]:mm&quot;)))" office:value-type="string" office:string-value=" ">
            <text:p><text:s/></text:p>
          </table:table-cell>
          <table:table-cell table:style-name="ce21" table:formula="of:=IF(SUM([.DC12:.EG12])=0;&quot; &quot;;(TEXT(SUM([.DC12:.EG12])/(24*60);&quot;[h]:mm&quot;)))" office:value-type="string" office:string-value=" ">
            <text:p><text:s/></text:p>
          </table:table-cell>
          <table:table-cell table:style-name="ce21" table:formula="of:=IF(SUM([.EH12:.FK12])=0;&quot; &quot;;(TEXT(SUM([.EH12:.FK12])/(24*60);&quot;[h]:mm&quot;)))" office:value-type="string" office:string-value=" ">
            <text:p><text:s/></text:p>
          </table:table-cell>
          <table:table-cell table:style-name="ce21" table:formula="of:=IF(SUM([.FL12:.GP12])=0;&quot; &quot;;(TEXT(SUM([.FL12:.GP12])/(24*60);&quot;[h]:mm&quot;)))" office:value-type="string" office:string-value=" ">
            <text:p><text:s/></text:p>
          </table:table-cell>
          <table:table-cell table:style-name="ce21" table:formula="of:=IF(SUM([.GQ12:.HT12])=0;&quot; &quot;;(TEXT(SUM([.GQ12:.HT12])/(24*60);&quot;[h]:mm&quot;)))" office:value-type="string" office:string-value=" ">
            <text:p><text:s/></text:p>
          </table:table-cell>
          <table:table-cell table:style-name="ce28" table:formula="of:=IF(SUM([.HU12:.IY12])=0;&quot; &quot;;(TEXT(SUM([.HU12:.IY12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3:.AS13])=0;&quot; &quot;;(TEXT(SUM([.O13:.AS13])/(24*60);&quot;[h]:mm&quot;)))" office:value-type="string" office:string-value=" ">
            <text:p><text:s/></text:p>
          </table:table-cell>
          <table:table-cell table:style-name="ce21" table:formula="of:=IF(SUM([.AT13:.BW13])=0;&quot; &quot;;(TEXT(SUM([.AT13:.BW13])/(24*60);&quot;[h]:mm&quot;)))" office:value-type="string" office:string-value=" ">
            <text:p><text:s/></text:p>
          </table:table-cell>
          <table:table-cell table:style-name="ce21" table:formula="of:=IF(SUM([.BX13:.DB13])=0;&quot; &quot;;(TEXT(SUM([.BX13:.DB13])/(24*60);&quot;[h]:mm&quot;)))" office:value-type="string" office:string-value=" ">
            <text:p><text:s/></text:p>
          </table:table-cell>
          <table:table-cell table:style-name="ce21" table:formula="of:=IF(SUM([.DC13:.EG13])=0;&quot; &quot;;(TEXT(SUM([.DC13:.EG13])/(24*60);&quot;[h]:mm&quot;)))" office:value-type="string" office:string-value=" ">
            <text:p><text:s/></text:p>
          </table:table-cell>
          <table:table-cell table:style-name="ce21" table:formula="of:=IF(SUM([.EH13:.FK13])=0;&quot; &quot;;(TEXT(SUM([.EH13:.FK13])/(24*60);&quot;[h]:mm&quot;)))" office:value-type="string" office:string-value=" ">
            <text:p><text:s/></text:p>
          </table:table-cell>
          <table:table-cell table:style-name="ce21" table:formula="of:=IF(SUM([.FL13:.GP13])=0;&quot; &quot;;(TEXT(SUM([.FL13:.GP13])/(24*60);&quot;[h]:mm&quot;)))" office:value-type="string" office:string-value=" ">
            <text:p><text:s/></text:p>
          </table:table-cell>
          <table:table-cell table:style-name="ce21" table:formula="of:=IF(SUM([.GQ13:.HT13])=0;&quot; &quot;;(TEXT(SUM([.GQ13:.HT13])/(24*60);&quot;[h]:mm&quot;)))" office:value-type="string" office:string-value=" ">
            <text:p><text:s/></text:p>
          </table:table-cell>
          <table:table-cell table:style-name="ce28" table:formula="of:=IF(SUM([.HU13:.IY13])=0;&quot; &quot;;(TEXT(SUM([.HU13:.IY13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4:.AS14])=0;&quot; &quot;;(TEXT(SUM([.O14:.AS14])/(24*60);&quot;[h]:mm&quot;)))" office:value-type="string" office:string-value=" ">
            <text:p><text:s/></text:p>
          </table:table-cell>
          <table:table-cell table:style-name="ce21" table:formula="of:=IF(SUM([.AT14:.BW14])=0;&quot; &quot;;(TEXT(SUM([.AT14:.BW14])/(24*60);&quot;[h]:mm&quot;)))" office:value-type="string" office:string-value=" ">
            <text:p><text:s/></text:p>
          </table:table-cell>
          <table:table-cell table:style-name="ce21" table:formula="of:=IF(SUM([.BX14:.DB14])=0;&quot; &quot;;(TEXT(SUM([.BX14:.DB14])/(24*60);&quot;[h]:mm&quot;)))" office:value-type="string" office:string-value=" ">
            <text:p><text:s/></text:p>
          </table:table-cell>
          <table:table-cell table:style-name="ce21" table:formula="of:=IF(SUM([.DC14:.EG14])=0;&quot; &quot;;(TEXT(SUM([.DC14:.EG14])/(24*60);&quot;[h]:mm&quot;)))" office:value-type="string" office:string-value=" ">
            <text:p><text:s/></text:p>
          </table:table-cell>
          <table:table-cell table:style-name="ce21" table:formula="of:=IF(SUM([.EH14:.FK14])=0;&quot; &quot;;(TEXT(SUM([.EH14:.FK14])/(24*60);&quot;[h]:mm&quot;)))" office:value-type="string" office:string-value=" ">
            <text:p><text:s/></text:p>
          </table:table-cell>
          <table:table-cell table:style-name="ce21" table:formula="of:=IF(SUM([.FL14:.GP14])=0;&quot; &quot;;(TEXT(SUM([.FL14:.GP14])/(24*60);&quot;[h]:mm&quot;)))" office:value-type="string" office:string-value=" ">
            <text:p><text:s/></text:p>
          </table:table-cell>
          <table:table-cell table:style-name="ce21" table:formula="of:=IF(SUM([.GQ14:.HT14])=0;&quot; &quot;;(TEXT(SUM([.GQ14:.HT14])/(24*60);&quot;[h]:mm&quot;)))" office:value-type="string" office:string-value=" ">
            <text:p><text:s/></text:p>
          </table:table-cell>
          <table:table-cell table:style-name="ce28" table:formula="of:=IF(SUM([.HU14:.IY14])=0;&quot; &quot;;(TEXT(SUM([.HU14:.IY14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5:.AS15])=0;&quot; &quot;;(TEXT(SUM([.O15:.AS15])/(24*60);&quot;[h]:mm&quot;)))" office:value-type="string" office:string-value=" ">
            <text:p><text:s/></text:p>
          </table:table-cell>
          <table:table-cell table:style-name="ce21" table:formula="of:=IF(SUM([.AT15:.BW15])=0;&quot; &quot;;(TEXT(SUM([.AT15:.BW15])/(24*60);&quot;[h]:mm&quot;)))" office:value-type="string" office:string-value=" ">
            <text:p><text:s/></text:p>
          </table:table-cell>
          <table:table-cell table:style-name="ce21" table:formula="of:=IF(SUM([.BX15:.DB15])=0;&quot; &quot;;(TEXT(SUM([.BX15:.DB15])/(24*60);&quot;[h]:mm&quot;)))" office:value-type="string" office:string-value=" ">
            <text:p><text:s/></text:p>
          </table:table-cell>
          <table:table-cell table:style-name="ce21" table:formula="of:=IF(SUM([.DC15:.EG15])=0;&quot; &quot;;(TEXT(SUM([.DC15:.EG15])/(24*60);&quot;[h]:mm&quot;)))" office:value-type="string" office:string-value=" ">
            <text:p><text:s/></text:p>
          </table:table-cell>
          <table:table-cell table:style-name="ce21" table:formula="of:=IF(SUM([.EH15:.FK15])=0;&quot; &quot;;(TEXT(SUM([.EH15:.FK15])/(24*60);&quot;[h]:mm&quot;)))" office:value-type="string" office:string-value=" ">
            <text:p><text:s/></text:p>
          </table:table-cell>
          <table:table-cell table:style-name="ce21" table:formula="of:=IF(SUM([.FL15:.GP15])=0;&quot; &quot;;(TEXT(SUM([.FL15:.GP15])/(24*60);&quot;[h]:mm&quot;)))" office:value-type="string" office:string-value=" ">
            <text:p><text:s/></text:p>
          </table:table-cell>
          <table:table-cell table:style-name="ce21" table:formula="of:=IF(SUM([.GQ15:.HT15])=0;&quot; &quot;;(TEXT(SUM([.GQ15:.HT15])/(24*60);&quot;[h]:mm&quot;)))" office:value-type="string" office:string-value=" ">
            <text:p><text:s/></text:p>
          </table:table-cell>
          <table:table-cell table:style-name="ce28" table:formula="of:=IF(SUM([.HU15:.IY15])=0;&quot; &quot;;(TEXT(SUM([.HU15:.IY15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6:.AS16])=0;&quot; &quot;;(TEXT(SUM([.O16:.AS16])/(24*60);&quot;[h]:mm&quot;)))" office:value-type="string" office:string-value=" ">
            <text:p><text:s/></text:p>
          </table:table-cell>
          <table:table-cell table:style-name="ce21" table:formula="of:=IF(SUM([.AT16:.BW16])=0;&quot; &quot;;(TEXT(SUM([.AT16:.BW16])/(24*60);&quot;[h]:mm&quot;)))" office:value-type="string" office:string-value=" ">
            <text:p><text:s/></text:p>
          </table:table-cell>
          <table:table-cell table:style-name="ce21" table:formula="of:=IF(SUM([.BX16:.DB16])=0;&quot; &quot;;(TEXT(SUM([.BX16:.DB16])/(24*60);&quot;[h]:mm&quot;)))" office:value-type="string" office:string-value=" ">
            <text:p><text:s/></text:p>
          </table:table-cell>
          <table:table-cell table:style-name="ce21" table:formula="of:=IF(SUM([.DC16:.EG16])=0;&quot; &quot;;(TEXT(SUM([.DC16:.EG16])/(24*60);&quot;[h]:mm&quot;)))" office:value-type="string" office:string-value=" ">
            <text:p><text:s/></text:p>
          </table:table-cell>
          <table:table-cell table:style-name="ce21" table:formula="of:=IF(SUM([.EH16:.FK16])=0;&quot; &quot;;(TEXT(SUM([.EH16:.FK16])/(24*60);&quot;[h]:mm&quot;)))" office:value-type="string" office:string-value=" ">
            <text:p><text:s/></text:p>
          </table:table-cell>
          <table:table-cell table:style-name="ce21" table:formula="of:=IF(SUM([.FL16:.GP16])=0;&quot; &quot;;(TEXT(SUM([.FL16:.GP16])/(24*60);&quot;[h]:mm&quot;)))" office:value-type="string" office:string-value=" ">
            <text:p><text:s/></text:p>
          </table:table-cell>
          <table:table-cell table:style-name="ce21" table:formula="of:=IF(SUM([.GQ16:.HT16])=0;&quot; &quot;;(TEXT(SUM([.GQ16:.HT16])/(24*60);&quot;[h]:mm&quot;)))" office:value-type="string" office:string-value=" ">
            <text:p><text:s/></text:p>
          </table:table-cell>
          <table:table-cell table:style-name="ce28" table:formula="of:=IF(SUM([.HU16:.IY16])=0;&quot; &quot;;(TEXT(SUM([.HU16:.IY16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7:.AS17])=0;&quot; &quot;;(TEXT(SUM([.O17:.AS17])/(24*60);&quot;[h]:mm&quot;)))" office:value-type="string" office:string-value=" ">
            <text:p><text:s/></text:p>
          </table:table-cell>
          <table:table-cell table:style-name="ce21" table:formula="of:=IF(SUM([.AT17:.BW17])=0;&quot; &quot;;(TEXT(SUM([.AT17:.BW17])/(24*60);&quot;[h]:mm&quot;)))" office:value-type="string" office:string-value=" ">
            <text:p><text:s/></text:p>
          </table:table-cell>
          <table:table-cell table:style-name="ce21" table:formula="of:=IF(SUM([.BX17:.DB17])=0;&quot; &quot;;(TEXT(SUM([.BX17:.DB17])/(24*60);&quot;[h]:mm&quot;)))" office:value-type="string" office:string-value=" ">
            <text:p><text:s/></text:p>
          </table:table-cell>
          <table:table-cell table:style-name="ce21" table:formula="of:=IF(SUM([.DC17:.EG17])=0;&quot; &quot;;(TEXT(SUM([.DC17:.EG17])/(24*60);&quot;[h]:mm&quot;)))" office:value-type="string" office:string-value=" ">
            <text:p><text:s/></text:p>
          </table:table-cell>
          <table:table-cell table:style-name="ce21" table:formula="of:=IF(SUM([.EH17:.FK17])=0;&quot; &quot;;(TEXT(SUM([.EH17:.FK17])/(24*60);&quot;[h]:mm&quot;)))" office:value-type="string" office:string-value=" ">
            <text:p><text:s/></text:p>
          </table:table-cell>
          <table:table-cell table:style-name="ce21" table:formula="of:=IF(SUM([.FL17:.GP17])=0;&quot; &quot;;(TEXT(SUM([.FL17:.GP17])/(24*60);&quot;[h]:mm&quot;)))" office:value-type="string" office:string-value=" ">
            <text:p><text:s/></text:p>
          </table:table-cell>
          <table:table-cell table:style-name="ce21" table:formula="of:=IF(SUM([.GQ17:.HT17])=0;&quot; &quot;;(TEXT(SUM([.GQ17:.HT17])/(24*60);&quot;[h]:mm&quot;)))" office:value-type="string" office:string-value=" ">
            <text:p><text:s/></text:p>
          </table:table-cell>
          <table:table-cell table:style-name="ce28" table:formula="of:=IF(SUM([.HU17:.IY17])=0;&quot; &quot;;(TEXT(SUM([.HU17:.IY17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8:.AS18])=0;&quot; &quot;;(TEXT(SUM([.O18:.AS18])/(24*60);&quot;[h]:mm&quot;)))" office:value-type="string" office:string-value=" ">
            <text:p><text:s/></text:p>
          </table:table-cell>
          <table:table-cell table:style-name="ce21" table:formula="of:=IF(SUM([.AT18:.BW18])=0;&quot; &quot;;(TEXT(SUM([.AT18:.BW18])/(24*60);&quot;[h]:mm&quot;)))" office:value-type="string" office:string-value=" ">
            <text:p><text:s/></text:p>
          </table:table-cell>
          <table:table-cell table:style-name="ce21" table:formula="of:=IF(SUM([.BX18:.DB18])=0;&quot; &quot;;(TEXT(SUM([.BX18:.DB18])/(24*60);&quot;[h]:mm&quot;)))" office:value-type="string" office:string-value=" ">
            <text:p><text:s/></text:p>
          </table:table-cell>
          <table:table-cell table:style-name="ce21" table:formula="of:=IF(SUM([.DC18:.EG18])=0;&quot; &quot;;(TEXT(SUM([.DC18:.EG18])/(24*60);&quot;[h]:mm&quot;)))" office:value-type="string" office:string-value=" ">
            <text:p><text:s/></text:p>
          </table:table-cell>
          <table:table-cell table:style-name="ce21" table:formula="of:=IF(SUM([.EH18:.FK18])=0;&quot; &quot;;(TEXT(SUM([.EH18:.FK18])/(24*60);&quot;[h]:mm&quot;)))" office:value-type="string" office:string-value=" ">
            <text:p><text:s/></text:p>
          </table:table-cell>
          <table:table-cell table:style-name="ce21" table:formula="of:=IF(SUM([.FL18:.GP18])=0;&quot; &quot;;(TEXT(SUM([.FL18:.GP18])/(24*60);&quot;[h]:mm&quot;)))" office:value-type="string" office:string-value=" ">
            <text:p><text:s/></text:p>
          </table:table-cell>
          <table:table-cell table:style-name="ce21" table:formula="of:=IF(SUM([.GQ18:.HT18])=0;&quot; &quot;;(TEXT(SUM([.GQ18:.HT18])/(24*60);&quot;[h]:mm&quot;)))" office:value-type="string" office:string-value=" ">
            <text:p><text:s/></text:p>
          </table:table-cell>
          <table:table-cell table:style-name="ce28" table:formula="of:=IF(SUM([.HU18:.IY18])=0;&quot; &quot;;(TEXT(SUM([.HU18:.IY18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19:.AS19])=0;&quot; &quot;;(TEXT(SUM([.O19:.AS19])/(24*60);&quot;[h]:mm&quot;)))" office:value-type="string" office:string-value=" ">
            <text:p><text:s/></text:p>
          </table:table-cell>
          <table:table-cell table:style-name="ce21" table:formula="of:=IF(SUM([.AT19:.BW19])=0;&quot; &quot;;(TEXT(SUM([.AT19:.BW19])/(24*60);&quot;[h]:mm&quot;)))" office:value-type="string" office:string-value=" ">
            <text:p><text:s/></text:p>
          </table:table-cell>
          <table:table-cell table:style-name="ce21" table:formula="of:=IF(SUM([.BX19:.DB19])=0;&quot; &quot;;(TEXT(SUM([.BX19:.DB19])/(24*60);&quot;[h]:mm&quot;)))" office:value-type="string" office:string-value=" ">
            <text:p><text:s/></text:p>
          </table:table-cell>
          <table:table-cell table:style-name="ce21" table:formula="of:=IF(SUM([.DC19:.EG19])=0;&quot; &quot;;(TEXT(SUM([.DC19:.EG19])/(24*60);&quot;[h]:mm&quot;)))" office:value-type="string" office:string-value=" ">
            <text:p><text:s/></text:p>
          </table:table-cell>
          <table:table-cell table:style-name="ce21" table:formula="of:=IF(SUM([.EH19:.FK19])=0;&quot; &quot;;(TEXT(SUM([.EH19:.FK19])/(24*60);&quot;[h]:mm&quot;)))" office:value-type="string" office:string-value=" ">
            <text:p><text:s/></text:p>
          </table:table-cell>
          <table:table-cell table:style-name="ce21" table:formula="of:=IF(SUM([.FL19:.GP19])=0;&quot; &quot;;(TEXT(SUM([.FL19:.GP19])/(24*60);&quot;[h]:mm&quot;)))" office:value-type="string" office:string-value=" ">
            <text:p><text:s/></text:p>
          </table:table-cell>
          <table:table-cell table:style-name="ce21" table:formula="of:=IF(SUM([.GQ19:.HT19])=0;&quot; &quot;;(TEXT(SUM([.GQ19:.HT19])/(24*60);&quot;[h]:mm&quot;)))" office:value-type="string" office:string-value=" ">
            <text:p><text:s/></text:p>
          </table:table-cell>
          <table:table-cell table:style-name="ce28" table:formula="of:=IF(SUM([.HU19:.IY19])=0;&quot; &quot;;(TEXT(SUM([.HU19:.IY19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0:.AS20])=0;&quot; &quot;;(TEXT(SUM([.O20:.AS20])/(24*60);&quot;[h]:mm&quot;)))" office:value-type="string" office:string-value=" ">
            <text:p><text:s/></text:p>
          </table:table-cell>
          <table:table-cell table:style-name="ce21" table:formula="of:=IF(SUM([.AT20:.BW20])=0;&quot; &quot;;(TEXT(SUM([.AT20:.BW20])/(24*60);&quot;[h]:mm&quot;)))" office:value-type="string" office:string-value=" ">
            <text:p><text:s/></text:p>
          </table:table-cell>
          <table:table-cell table:style-name="ce21" table:formula="of:=IF(SUM([.BX20:.DB20])=0;&quot; &quot;;(TEXT(SUM([.BX20:.DB20])/(24*60);&quot;[h]:mm&quot;)))" office:value-type="string" office:string-value=" ">
            <text:p><text:s/></text:p>
          </table:table-cell>
          <table:table-cell table:style-name="ce21" table:formula="of:=IF(SUM([.DC20:.EG20])=0;&quot; &quot;;(TEXT(SUM([.DC20:.EG20])/(24*60);&quot;[h]:mm&quot;)))" office:value-type="string" office:string-value=" ">
            <text:p><text:s/></text:p>
          </table:table-cell>
          <table:table-cell table:style-name="ce21" table:formula="of:=IF(SUM([.EH20:.FK20])=0;&quot; &quot;;(TEXT(SUM([.EH20:.FK20])/(24*60);&quot;[h]:mm&quot;)))" office:value-type="string" office:string-value=" ">
            <text:p><text:s/></text:p>
          </table:table-cell>
          <table:table-cell table:style-name="ce21" table:formula="of:=IF(SUM([.FL20:.GP20])=0;&quot; &quot;;(TEXT(SUM([.FL20:.GP20])/(24*60);&quot;[h]:mm&quot;)))" office:value-type="string" office:string-value=" ">
            <text:p><text:s/></text:p>
          </table:table-cell>
          <table:table-cell table:style-name="ce21" table:formula="of:=IF(SUM([.GQ20:.HT20])=0;&quot; &quot;;(TEXT(SUM([.GQ20:.HT20])/(24*60);&quot;[h]:mm&quot;)))" office:value-type="string" office:string-value=" ">
            <text:p><text:s/></text:p>
          </table:table-cell>
          <table:table-cell table:style-name="ce28" table:formula="of:=IF(SUM([.HU20:.IY20])=0;&quot; &quot;;(TEXT(SUM([.HU20:.IY20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1:.AS21])=0;&quot; &quot;;(TEXT(SUM([.O21:.AS21])/(24*60);&quot;[h]:mm&quot;)))" office:value-type="string" office:string-value=" ">
            <text:p><text:s/></text:p>
          </table:table-cell>
          <table:table-cell table:style-name="ce21" table:formula="of:=IF(SUM([.AT21:.BW21])=0;&quot; &quot;;(TEXT(SUM([.AT21:.BW21])/(24*60);&quot;[h]:mm&quot;)))" office:value-type="string" office:string-value=" ">
            <text:p><text:s/></text:p>
          </table:table-cell>
          <table:table-cell table:style-name="ce21" table:formula="of:=IF(SUM([.BX21:.DB21])=0;&quot; &quot;;(TEXT(SUM([.BX21:.DB21])/(24*60);&quot;[h]:mm&quot;)))" office:value-type="string" office:string-value=" ">
            <text:p><text:s/></text:p>
          </table:table-cell>
          <table:table-cell table:style-name="ce21" table:formula="of:=IF(SUM([.DC21:.EG21])=0;&quot; &quot;;(TEXT(SUM([.DC21:.EG21])/(24*60);&quot;[h]:mm&quot;)))" office:value-type="string" office:string-value=" ">
            <text:p><text:s/></text:p>
          </table:table-cell>
          <table:table-cell table:style-name="ce21" table:formula="of:=IF(SUM([.EH21:.FK21])=0;&quot; &quot;;(TEXT(SUM([.EH21:.FK21])/(24*60);&quot;[h]:mm&quot;)))" office:value-type="string" office:string-value=" ">
            <text:p><text:s/></text:p>
          </table:table-cell>
          <table:table-cell table:style-name="ce21" table:formula="of:=IF(SUM([.FL21:.GP21])=0;&quot; &quot;;(TEXT(SUM([.FL21:.GP21])/(24*60);&quot;[h]:mm&quot;)))" office:value-type="string" office:string-value=" ">
            <text:p><text:s/></text:p>
          </table:table-cell>
          <table:table-cell table:style-name="ce21" table:formula="of:=IF(SUM([.GQ21:.HT21])=0;&quot; &quot;;(TEXT(SUM([.GQ21:.HT21])/(24*60);&quot;[h]:mm&quot;)))" office:value-type="string" office:string-value=" ">
            <text:p><text:s/></text:p>
          </table:table-cell>
          <table:table-cell table:style-name="ce28" table:formula="of:=IF(SUM([.HU21:.IY21])=0;&quot; &quot;;(TEXT(SUM([.HU21:.IY21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2:.AS22])=0;&quot; &quot;;(TEXT(SUM([.O22:.AS22])/(24*60);&quot;[h]:mm&quot;)))" office:value-type="string" office:string-value=" ">
            <text:p><text:s/></text:p>
          </table:table-cell>
          <table:table-cell table:style-name="ce21" table:formula="of:=IF(SUM([.AT22:.BW22])=0;&quot; &quot;;(TEXT(SUM([.AT22:.BW22])/(24*60);&quot;[h]:mm&quot;)))" office:value-type="string" office:string-value=" ">
            <text:p><text:s/></text:p>
          </table:table-cell>
          <table:table-cell table:style-name="ce21" table:formula="of:=IF(SUM([.BX22:.DB22])=0;&quot; &quot;;(TEXT(SUM([.BX22:.DB22])/(24*60);&quot;[h]:mm&quot;)))" office:value-type="string" office:string-value=" ">
            <text:p><text:s/></text:p>
          </table:table-cell>
          <table:table-cell table:style-name="ce21" table:formula="of:=IF(SUM([.DC22:.EG22])=0;&quot; &quot;;(TEXT(SUM([.DC22:.EG22])/(24*60);&quot;[h]:mm&quot;)))" office:value-type="string" office:string-value=" ">
            <text:p><text:s/></text:p>
          </table:table-cell>
          <table:table-cell table:style-name="ce21" table:formula="of:=IF(SUM([.EH22:.FK22])=0;&quot; &quot;;(TEXT(SUM([.EH22:.FK22])/(24*60);&quot;[h]:mm&quot;)))" office:value-type="string" office:string-value=" ">
            <text:p><text:s/></text:p>
          </table:table-cell>
          <table:table-cell table:style-name="ce21" table:formula="of:=IF(SUM([.FL22:.GP22])=0;&quot; &quot;;(TEXT(SUM([.FL22:.GP22])/(24*60);&quot;[h]:mm&quot;)))" office:value-type="string" office:string-value=" ">
            <text:p><text:s/></text:p>
          </table:table-cell>
          <table:table-cell table:style-name="ce21" table:formula="of:=IF(SUM([.GQ22:.HT22])=0;&quot; &quot;;(TEXT(SUM([.GQ22:.HT22])/(24*60);&quot;[h]:mm&quot;)))" office:value-type="string" office:string-value=" ">
            <text:p><text:s/></text:p>
          </table:table-cell>
          <table:table-cell table:style-name="ce28" table:formula="of:=IF(SUM([.HU22:.IY22])=0;&quot; &quot;;(TEXT(SUM([.HU22:.IY22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3:.AS23])=0;&quot; &quot;;(TEXT(SUM([.O23:.AS23])/(24*60);&quot;[h]:mm&quot;)))" office:value-type="string" office:string-value=" ">
            <text:p><text:s/></text:p>
          </table:table-cell>
          <table:table-cell table:style-name="ce21" table:formula="of:=IF(SUM([.AT23:.BW23])=0;&quot; &quot;;(TEXT(SUM([.AT23:.BW23])/(24*60);&quot;[h]:mm&quot;)))" office:value-type="string" office:string-value=" ">
            <text:p><text:s/></text:p>
          </table:table-cell>
          <table:table-cell table:style-name="ce21" table:formula="of:=IF(SUM([.BX23:.DB23])=0;&quot; &quot;;(TEXT(SUM([.BX23:.DB23])/(24*60);&quot;[h]:mm&quot;)))" office:value-type="string" office:string-value=" ">
            <text:p><text:s/></text:p>
          </table:table-cell>
          <table:table-cell table:style-name="ce21" table:formula="of:=IF(SUM([.DC23:.EG23])=0;&quot; &quot;;(TEXT(SUM([.DC23:.EG23])/(24*60);&quot;[h]:mm&quot;)))" office:value-type="string" office:string-value=" ">
            <text:p><text:s/></text:p>
          </table:table-cell>
          <table:table-cell table:style-name="ce21" table:formula="of:=IF(SUM([.EH23:.FK23])=0;&quot; &quot;;(TEXT(SUM([.EH23:.FK23])/(24*60);&quot;[h]:mm&quot;)))" office:value-type="string" office:string-value=" ">
            <text:p><text:s/></text:p>
          </table:table-cell>
          <table:table-cell table:style-name="ce21" table:formula="of:=IF(SUM([.FL23:.GP23])=0;&quot; &quot;;(TEXT(SUM([.FL23:.GP23])/(24*60);&quot;[h]:mm&quot;)))" office:value-type="string" office:string-value=" ">
            <text:p><text:s/></text:p>
          </table:table-cell>
          <table:table-cell table:style-name="ce21" table:formula="of:=IF(SUM([.GQ23:.HT23])=0;&quot; &quot;;(TEXT(SUM([.GQ23:.HT23])/(24*60);&quot;[h]:mm&quot;)))" office:value-type="string" office:string-value=" ">
            <text:p><text:s/></text:p>
          </table:table-cell>
          <table:table-cell table:style-name="ce28" table:formula="of:=IF(SUM([.HU23:.IY23])=0;&quot; &quot;;(TEXT(SUM([.HU23:.IY23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4:.AS24])=0;&quot; &quot;;(TEXT(SUM([.O24:.AS24])/(24*60);&quot;[h]:mm&quot;)))" office:value-type="string" office:string-value=" ">
            <text:p><text:s/></text:p>
          </table:table-cell>
          <table:table-cell table:style-name="ce21" table:formula="of:=IF(SUM([.AT24:.BW24])=0;&quot; &quot;;(TEXT(SUM([.AT24:.BW24])/(24*60);&quot;[h]:mm&quot;)))" office:value-type="string" office:string-value=" ">
            <text:p><text:s/></text:p>
          </table:table-cell>
          <table:table-cell table:style-name="ce21" table:formula="of:=IF(SUM([.BX24:.DB24])=0;&quot; &quot;;(TEXT(SUM([.BX24:.DB24])/(24*60);&quot;[h]:mm&quot;)))" office:value-type="string" office:string-value=" ">
            <text:p><text:s/></text:p>
          </table:table-cell>
          <table:table-cell table:style-name="ce21" table:formula="of:=IF(SUM([.DC24:.EG24])=0;&quot; &quot;;(TEXT(SUM([.DC24:.EG24])/(24*60);&quot;[h]:mm&quot;)))" office:value-type="string" office:string-value=" ">
            <text:p><text:s/></text:p>
          </table:table-cell>
          <table:table-cell table:style-name="ce21" table:formula="of:=IF(SUM([.EH24:.FK24])=0;&quot; &quot;;(TEXT(SUM([.EH24:.FK24])/(24*60);&quot;[h]:mm&quot;)))" office:value-type="string" office:string-value=" ">
            <text:p><text:s/></text:p>
          </table:table-cell>
          <table:table-cell table:style-name="ce21" table:formula="of:=IF(SUM([.FL24:.GP24])=0;&quot; &quot;;(TEXT(SUM([.FL24:.GP24])/(24*60);&quot;[h]:mm&quot;)))" office:value-type="string" office:string-value=" ">
            <text:p><text:s/></text:p>
          </table:table-cell>
          <table:table-cell table:style-name="ce21" table:formula="of:=IF(SUM([.GQ24:.HT24])=0;&quot; &quot;;(TEXT(SUM([.GQ24:.HT24])/(24*60);&quot;[h]:mm&quot;)))" office:value-type="string" office:string-value=" ">
            <text:p><text:s/></text:p>
          </table:table-cell>
          <table:table-cell table:style-name="ce28" table:formula="of:=IF(SUM([.HU24:.IY24])=0;&quot; &quot;;(TEXT(SUM([.HU24:.IY24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5:.AS25])=0;&quot; &quot;;(TEXT(SUM([.O25:.AS25])/(24*60);&quot;[h]:mm&quot;)))" office:value-type="string" office:string-value=" ">
            <text:p><text:s/></text:p>
          </table:table-cell>
          <table:table-cell table:style-name="ce21" table:formula="of:=IF(SUM([.AT25:.BW25])=0;&quot; &quot;;(TEXT(SUM([.AT25:.BW25])/(24*60);&quot;[h]:mm&quot;)))" office:value-type="string" office:string-value=" ">
            <text:p><text:s/></text:p>
          </table:table-cell>
          <table:table-cell table:style-name="ce21" table:formula="of:=IF(SUM([.BX25:.DB25])=0;&quot; &quot;;(TEXT(SUM([.BX25:.DB25])/(24*60);&quot;[h]:mm&quot;)))" office:value-type="string" office:string-value=" ">
            <text:p><text:s/></text:p>
          </table:table-cell>
          <table:table-cell table:style-name="ce21" table:formula="of:=IF(SUM([.DC25:.EG25])=0;&quot; &quot;;(TEXT(SUM([.DC25:.EG25])/(24*60);&quot;[h]:mm&quot;)))" office:value-type="string" office:string-value=" ">
            <text:p><text:s/></text:p>
          </table:table-cell>
          <table:table-cell table:style-name="ce21" table:formula="of:=IF(SUM([.EH25:.FK25])=0;&quot; &quot;;(TEXT(SUM([.EH25:.FK25])/(24*60);&quot;[h]:mm&quot;)))" office:value-type="string" office:string-value=" ">
            <text:p><text:s/></text:p>
          </table:table-cell>
          <table:table-cell table:style-name="ce21" table:formula="of:=IF(SUM([.FL25:.GP25])=0;&quot; &quot;;(TEXT(SUM([.FL25:.GP25])/(24*60);&quot;[h]:mm&quot;)))" office:value-type="string" office:string-value=" ">
            <text:p><text:s/></text:p>
          </table:table-cell>
          <table:table-cell table:style-name="ce21" table:formula="of:=IF(SUM([.GQ25:.HT25])=0;&quot; &quot;;(TEXT(SUM([.GQ25:.HT25])/(24*60);&quot;[h]:mm&quot;)))" office:value-type="string" office:string-value=" ">
            <text:p><text:s/></text:p>
          </table:table-cell>
          <table:table-cell table:style-name="ce28" table:formula="of:=IF(SUM([.HU25:.IY25])=0;&quot; &quot;;(TEXT(SUM([.HU25:.IY25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6:.AS26])=0;&quot; &quot;;(TEXT(SUM([.O26:.AS26])/(24*60);&quot;[h]:mm&quot;)))" office:value-type="string" office:string-value=" ">
            <text:p><text:s/></text:p>
          </table:table-cell>
          <table:table-cell table:style-name="ce21" table:formula="of:=IF(SUM([.AT26:.BW26])=0;&quot; &quot;;(TEXT(SUM([.AT26:.BW26])/(24*60);&quot;[h]:mm&quot;)))" office:value-type="string" office:string-value=" ">
            <text:p><text:s/></text:p>
          </table:table-cell>
          <table:table-cell table:style-name="ce21" table:formula="of:=IF(SUM([.BX26:.DB26])=0;&quot; &quot;;(TEXT(SUM([.BX26:.DB26])/(24*60);&quot;[h]:mm&quot;)))" office:value-type="string" office:string-value=" ">
            <text:p><text:s/></text:p>
          </table:table-cell>
          <table:table-cell table:style-name="ce21" table:formula="of:=IF(SUM([.DC26:.EG26])=0;&quot; &quot;;(TEXT(SUM([.DC26:.EG26])/(24*60);&quot;[h]:mm&quot;)))" office:value-type="string" office:string-value=" ">
            <text:p><text:s/></text:p>
          </table:table-cell>
          <table:table-cell table:style-name="ce21" table:formula="of:=IF(SUM([.EH26:.FK26])=0;&quot; &quot;;(TEXT(SUM([.EH26:.FK26])/(24*60);&quot;[h]:mm&quot;)))" office:value-type="string" office:string-value=" ">
            <text:p><text:s/></text:p>
          </table:table-cell>
          <table:table-cell table:style-name="ce21" table:formula="of:=IF(SUM([.FL26:.GP26])=0;&quot; &quot;;(TEXT(SUM([.FL26:.GP26])/(24*60);&quot;[h]:mm&quot;)))" office:value-type="string" office:string-value=" ">
            <text:p><text:s/></text:p>
          </table:table-cell>
          <table:table-cell table:style-name="ce21" table:formula="of:=IF(SUM([.GQ26:.HT26])=0;&quot; &quot;;(TEXT(SUM([.GQ26:.HT26])/(24*60);&quot;[h]:mm&quot;)))" office:value-type="string" office:string-value=" ">
            <text:p><text:s/></text:p>
          </table:table-cell>
          <table:table-cell table:style-name="ce28" table:formula="of:=IF(SUM([.HU26:.IY26])=0;&quot; &quot;;(TEXT(SUM([.HU26:.IY26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7:.AS27])=0;&quot; &quot;;(TEXT(SUM([.O27:.AS27])/(24*60);&quot;[h]:mm&quot;)))" office:value-type="string" office:string-value=" ">
            <text:p><text:s/></text:p>
          </table:table-cell>
          <table:table-cell table:style-name="ce21" table:formula="of:=IF(SUM([.AT27:.BW27])=0;&quot; &quot;;(TEXT(SUM([.AT27:.BW27])/(24*60);&quot;[h]:mm&quot;)))" office:value-type="string" office:string-value=" ">
            <text:p><text:s/></text:p>
          </table:table-cell>
          <table:table-cell table:style-name="ce21" table:formula="of:=IF(SUM([.BX27:.DB27])=0;&quot; &quot;;(TEXT(SUM([.BX27:.DB27])/(24*60);&quot;[h]:mm&quot;)))" office:value-type="string" office:string-value=" ">
            <text:p><text:s/></text:p>
          </table:table-cell>
          <table:table-cell table:style-name="ce21" table:formula="of:=IF(SUM([.DC27:.EG27])=0;&quot; &quot;;(TEXT(SUM([.DC27:.EG27])/(24*60);&quot;[h]:mm&quot;)))" office:value-type="string" office:string-value=" ">
            <text:p><text:s/></text:p>
          </table:table-cell>
          <table:table-cell table:style-name="ce21" table:formula="of:=IF(SUM([.EH27:.FK27])=0;&quot; &quot;;(TEXT(SUM([.EH27:.FK27])/(24*60);&quot;[h]:mm&quot;)))" office:value-type="string" office:string-value=" ">
            <text:p><text:s/></text:p>
          </table:table-cell>
          <table:table-cell table:style-name="ce21" table:formula="of:=IF(SUM([.FL27:.GP27])=0;&quot; &quot;;(TEXT(SUM([.FL27:.GP27])/(24*60);&quot;[h]:mm&quot;)))" office:value-type="string" office:string-value=" ">
            <text:p><text:s/></text:p>
          </table:table-cell>
          <table:table-cell table:style-name="ce21" table:formula="of:=IF(SUM([.GQ27:.HT27])=0;&quot; &quot;;(TEXT(SUM([.GQ27:.HT27])/(24*60);&quot;[h]:mm&quot;)))" office:value-type="string" office:string-value=" ">
            <text:p><text:s/></text:p>
          </table:table-cell>
          <table:table-cell table:style-name="ce28" table:formula="of:=IF(SUM([.HU27:.IY27])=0;&quot; &quot;;(TEXT(SUM([.HU27:.IY27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8:.AS28])=0;&quot; &quot;;(TEXT(SUM([.O28:.AS28])/(24*60);&quot;[h]:mm&quot;)))" office:value-type="string" office:string-value=" ">
            <text:p><text:s/></text:p>
          </table:table-cell>
          <table:table-cell table:style-name="ce21" table:formula="of:=IF(SUM([.AT28:.BW28])=0;&quot; &quot;;(TEXT(SUM([.AT28:.BW28])/(24*60);&quot;[h]:mm&quot;)))" office:value-type="string" office:string-value=" ">
            <text:p><text:s/></text:p>
          </table:table-cell>
          <table:table-cell table:style-name="ce21" table:formula="of:=IF(SUM([.BX28:.DB28])=0;&quot; &quot;;(TEXT(SUM([.BX28:.DB28])/(24*60);&quot;[h]:mm&quot;)))" office:value-type="string" office:string-value=" ">
            <text:p><text:s/></text:p>
          </table:table-cell>
          <table:table-cell table:style-name="ce21" table:formula="of:=IF(SUM([.DC28:.EG28])=0;&quot; &quot;;(TEXT(SUM([.DC28:.EG28])/(24*60);&quot;[h]:mm&quot;)))" office:value-type="string" office:string-value=" ">
            <text:p><text:s/></text:p>
          </table:table-cell>
          <table:table-cell table:style-name="ce21" table:formula="of:=IF(SUM([.EH28:.FK28])=0;&quot; &quot;;(TEXT(SUM([.EH28:.FK28])/(24*60);&quot;[h]:mm&quot;)))" office:value-type="string" office:string-value=" ">
            <text:p><text:s/></text:p>
          </table:table-cell>
          <table:table-cell table:style-name="ce21" table:formula="of:=IF(SUM([.FL28:.GP28])=0;&quot; &quot;;(TEXT(SUM([.FL28:.GP28])/(24*60);&quot;[h]:mm&quot;)))" office:value-type="string" office:string-value=" ">
            <text:p><text:s/></text:p>
          </table:table-cell>
          <table:table-cell table:style-name="ce21" table:formula="of:=IF(SUM([.GQ28:.HT28])=0;&quot; &quot;;(TEXT(SUM([.GQ28:.HT28])/(24*60);&quot;[h]:mm&quot;)))" office:value-type="string" office:string-value=" ">
            <text:p><text:s/></text:p>
          </table:table-cell>
          <table:table-cell table:style-name="ce28" table:formula="of:=IF(SUM([.HU28:.IY28])=0;&quot; &quot;;(TEXT(SUM([.HU28:.IY28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29:.AS29])=0;&quot; &quot;;(TEXT(SUM([.O29:.AS29])/(24*60);&quot;[h]:mm&quot;)))" office:value-type="string" office:string-value=" ">
            <text:p><text:s/></text:p>
          </table:table-cell>
          <table:table-cell table:style-name="ce21" table:formula="of:=IF(SUM([.AT29:.BW29])=0;&quot; &quot;;(TEXT(SUM([.AT29:.BW29])/(24*60);&quot;[h]:mm&quot;)))" office:value-type="string" office:string-value=" ">
            <text:p><text:s/></text:p>
          </table:table-cell>
          <table:table-cell table:style-name="ce21" table:formula="of:=IF(SUM([.BX29:.DB29])=0;&quot; &quot;;(TEXT(SUM([.BX29:.DB29])/(24*60);&quot;[h]:mm&quot;)))" office:value-type="string" office:string-value=" ">
            <text:p><text:s/></text:p>
          </table:table-cell>
          <table:table-cell table:style-name="ce21" table:formula="of:=IF(SUM([.DC29:.EG29])=0;&quot; &quot;;(TEXT(SUM([.DC29:.EG29])/(24*60);&quot;[h]:mm&quot;)))" office:value-type="string" office:string-value=" ">
            <text:p><text:s/></text:p>
          </table:table-cell>
          <table:table-cell table:style-name="ce21" table:formula="of:=IF(SUM([.EH29:.FK29])=0;&quot; &quot;;(TEXT(SUM([.EH29:.FK29])/(24*60);&quot;[h]:mm&quot;)))" office:value-type="string" office:string-value=" ">
            <text:p><text:s/></text:p>
          </table:table-cell>
          <table:table-cell table:style-name="ce21" table:formula="of:=IF(SUM([.FL29:.GP29])=0;&quot; &quot;;(TEXT(SUM([.FL29:.GP29])/(24*60);&quot;[h]:mm&quot;)))" office:value-type="string" office:string-value=" ">
            <text:p><text:s/></text:p>
          </table:table-cell>
          <table:table-cell table:style-name="ce21" table:formula="of:=IF(SUM([.GQ29:.HT29])=0;&quot; &quot;;(TEXT(SUM([.GQ29:.HT29])/(24*60);&quot;[h]:mm&quot;)))" office:value-type="string" office:string-value=" ">
            <text:p><text:s/></text:p>
          </table:table-cell>
          <table:table-cell table:style-name="ce28" table:formula="of:=IF(SUM([.HU29:.IY29])=0;&quot; &quot;;(TEXT(SUM([.HU29:.IY29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0:.AS30])=0;&quot; &quot;;(TEXT(SUM([.O30:.AS30])/(24*60);&quot;[h]:mm&quot;)))" office:value-type="string" office:string-value=" ">
            <text:p><text:s/></text:p>
          </table:table-cell>
          <table:table-cell table:style-name="ce21" table:formula="of:=IF(SUM([.AT30:.BW30])=0;&quot; &quot;;(TEXT(SUM([.AT30:.BW30])/(24*60);&quot;[h]:mm&quot;)))" office:value-type="string" office:string-value=" ">
            <text:p><text:s/></text:p>
          </table:table-cell>
          <table:table-cell table:style-name="ce21" table:formula="of:=IF(SUM([.BX30:.DB30])=0;&quot; &quot;;(TEXT(SUM([.BX30:.DB30])/(24*60);&quot;[h]:mm&quot;)))" office:value-type="string" office:string-value=" ">
            <text:p><text:s/></text:p>
          </table:table-cell>
          <table:table-cell table:style-name="ce21" table:formula="of:=IF(SUM([.DC30:.EG30])=0;&quot; &quot;;(TEXT(SUM([.DC30:.EG30])/(24*60);&quot;[h]:mm&quot;)))" office:value-type="string" office:string-value=" ">
            <text:p><text:s/></text:p>
          </table:table-cell>
          <table:table-cell table:style-name="ce21" table:formula="of:=IF(SUM([.EH30:.FK30])=0;&quot; &quot;;(TEXT(SUM([.EH30:.FK30])/(24*60);&quot;[h]:mm&quot;)))" office:value-type="string" office:string-value=" ">
            <text:p><text:s/></text:p>
          </table:table-cell>
          <table:table-cell table:style-name="ce21" table:formula="of:=IF(SUM([.FL30:.GP30])=0;&quot; &quot;;(TEXT(SUM([.FL30:.GP30])/(24*60);&quot;[h]:mm&quot;)))" office:value-type="string" office:string-value=" ">
            <text:p><text:s/></text:p>
          </table:table-cell>
          <table:table-cell table:style-name="ce21" table:formula="of:=IF(SUM([.GQ30:.HT30])=0;&quot; &quot;;(TEXT(SUM([.GQ30:.HT30])/(24*60);&quot;[h]:mm&quot;)))" office:value-type="string" office:string-value=" ">
            <text:p><text:s/></text:p>
          </table:table-cell>
          <table:table-cell table:style-name="ce28" table:formula="of:=IF(SUM([.HU30:.IY30])=0;&quot; &quot;;(TEXT(SUM([.HU30:.IY30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1:.AS31])=0;&quot; &quot;;(TEXT(SUM([.O31:.AS31])/(24*60);&quot;[h]:mm&quot;)))" office:value-type="string" office:string-value=" ">
            <text:p><text:s/></text:p>
          </table:table-cell>
          <table:table-cell table:style-name="ce21" table:formula="of:=IF(SUM([.AT31:.BW31])=0;&quot; &quot;;(TEXT(SUM([.AT31:.BW31])/(24*60);&quot;[h]:mm&quot;)))" office:value-type="string" office:string-value=" ">
            <text:p><text:s/></text:p>
          </table:table-cell>
          <table:table-cell table:style-name="ce21" table:formula="of:=IF(SUM([.BX31:.DB31])=0;&quot; &quot;;(TEXT(SUM([.BX31:.DB31])/(24*60);&quot;[h]:mm&quot;)))" office:value-type="string" office:string-value=" ">
            <text:p><text:s/></text:p>
          </table:table-cell>
          <table:table-cell table:style-name="ce21" table:formula="of:=IF(SUM([.DC31:.EG31])=0;&quot; &quot;;(TEXT(SUM([.DC31:.EG31])/(24*60);&quot;[h]:mm&quot;)))" office:value-type="string" office:string-value=" ">
            <text:p><text:s/></text:p>
          </table:table-cell>
          <table:table-cell table:style-name="ce21" table:formula="of:=IF(SUM([.EH31:.FK31])=0;&quot; &quot;;(TEXT(SUM([.EH31:.FK31])/(24*60);&quot;[h]:mm&quot;)))" office:value-type="string" office:string-value=" ">
            <text:p><text:s/></text:p>
          </table:table-cell>
          <table:table-cell table:style-name="ce21" table:formula="of:=IF(SUM([.FL31:.GP31])=0;&quot; &quot;;(TEXT(SUM([.FL31:.GP31])/(24*60);&quot;[h]:mm&quot;)))" office:value-type="string" office:string-value=" ">
            <text:p><text:s/></text:p>
          </table:table-cell>
          <table:table-cell table:style-name="ce21" table:formula="of:=IF(SUM([.GQ31:.HT31])=0;&quot; &quot;;(TEXT(SUM([.GQ31:.HT31])/(24*60);&quot;[h]:mm&quot;)))" office:value-type="string" office:string-value=" ">
            <text:p><text:s/></text:p>
          </table:table-cell>
          <table:table-cell table:style-name="ce28" table:formula="of:=IF(SUM([.HU31:.IY31])=0;&quot; &quot;;(TEXT(SUM([.HU31:.IY31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2:.AS32])=0;&quot; &quot;;(TEXT(SUM([.O32:.AS32])/(24*60);&quot;[h]:mm&quot;)))" office:value-type="string" office:string-value=" ">
            <text:p><text:s/></text:p>
          </table:table-cell>
          <table:table-cell table:style-name="ce21" table:formula="of:=IF(SUM([.AT32:.BW32])=0;&quot; &quot;;(TEXT(SUM([.AT32:.BW32])/(24*60);&quot;[h]:mm&quot;)))" office:value-type="string" office:string-value=" ">
            <text:p><text:s/></text:p>
          </table:table-cell>
          <table:table-cell table:style-name="ce21" table:formula="of:=IF(SUM([.BX32:.DB32])=0;&quot; &quot;;(TEXT(SUM([.BX32:.DB32])/(24*60);&quot;[h]:mm&quot;)))" office:value-type="string" office:string-value=" ">
            <text:p><text:s/></text:p>
          </table:table-cell>
          <table:table-cell table:style-name="ce21" table:formula="of:=IF(SUM([.DC32:.EG32])=0;&quot; &quot;;(TEXT(SUM([.DC32:.EG32])/(24*60);&quot;[h]:mm&quot;)))" office:value-type="string" office:string-value=" ">
            <text:p><text:s/></text:p>
          </table:table-cell>
          <table:table-cell table:style-name="ce21" table:formula="of:=IF(SUM([.EH32:.FK32])=0;&quot; &quot;;(TEXT(SUM([.EH32:.FK32])/(24*60);&quot;[h]:mm&quot;)))" office:value-type="string" office:string-value=" ">
            <text:p><text:s/></text:p>
          </table:table-cell>
          <table:table-cell table:style-name="ce21" table:formula="of:=IF(SUM([.FL32:.GP32])=0;&quot; &quot;;(TEXT(SUM([.FL32:.GP32])/(24*60);&quot;[h]:mm&quot;)))" office:value-type="string" office:string-value=" ">
            <text:p><text:s/></text:p>
          </table:table-cell>
          <table:table-cell table:style-name="ce21" table:formula="of:=IF(SUM([.GQ32:.HT32])=0;&quot; &quot;;(TEXT(SUM([.GQ32:.HT32])/(24*60);&quot;[h]:mm&quot;)))" office:value-type="string" office:string-value=" ">
            <text:p><text:s/></text:p>
          </table:table-cell>
          <table:table-cell table:style-name="ce28" table:formula="of:=IF(SUM([.HU32:.IY32])=0;&quot; &quot;;(TEXT(SUM([.HU32:.IY32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3:.AS33])=0;&quot; &quot;;(TEXT(SUM([.O33:.AS33])/(24*60);&quot;[h]:mm&quot;)))" office:value-type="string" office:string-value=" ">
            <text:p><text:s/></text:p>
          </table:table-cell>
          <table:table-cell table:style-name="ce21" table:formula="of:=IF(SUM([.AT33:.BW33])=0;&quot; &quot;;(TEXT(SUM([.AT33:.BW33])/(24*60);&quot;[h]:mm&quot;)))" office:value-type="string" office:string-value=" ">
            <text:p><text:s/></text:p>
          </table:table-cell>
          <table:table-cell table:style-name="ce21" table:formula="of:=IF(SUM([.BX33:.DB33])=0;&quot; &quot;;(TEXT(SUM([.BX33:.DB33])/(24*60);&quot;[h]:mm&quot;)))" office:value-type="string" office:string-value=" ">
            <text:p><text:s/></text:p>
          </table:table-cell>
          <table:table-cell table:style-name="ce21" table:formula="of:=IF(SUM([.DC33:.EG33])=0;&quot; &quot;;(TEXT(SUM([.DC33:.EG33])/(24*60);&quot;[h]:mm&quot;)))" office:value-type="string" office:string-value=" ">
            <text:p><text:s/></text:p>
          </table:table-cell>
          <table:table-cell table:style-name="ce21" table:formula="of:=IF(SUM([.EH33:.FK33])=0;&quot; &quot;;(TEXT(SUM([.EH33:.FK33])/(24*60);&quot;[h]:mm&quot;)))" office:value-type="string" office:string-value=" ">
            <text:p><text:s/></text:p>
          </table:table-cell>
          <table:table-cell table:style-name="ce21" table:formula="of:=IF(SUM([.FL33:.GP33])=0;&quot; &quot;;(TEXT(SUM([.FL33:.GP33])/(24*60);&quot;[h]:mm&quot;)))" office:value-type="string" office:string-value=" ">
            <text:p><text:s/></text:p>
          </table:table-cell>
          <table:table-cell table:style-name="ce21" table:formula="of:=IF(SUM([.GQ33:.HT33])=0;&quot; &quot;;(TEXT(SUM([.GQ33:.HT33])/(24*60);&quot;[h]:mm&quot;)))" office:value-type="string" office:string-value=" ">
            <text:p><text:s/></text:p>
          </table:table-cell>
          <table:table-cell table:style-name="ce28" table:formula="of:=IF(SUM([.HU33:.IY33])=0;&quot; &quot;;(TEXT(SUM([.HU33:.IY33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4:.AS34])=0;&quot; &quot;;(TEXT(SUM([.O34:.AS34])/(24*60);&quot;[h]:mm&quot;)))" office:value-type="string" office:string-value=" ">
            <text:p><text:s/></text:p>
          </table:table-cell>
          <table:table-cell table:style-name="ce21" table:formula="of:=IF(SUM([.AT34:.BW34])=0;&quot; &quot;;(TEXT(SUM([.AT34:.BW34])/(24*60);&quot;[h]:mm&quot;)))" office:value-type="string" office:string-value=" ">
            <text:p><text:s/></text:p>
          </table:table-cell>
          <table:table-cell table:style-name="ce21" table:formula="of:=IF(SUM([.BX34:.DB34])=0;&quot; &quot;;(TEXT(SUM([.BX34:.DB34])/(24*60);&quot;[h]:mm&quot;)))" office:value-type="string" office:string-value=" ">
            <text:p><text:s/></text:p>
          </table:table-cell>
          <table:table-cell table:style-name="ce21" table:formula="of:=IF(SUM([.DC34:.EG34])=0;&quot; &quot;;(TEXT(SUM([.DC34:.EG34])/(24*60);&quot;[h]:mm&quot;)))" office:value-type="string" office:string-value=" ">
            <text:p><text:s/></text:p>
          </table:table-cell>
          <table:table-cell table:style-name="ce21" table:formula="of:=IF(SUM([.EH34:.FK34])=0;&quot; &quot;;(TEXT(SUM([.EH34:.FK34])/(24*60);&quot;[h]:mm&quot;)))" office:value-type="string" office:string-value=" ">
            <text:p><text:s/></text:p>
          </table:table-cell>
          <table:table-cell table:style-name="ce21" table:formula="of:=IF(SUM([.FL34:.GP34])=0;&quot; &quot;;(TEXT(SUM([.FL34:.GP34])/(24*60);&quot;[h]:mm&quot;)))" office:value-type="string" office:string-value=" ">
            <text:p><text:s/></text:p>
          </table:table-cell>
          <table:table-cell table:style-name="ce21" table:formula="of:=IF(SUM([.GQ34:.HT34])=0;&quot; &quot;;(TEXT(SUM([.GQ34:.HT34])/(24*60);&quot;[h]:mm&quot;)))" office:value-type="string" office:string-value=" ">
            <text:p><text:s/></text:p>
          </table:table-cell>
          <table:table-cell table:style-name="ce28" table:formula="of:=IF(SUM([.HU34:.IY34])=0;&quot; &quot;;(TEXT(SUM([.HU34:.IY34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5:.AS35])=0;&quot; &quot;;(TEXT(SUM([.O35:.AS35])/(24*60);&quot;[h]:mm&quot;)))" office:value-type="string" office:string-value=" ">
            <text:p><text:s/></text:p>
          </table:table-cell>
          <table:table-cell table:style-name="ce21" table:formula="of:=IF(SUM([.AT35:.BW35])=0;&quot; &quot;;(TEXT(SUM([.AT35:.BW35])/(24*60);&quot;[h]:mm&quot;)))" office:value-type="string" office:string-value=" ">
            <text:p><text:s/></text:p>
          </table:table-cell>
          <table:table-cell table:style-name="ce21" table:formula="of:=IF(SUM([.BX35:.DB35])=0;&quot; &quot;;(TEXT(SUM([.BX35:.DB35])/(24*60);&quot;[h]:mm&quot;)))" office:value-type="string" office:string-value=" ">
            <text:p><text:s/></text:p>
          </table:table-cell>
          <table:table-cell table:style-name="ce21" table:formula="of:=IF(SUM([.DC35:.EG35])=0;&quot; &quot;;(TEXT(SUM([.DC35:.EG35])/(24*60);&quot;[h]:mm&quot;)))" office:value-type="string" office:string-value=" ">
            <text:p><text:s/></text:p>
          </table:table-cell>
          <table:table-cell table:style-name="ce21" table:formula="of:=IF(SUM([.EH35:.FK35])=0;&quot; &quot;;(TEXT(SUM([.EH35:.FK35])/(24*60);&quot;[h]:mm&quot;)))" office:value-type="string" office:string-value=" ">
            <text:p><text:s/></text:p>
          </table:table-cell>
          <table:table-cell table:style-name="ce21" table:formula="of:=IF(SUM([.FL35:.GP35])=0;&quot; &quot;;(TEXT(SUM([.FL35:.GP35])/(24*60);&quot;[h]:mm&quot;)))" office:value-type="string" office:string-value=" ">
            <text:p><text:s/></text:p>
          </table:table-cell>
          <table:table-cell table:style-name="ce21" table:formula="of:=IF(SUM([.GQ35:.HT35])=0;&quot; &quot;;(TEXT(SUM([.GQ35:.HT35])/(24*60);&quot;[h]:mm&quot;)))" office:value-type="string" office:string-value=" ">
            <text:p><text:s/></text:p>
          </table:table-cell>
          <table:table-cell table:style-name="ce28" table:formula="of:=IF(SUM([.HU35:.IY35])=0;&quot; &quot;;(TEXT(SUM([.HU35:.IY35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6:.AS36])=0;&quot; &quot;;(TEXT(SUM([.O36:.AS36])/(24*60);&quot;[h]:mm&quot;)))" office:value-type="string" office:string-value=" ">
            <text:p><text:s/></text:p>
          </table:table-cell>
          <table:table-cell table:style-name="ce21" table:formula="of:=IF(SUM([.AT36:.BW36])=0;&quot; &quot;;(TEXT(SUM([.AT36:.BW36])/(24*60);&quot;[h]:mm&quot;)))" office:value-type="string" office:string-value=" ">
            <text:p><text:s/></text:p>
          </table:table-cell>
          <table:table-cell table:style-name="ce21" table:formula="of:=IF(SUM([.BX36:.DB36])=0;&quot; &quot;;(TEXT(SUM([.BX36:.DB36])/(24*60);&quot;[h]:mm&quot;)))" office:value-type="string" office:string-value=" ">
            <text:p><text:s/></text:p>
          </table:table-cell>
          <table:table-cell table:style-name="ce21" table:formula="of:=IF(SUM([.DC36:.EG36])=0;&quot; &quot;;(TEXT(SUM([.DC36:.EG36])/(24*60);&quot;[h]:mm&quot;)))" office:value-type="string" office:string-value=" ">
            <text:p><text:s/></text:p>
          </table:table-cell>
          <table:table-cell table:style-name="ce21" table:formula="of:=IF(SUM([.EH36:.FK36])=0;&quot; &quot;;(TEXT(SUM([.EH36:.FK36])/(24*60);&quot;[h]:mm&quot;)))" office:value-type="string" office:string-value=" ">
            <text:p><text:s/></text:p>
          </table:table-cell>
          <table:table-cell table:style-name="ce21" table:formula="of:=IF(SUM([.FL36:.GP36])=0;&quot; &quot;;(TEXT(SUM([.FL36:.GP36])/(24*60);&quot;[h]:mm&quot;)))" office:value-type="string" office:string-value=" ">
            <text:p><text:s/></text:p>
          </table:table-cell>
          <table:table-cell table:style-name="ce21" table:formula="of:=IF(SUM([.GQ36:.HT36])=0;&quot; &quot;;(TEXT(SUM([.GQ36:.HT36])/(24*60);&quot;[h]:mm&quot;)))" office:value-type="string" office:string-value=" ">
            <text:p><text:s/></text:p>
          </table:table-cell>
          <table:table-cell table:style-name="ce28" table:formula="of:=IF(SUM([.HU36:.IY36])=0;&quot; &quot;;(TEXT(SUM([.HU36:.IY36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7:.AS37])=0;&quot; &quot;;(TEXT(SUM([.O37:.AS37])/(24*60);&quot;[h]:mm&quot;)))" office:value-type="string" office:string-value=" ">
            <text:p><text:s/></text:p>
          </table:table-cell>
          <table:table-cell table:style-name="ce21" table:formula="of:=IF(SUM([.AT37:.BW37])=0;&quot; &quot;;(TEXT(SUM([.AT37:.BW37])/(24*60);&quot;[h]:mm&quot;)))" office:value-type="string" office:string-value=" ">
            <text:p><text:s/></text:p>
          </table:table-cell>
          <table:table-cell table:style-name="ce21" table:formula="of:=IF(SUM([.BX37:.DB37])=0;&quot; &quot;;(TEXT(SUM([.BX37:.DB37])/(24*60);&quot;[h]:mm&quot;)))" office:value-type="string" office:string-value=" ">
            <text:p><text:s/></text:p>
          </table:table-cell>
          <table:table-cell table:style-name="ce21" table:formula="of:=IF(SUM([.DC37:.EG37])=0;&quot; &quot;;(TEXT(SUM([.DC37:.EG37])/(24*60);&quot;[h]:mm&quot;)))" office:value-type="string" office:string-value=" ">
            <text:p><text:s/></text:p>
          </table:table-cell>
          <table:table-cell table:style-name="ce21" table:formula="of:=IF(SUM([.EH37:.FK37])=0;&quot; &quot;;(TEXT(SUM([.EH37:.FK37])/(24*60);&quot;[h]:mm&quot;)))" office:value-type="string" office:string-value=" ">
            <text:p><text:s/></text:p>
          </table:table-cell>
          <table:table-cell table:style-name="ce21" table:formula="of:=IF(SUM([.FL37:.GP37])=0;&quot; &quot;;(TEXT(SUM([.FL37:.GP37])/(24*60);&quot;[h]:mm&quot;)))" office:value-type="string" office:string-value=" ">
            <text:p><text:s/></text:p>
          </table:table-cell>
          <table:table-cell table:style-name="ce21" table:formula="of:=IF(SUM([.GQ37:.HT37])=0;&quot; &quot;;(TEXT(SUM([.GQ37:.HT37])/(24*60);&quot;[h]:mm&quot;)))" office:value-type="string" office:string-value=" ">
            <text:p><text:s/></text:p>
          </table:table-cell>
          <table:table-cell table:style-name="ce28" table:formula="of:=IF(SUM([.HU37:.IY37])=0;&quot; &quot;;(TEXT(SUM([.HU37:.IY37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8:.AS38])=0;&quot; &quot;;(TEXT(SUM([.O38:.AS38])/(24*60);&quot;[h]:mm&quot;)))" office:value-type="string" office:string-value=" ">
            <text:p><text:s/></text:p>
          </table:table-cell>
          <table:table-cell table:style-name="ce21" table:formula="of:=IF(SUM([.AT38:.BW38])=0;&quot; &quot;;(TEXT(SUM([.AT38:.BW38])/(24*60);&quot;[h]:mm&quot;)))" office:value-type="string" office:string-value=" ">
            <text:p><text:s/></text:p>
          </table:table-cell>
          <table:table-cell table:style-name="ce21" table:formula="of:=IF(SUM([.BX38:.DB38])=0;&quot; &quot;;(TEXT(SUM([.BX38:.DB38])/(24*60);&quot;[h]:mm&quot;)))" office:value-type="string" office:string-value=" ">
            <text:p><text:s/></text:p>
          </table:table-cell>
          <table:table-cell table:style-name="ce21" table:formula="of:=IF(SUM([.DC38:.EG38])=0;&quot; &quot;;(TEXT(SUM([.DC38:.EG38])/(24*60);&quot;[h]:mm&quot;)))" office:value-type="string" office:string-value=" ">
            <text:p><text:s/></text:p>
          </table:table-cell>
          <table:table-cell table:style-name="ce21" table:formula="of:=IF(SUM([.EH38:.FK38])=0;&quot; &quot;;(TEXT(SUM([.EH38:.FK38])/(24*60);&quot;[h]:mm&quot;)))" office:value-type="string" office:string-value=" ">
            <text:p><text:s/></text:p>
          </table:table-cell>
          <table:table-cell table:style-name="ce21" table:formula="of:=IF(SUM([.FL38:.GP38])=0;&quot; &quot;;(TEXT(SUM([.FL38:.GP38])/(24*60);&quot;[h]:mm&quot;)))" office:value-type="string" office:string-value=" ">
            <text:p><text:s/></text:p>
          </table:table-cell>
          <table:table-cell table:style-name="ce21" table:formula="of:=IF(SUM([.GQ38:.HT38])=0;&quot; &quot;;(TEXT(SUM([.GQ38:.HT38])/(24*60);&quot;[h]:mm&quot;)))" office:value-type="string" office:string-value=" ">
            <text:p><text:s/></text:p>
          </table:table-cell>
          <table:table-cell table:style-name="ce28" table:formula="of:=IF(SUM([.HU38:.IY38])=0;&quot; &quot;;(TEXT(SUM([.HU38:.IY38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39:.AS39])=0;&quot; &quot;;(TEXT(SUM([.O39:.AS39])/(24*60);&quot;[h]:mm&quot;)))" office:value-type="string" office:string-value=" ">
            <text:p><text:s/></text:p>
          </table:table-cell>
          <table:table-cell table:style-name="ce21" table:formula="of:=IF(SUM([.AT39:.BW39])=0;&quot; &quot;;(TEXT(SUM([.AT39:.BW39])/(24*60);&quot;[h]:mm&quot;)))" office:value-type="string" office:string-value=" ">
            <text:p><text:s/></text:p>
          </table:table-cell>
          <table:table-cell table:style-name="ce21" table:formula="of:=IF(SUM([.BX39:.DB39])=0;&quot; &quot;;(TEXT(SUM([.BX39:.DB39])/(24*60);&quot;[h]:mm&quot;)))" office:value-type="string" office:string-value=" ">
            <text:p><text:s/></text:p>
          </table:table-cell>
          <table:table-cell table:style-name="ce21" table:formula="of:=IF(SUM([.DC39:.EG39])=0;&quot; &quot;;(TEXT(SUM([.DC39:.EG39])/(24*60);&quot;[h]:mm&quot;)))" office:value-type="string" office:string-value=" ">
            <text:p><text:s/></text:p>
          </table:table-cell>
          <table:table-cell table:style-name="ce21" table:formula="of:=IF(SUM([.EH39:.FK39])=0;&quot; &quot;;(TEXT(SUM([.EH39:.FK39])/(24*60);&quot;[h]:mm&quot;)))" office:value-type="string" office:string-value=" ">
            <text:p><text:s/></text:p>
          </table:table-cell>
          <table:table-cell table:style-name="ce21" table:formula="of:=IF(SUM([.FL39:.GP39])=0;&quot; &quot;;(TEXT(SUM([.FL39:.GP39])/(24*60);&quot;[h]:mm&quot;)))" office:value-type="string" office:string-value=" ">
            <text:p><text:s/></text:p>
          </table:table-cell>
          <table:table-cell table:style-name="ce21" table:formula="of:=IF(SUM([.GQ39:.HT39])=0;&quot; &quot;;(TEXT(SUM([.GQ39:.HT39])/(24*60);&quot;[h]:mm&quot;)))" office:value-type="string" office:string-value=" ">
            <text:p><text:s/></text:p>
          </table:table-cell>
          <table:table-cell table:style-name="ce28" table:formula="of:=IF(SUM([.HU39:.IY39])=0;&quot; &quot;;(TEXT(SUM([.HU39:.IY39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40:.AS40])=0;&quot; &quot;;(TEXT(SUM([.O40:.AS40])/(24*60);&quot;[h]:mm&quot;)))" office:value-type="string" office:string-value=" ">
            <text:p><text:s/></text:p>
          </table:table-cell>
          <table:table-cell table:style-name="ce21" table:formula="of:=IF(SUM([.AT40:.BW40])=0;&quot; &quot;;(TEXT(SUM([.AT40:.BW40])/(24*60);&quot;[h]:mm&quot;)))" office:value-type="string" office:string-value=" ">
            <text:p><text:s/></text:p>
          </table:table-cell>
          <table:table-cell table:style-name="ce21" table:formula="of:=IF(SUM([.BX40:.DB40])=0;&quot; &quot;;(TEXT(SUM([.BX40:.DB40])/(24*60);&quot;[h]:mm&quot;)))" office:value-type="string" office:string-value=" ">
            <text:p><text:s/></text:p>
          </table:table-cell>
          <table:table-cell table:style-name="ce21" table:formula="of:=IF(SUM([.DC40:.EG40])=0;&quot; &quot;;(TEXT(SUM([.DC40:.EG40])/(24*60);&quot;[h]:mm&quot;)))" office:value-type="string" office:string-value=" ">
            <text:p><text:s/></text:p>
          </table:table-cell>
          <table:table-cell table:style-name="ce21" table:formula="of:=IF(SUM([.EH40:.FK40])=0;&quot; &quot;;(TEXT(SUM([.EH40:.FK40])/(24*60);&quot;[h]:mm&quot;)))" office:value-type="string" office:string-value=" ">
            <text:p><text:s/></text:p>
          </table:table-cell>
          <table:table-cell table:style-name="ce21" table:formula="of:=IF(SUM([.FL40:.GP40])=0;&quot; &quot;;(TEXT(SUM([.FL40:.GP40])/(24*60);&quot;[h]:mm&quot;)))" office:value-type="string" office:string-value=" ">
            <text:p><text:s/></text:p>
          </table:table-cell>
          <table:table-cell table:style-name="ce21" table:formula="of:=IF(SUM([.GQ40:.HT40])=0;&quot; &quot;;(TEXT(SUM([.GQ40:.HT40])/(24*60);&quot;[h]:mm&quot;)))" office:value-type="string" office:string-value=" ">
            <text:p><text:s/></text:p>
          </table:table-cell>
          <table:table-cell table:style-name="ce28" table:formula="of:=IF(SUM([.HU40:.IY40])=0;&quot; &quot;;(TEXT(SUM([.HU40:.IY40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8"/>
          <table:table-cell table:style-name="ce15" table:number-columns-repeated="4"/>
          <table:table-cell table:style-name="ce21" table:formula="of:=IF(SUM([.O41:.AS41])=0;&quot; &quot;;(TEXT(SUM([.O41:.AS41])/(24*60);&quot;[h]:mm&quot;)))" office:value-type="string" office:string-value=" ">
            <text:p><text:s/></text:p>
          </table:table-cell>
          <table:table-cell table:style-name="ce21" table:formula="of:=IF(SUM([.AT41:.BW41])=0;&quot; &quot;;(TEXT(SUM([.AT41:.BW41])/(24*60);&quot;[h]:mm&quot;)))" office:value-type="string" office:string-value=" ">
            <text:p><text:s/></text:p>
          </table:table-cell>
          <table:table-cell table:style-name="ce21" table:formula="of:=IF(SUM([.BX41:.DB41])=0;&quot; &quot;;(TEXT(SUM([.BX41:.DB41])/(24*60);&quot;[h]:mm&quot;)))" office:value-type="string" office:string-value=" ">
            <text:p><text:s/></text:p>
          </table:table-cell>
          <table:table-cell table:style-name="ce21" table:formula="of:=IF(SUM([.DC41:.EG41])=0;&quot; &quot;;(TEXT(SUM([.DC41:.EG41])/(24*60);&quot;[h]:mm&quot;)))" office:value-type="string" office:string-value=" ">
            <text:p><text:s/></text:p>
          </table:table-cell>
          <table:table-cell table:style-name="ce21" table:formula="of:=IF(SUM([.EH41:.FK41])=0;&quot; &quot;;(TEXT(SUM([.EH41:.FK41])/(24*60);&quot;[h]:mm&quot;)))" office:value-type="string" office:string-value=" ">
            <text:p><text:s/></text:p>
          </table:table-cell>
          <table:table-cell table:style-name="ce21" table:formula="of:=IF(SUM([.FL41:.GP41])=0;&quot; &quot;;(TEXT(SUM([.FL41:.GP41])/(24*60);&quot;[h]:mm&quot;)))" office:value-type="string" office:string-value=" ">
            <text:p><text:s/></text:p>
          </table:table-cell>
          <table:table-cell table:style-name="ce21" table:formula="of:=IF(SUM([.GQ41:.HT41])=0;&quot; &quot;;(TEXT(SUM([.GQ41:.HT41])/(24*60);&quot;[h]:mm&quot;)))" office:value-type="string" office:string-value=" ">
            <text:p><text:s/></text:p>
          </table:table-cell>
          <table:table-cell table:style-name="ce28" table:formula="of:=IF(SUM([.HU41:.IY41])=0;&quot; &quot;;(TEXT(SUM([.HU41:.IY41])/(24*60);&quot;[h]:mm&quot;)))" office:value-type="string" office:string-value=" ">
            <text:p><text:s/></text:p>
          </table:table-cell>
          <table:table-cell table:style-name="ce35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9"/>
          <table:table-cell table:style-name="ce47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style-name="ce53"/>
          <table:table-cell table:style-name="ce41" table:number-columns-repeated="28"/>
          <table:table-cell table:style-name="ce59"/>
          <table:table-cell table:style-name="ce53"/>
          <table:table-cell table:style-name="ce41" table:number-columns-repeated="29"/>
          <table:table-cell table:style-name="ce59"/>
          <table:table-cell table:number-columns-repeated="765"/>
        </table:table-row>
        <table:table-row table:style-name="ro2">
          <table:table-cell/>
          <table:table-cell table:style-name="ce9"/>
          <table:table-cell table:style-name="ce16" table:number-columns-repeated="4"/>
          <table:table-cell table:style-name="ce22" table:formula="of:=IF(SUM([.O42:.AS42])=0;&quot; &quot;;(TEXT(SUM([.O42:.AS42])/(24*60);&quot;[h]:mm&quot;)))" office:value-type="string" office:string-value=" ">
            <text:p><text:s/></text:p>
          </table:table-cell>
          <table:table-cell table:style-name="ce22" table:formula="of:=IF(SUM([.AT42:.BW42])=0;&quot; &quot;;(TEXT(SUM([.AT42:.BW42])/(24*60);&quot;[h]:mm&quot;)))" office:value-type="string" office:string-value=" ">
            <text:p><text:s/></text:p>
          </table:table-cell>
          <table:table-cell table:style-name="ce22" table:formula="of:=IF(SUM([.BX42:.DB42])=0;&quot; &quot;;(TEXT(SUM([.BX42:.DB42])/(24*60);&quot;[h]:mm&quot;)))" office:value-type="string" office:string-value=" ">
            <text:p><text:s/></text:p>
          </table:table-cell>
          <table:table-cell table:style-name="ce22" table:formula="of:=IF(SUM([.DC42:.EG42])=0;&quot; &quot;;(TEXT(SUM([.DC42:.EG42])/(24*60);&quot;[h]:mm&quot;)))" office:value-type="string" office:string-value=" ">
            <text:p><text:s/></text:p>
          </table:table-cell>
          <table:table-cell table:style-name="ce22" table:formula="of:=IF(SUM([.EH42:.FK42])=0;&quot; &quot;;(TEXT(SUM([.EH42:.FK42])/(24*60);&quot;[h]:mm&quot;)))" office:value-type="string" office:string-value=" ">
            <text:p><text:s/></text:p>
          </table:table-cell>
          <table:table-cell table:style-name="ce22" table:formula="of:=IF(SUM([.FL42:.GP42])=0;&quot; &quot;;(TEXT(SUM([.FL42:.GP42])/(24*60);&quot;[h]:mm&quot;)))" office:value-type="string" office:string-value=" ">
            <text:p><text:s/></text:p>
          </table:table-cell>
          <table:table-cell table:style-name="ce22" table:formula="of:=IF(SUM([.GQ42:.HT42])=0;&quot; &quot;;(TEXT(SUM([.GQ42:.HT42])/(24*60);&quot;[h]:mm&quot;)))" office:value-type="string" office:string-value=" ">
            <text:p><text:s/></text:p>
          </table:table-cell>
          <table:table-cell table:style-name="ce29" table:formula="of:=IF(SUM([.HU42:.IY42])=0;&quot; &quot;;(TEXT(SUM([.HU42:.IY42])/(24*60);&quot;[h]:mm&quot;)))" office:value-type="string" office:string-value=" ">
            <text:p><text:s/></text:p>
          </table:table-cell>
          <table:table-cell table:style-name="ce36"/>
          <table:table-cell table:style-name="ce42" table:number-columns-repeated="29"/>
          <table:table-cell table:style-name="ce48"/>
          <table:table-cell table:style-name="ce54"/>
          <table:table-cell table:style-name="ce42" table:number-columns-repeated="28"/>
          <table:table-cell table:style-name="ce48"/>
          <table:table-cell table:style-name="ce54"/>
          <table:table-cell table:style-name="ce42" table:number-columns-repeated="29"/>
          <table:table-cell table:style-name="ce48"/>
          <table:table-cell table:style-name="ce54"/>
          <table:table-cell table:style-name="ce42" table:number-columns-repeated="29"/>
          <table:table-cell table:style-name="ce48"/>
          <table:table-cell table:style-name="ce54"/>
          <table:table-cell table:style-name="ce42" table:number-columns-repeated="28"/>
          <table:table-cell table:style-name="ce60"/>
          <table:table-cell table:style-name="ce54"/>
          <table:table-cell table:style-name="ce42" table:number-columns-repeated="29"/>
          <table:table-cell table:style-name="ce60"/>
          <table:table-cell table:style-name="ce54"/>
          <table:table-cell table:style-name="ce42" table:number-columns-repeated="28"/>
          <table:table-cell table:style-name="ce60"/>
          <table:table-cell table:style-name="ce54"/>
          <table:table-cell table:style-name="ce42" table:number-columns-repeated="29"/>
          <table:table-cell table:style-name="ce60"/>
          <table:table-cell table:number-columns-repeated="765"/>
        </table:table-row>
        <table:table-row table:style-name="ro2" table:number-rows-repeated="36">
          <table:table-cell/>
          <table:table-cell table:style-name="ce10"/>
          <table:table-cell table:number-columns-repeated="102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racker.$A$1" table:cell-range-address="$Tracker.$B$4:.$IY$42"/>
        </table:named-expressions>
      </table:table>
      <table:table table:name="Report Card" table:style-name="ta2" table:print="false">
        <table:table-column table:style-name="co1" table:default-cell-style-name="ce62"/>
        <table:table-column table:style-name="co2" table:default-cell-style-name="ce62"/>
        <table:table-column table:style-name="co10" table:default-cell-style-name="ce62"/>
        <table:table-column table:style-name="co11" table:number-columns-repeated="2" table:default-cell-style-name="ce62"/>
        <table:table-column table:style-name="co7" table:number-columns-repeated="17" table:default-cell-style-name="ce62"/>
        <table:table-column table:style-name="co9" table:default-cell-style-name="ce62"/>
        <table:table-column table:style-name="co7" table:number-columns-repeated="5" table:default-cell-style-name="ce62"/>
        <table:table-column table:style-name="co9" table:number-columns-repeated="996" table:default-cell-style-name="ce62"/>
        <table:table-row table:style-name="ro2">
          <table:table-cell table:style-name="ce61" office:value-type="string">
            <text:p>Report Card</text:p>
          </table:table-cell>
          <table:table-cell table:style-name="ce3" table:number-columns-repeated="4"/>
          <table:table-cell table:style-name="ce30" table:number-columns-repeated="2"/>
          <table:table-cell table:style-name="ce89"/>
          <table:table-cell table:style-name="ce30"/>
          <table:table-cell table:style-name="ce95"/>
          <table:table-cell table:style-name="ce30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63"/>
          <table:table-cell table:style-name="ce68" table:number-columns-repeated="2"/>
          <table:table-cell table:style-name="ce74"/>
          <table:table-cell table:style-name="ce79" office:value-type="string">
            <text:p>May 23</text:p>
          </table:table-cell>
          <table:table-cell table:style-name="ce68"/>
          <table:table-cell table:style-name="ce90"/>
          <table:table-cell table:style-name="ce79" office:value-type="string">
            <text:p>Jun 23</text:p>
          </table:table-cell>
          <table:table-cell table:style-name="ce68"/>
          <table:table-cell table:style-name="ce90"/>
          <table:table-cell table:style-name="ce79" office:value-type="string">
            <text:p>Jul 23</text:p>
          </table:table-cell>
          <table:table-cell table:style-name="ce68"/>
          <table:table-cell table:style-name="ce90"/>
          <table:table-cell table:style-name="ce79" office:value-type="string">
            <text:p>Aug 23</text:p>
          </table:table-cell>
          <table:table-cell table:style-name="ce68"/>
          <table:table-cell table:style-name="ce90"/>
          <table:table-cell table:style-name="ce79" office:value-type="string">
            <text:p>Sep 23</text:p>
          </table:table-cell>
          <table:table-cell table:style-name="ce68"/>
          <table:table-cell table:style-name="ce90"/>
          <table:table-cell table:style-name="ce68" office:value-type="string">
            <text:p>Oct 23</text:p>
          </table:table-cell>
          <table:table-cell table:style-name="ce68"/>
          <table:table-cell table:style-name="ce90"/>
          <table:table-cell table:style-name="ce79" office:value-type="string">
            <text:p>Nov 23</text:p>
          </table:table-cell>
          <table:table-cell table:style-name="ce68"/>
          <table:table-cell table:style-name="ce90"/>
          <table:table-cell table:style-name="ce68" office:value-type="string">
            <text:p>Dec 23</text:p>
          </table:table-cell>
          <table:table-cell table:style-name="ce68"/>
          <table:table-cell table:style-name="ce90"/>
          <table:table-cell table:number-columns-repeated="995"/>
        </table:table-row>
        <table:table-row table:style-name="ro3">
          <table:table-cell table:style-name="ce2"/>
          <table:table-cell table:style-name="ce64" office:value-type="string">
            <text:p>Sr. 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Team/Department</text:p>
          </table:table-cell>
          <table:table-cell table:style-name="ce75" office:value-type="string">
            <text:p>Project Name</text:p>
          </table:table-cell>
          <table:table-cell table:style-name="ce80" office:value-type="string">
            <text:p>Project<text:span text:style-name="T1">ed</text:span>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style-name="ce80" office:value-type="string">
            <text:p>Project<text:span text:style-name="T1">ed</text:span>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style-name="ce80" office:value-type="string">
            <text:p>Project<text:span text:style-name="T1">ed</text:span>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style-name="ce80" office:value-type="string">
            <text:p>Project<text:span text:style-name="T1">ed</text:span>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style-name="ce80" office:value-type="string">
            <text:p>Project<text:span text:style-name="T1">ed</text:span>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style-name="ce69" office:value-type="string">
            <text:p>Project<text:span text:style-name="T1">ed</text:span>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style-name="ce80" office:value-type="string">
            <text:p>Projected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style-name="ce69" office:value-type="string">
            <text:p>Projected</text:p>
          </table:table-cell>
          <table:table-cell table:style-name="ce69" office:value-type="string">
            <text:p>Actual</text:p>
          </table:table-cell>
          <table:table-cell table:style-name="ce91" office:value-type="string">
            <text:p>Variance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5" office:value-type="float" office:value="1">
            <text:p>1</text:p>
          </table:table-cell>
          <table:table-cell table:style-name="ce14"/>
          <table:table-cell table:style-name="ce71" table:formula="of:=IF(ISERROR(VLOOKUP([.C4];[$Tracker.C$5:.D$42];2;0));&quot; &quot;;(VLOOKUP([.C4];[$Tracker.C$5:.D$42];2;0)))" office:value-type="string" office:string-value=" ">
            <text:p><text:s/></text:p>
          </table:table-cell>
          <table:table-cell table:style-name="ce76" table:formula="of:=IF(ISERROR(VLOOKUP([.C4];[$Tracker.C$5:.F$42];3;0));&quot; &quot;;(VLOOKUP([.C4];[$Tracker.C$5:.F$42];3;0)))" office:value-type="string" office:string-value=" ">
            <text:p><text:s/></text:p>
          </table:table-cell>
          <table:table-cell table:style-name="ce81"/>
          <table:table-cell table:style-name="ce86" table:formula="of:=IF(ISERROR(VLOOKUP([.$C4];[$Tracker.$C$5:.$G$23];4;0));&quot; &quot;;(VLOOKUP([.$C4];[$Tracker.$C$5:.$G$23];4;0)))" office:value-type="string" office:string-value=" ">
            <text:p><text:s/></text:p>
          </table:table-cell>
          <table:table-cell table:style-name="ce92" table:formula="of:=iferror(TEXT(([.F4]-[.G4]);&quot;[h]:mm&quot;);&quot; &quot;)" office:value-type="float" office:value="0">
            <text:p>#NAME?</text:p>
          </table:table-cell>
          <table:table-cell table:style-name="ce81"/>
          <table:table-cell table:style-name="ce86" table:formula="of:=IF(ISERROR(VLOOKUP([.$C4];[$Tracker.$C$5:.$H$23];5;0));&quot; &quot;;(VLOOKUP([.$C4];[$Tracker.$C$5:.$H$23];5;0)))" office:value-type="string" office:string-value=" ">
            <text:p><text:s/></text:p>
          </table:table-cell>
          <table:table-cell table:style-name="ce92" table:formula="of:=iferror(TEXT(([.I4]-[.J4]);&quot;[h]:mm&quot;);&quot; &quot;)" office:value-type="float" office:value="0">
            <text:p>#NAME?</text:p>
          </table:table-cell>
          <table:table-cell table:style-name="ce81"/>
          <table:table-cell table:style-name="ce86" table:formula="of:=IF(ISERROR(VLOOKUP([.$C4];[$Tracker.$C$5:.$I$23];6;0));&quot; &quot;;(VLOOKUP([.$C4];[$Tracker.$C$5:.$I$23];6;0)))" office:value-type="string" office:string-value=" ">
            <text:p><text:s/></text:p>
          </table:table-cell>
          <table:table-cell table:style-name="ce92" table:formula="of:=iferror(TEXT(([.L4]-[.M4]);&quot;[h]:mm&quot;);&quot; &quot;)" office:value-type="float" office:value="0">
            <text:p>#NAME?</text:p>
          </table:table-cell>
          <table:table-cell table:style-name="ce81"/>
          <table:table-cell table:style-name="ce86" table:formula="of:=IF(ISERROR(VLOOKUP([.$C4];[$Tracker.$C$5:.$J$23];7;0));&quot; &quot;;(VLOOKUP([.$C4];[$Tracker.$C$5:.$J$23];7;0)))" office:value-type="string" office:string-value=" ">
            <text:p><text:s/></text:p>
          </table:table-cell>
          <table:table-cell table:style-name="ce92" table:formula="of:=iferror(TEXT(([.O4]-[.P4]);&quot;[h]:mm&quot;);&quot; &quot;)" office:value-type="float" office:value="0">
            <text:p>#NAME?</text:p>
          </table:table-cell>
          <table:table-cell table:style-name="ce81"/>
          <table:table-cell table:style-name="ce86" table:formula="of:=IF(ISERROR(VLOOKUP([.$C4];[$Tracker.$C$5:.$K$23];8;0));&quot; &quot;;(VLOOKUP([.$C4];[$Tracker.$C$5:.$K$23];8;0)))" office:value-type="string" office:string-value=" ">
            <text:p><text:s/></text:p>
          </table:table-cell>
          <table:table-cell table:style-name="ce92" table:formula="of:=iferror(TEXT(([.R4]-[.S4]);&quot;[h]:mm&quot;);&quot; &quot;)" office:value-type="float" office:value="0">
            <text:p>#NAME?</text:p>
          </table:table-cell>
          <table:table-cell table:style-name="ce14"/>
          <table:table-cell table:style-name="ce86" table:formula="of:=IF(ISERROR(VLOOKUP([.$C4];[$Tracker.$C$5:.$L$23];9;0));&quot; &quot;;(VLOOKUP([.$C4];[$Tracker.$C$5:.$L$23];9;0)))" office:value-type="string" office:string-value=" ">
            <text:p><text:s/></text:p>
          </table:table-cell>
          <table:table-cell table:style-name="ce92" table:formula="of:=iferror(TEXT(([.U4]-[.V4]);&quot;[h]:mm&quot;);&quot; &quot;)" office:value-type="float" office:value="0">
            <text:p>#NAME?</text:p>
          </table:table-cell>
          <table:table-cell table:style-name="ce81"/>
          <table:table-cell table:style-name="ce86" table:formula="of:=IF(ISERROR(VLOOKUP([.$C4];[$Tracker.$C$5:.$M$23];10;0));&quot; &quot;;(VLOOKUP([.$C4];[$Tracker.$C$5:.$M$23];10;0)))" office:value-type="string" office:string-value=" ">
            <text:p><text:s/></text:p>
          </table:table-cell>
          <table:table-cell table:style-name="ce92" table:formula="of:=iferror(TEXT(([.X4]-[.Y4]);&quot;[h]:mm&quot;);&quot; &quot;)" office:value-type="float" office:value="0">
            <text:p>#NAME?</text:p>
          </table:table-cell>
          <table:table-cell table:style-name="ce14"/>
          <table:table-cell table:style-name="ce86" table:formula="of:=IF(ISERROR(VLOOKUP([.$C4];[$Tracker.$C$5:.$N$23];11;0));&quot; &quot;;(VLOOKUP([.$C4];[$Tracker.$C$5:.$N$23];11;0)))" office:value-type="string" office:string-value=" ">
            <text:p><text:s/></text:p>
          </table:table-cell>
          <table:table-cell table:style-name="ce92" table:formula="of:=iferror(TEXT(([.AA4]-[.AB4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5];[$Tracker.C$5:.D$42];2;0));&quot; &quot;;(VLOOKUP([.C5];[$Tracker.C$5:.D$42];2;0)))" office:value-type="string" office:string-value=" ">
            <text:p><text:s/></text:p>
          </table:table-cell>
          <table:table-cell table:style-name="ce77" table:formula="of:=IF(ISERROR(VLOOKUP([.C5];[$Tracker.C$5:.F$42];3;0));&quot; &quot;;(VLOOKUP([.C5];[$Tracker.C$5:.F$42];3;0)))" office:value-type="string" office:string-value=" ">
            <text:p><text:s/></text:p>
          </table:table-cell>
          <table:table-cell table:style-name="ce82"/>
          <table:table-cell table:style-name="ce87" table:formula="of:=IF(ISERROR(VLOOKUP([.$C5];[$Tracker.$C$5:.$G$23];4;0));&quot; &quot;;(VLOOKUP([.$C5];[$Tracker.$C$5:.$G$23];4;0)))" office:value-type="string" office:string-value=" ">
            <text:p><text:s/></text:p>
          </table:table-cell>
          <table:table-cell table:style-name="ce93" table:formula="of:=iferror(TEXT(([.F5]-[.G5]);&quot;[h]:mm&quot;);&quot; &quot;)" office:value-type="float" office:value="0">
            <text:p>#NAME?</text:p>
          </table:table-cell>
          <table:table-cell table:style-name="ce82"/>
          <table:table-cell table:style-name="ce87" table:formula="of:=IF(ISERROR(VLOOKUP([.$C5];[$Tracker.$C$5:.$H$23];5;0));&quot; &quot;;(VLOOKUP([.$C5];[$Tracker.$C$5:.$H$23];5;0)))" office:value-type="string" office:string-value=" ">
            <text:p><text:s/></text:p>
          </table:table-cell>
          <table:table-cell table:style-name="ce93" table:formula="of:=iferror(TEXT(([.I5]-[.J5]);&quot;[h]:mm&quot;);&quot; &quot;)" office:value-type="float" office:value="0">
            <text:p>#NAME?</text:p>
          </table:table-cell>
          <table:table-cell table:style-name="ce82"/>
          <table:table-cell table:style-name="ce87" table:formula="of:=IF(ISERROR(VLOOKUP([.$C5];[$Tracker.$C$5:.$I$23];6;0));&quot; &quot;;(VLOOKUP([.$C5];[$Tracker.$C$5:.$I$23];6;0)))" office:value-type="string" office:string-value=" ">
            <text:p><text:s/></text:p>
          </table:table-cell>
          <table:table-cell table:style-name="ce93" table:formula="of:=iferror(TEXT(([.L5]-[.M5]);&quot;[h]:mm&quot;);&quot; &quot;)" office:value-type="float" office:value="0">
            <text:p>#NAME?</text:p>
          </table:table-cell>
          <table:table-cell table:style-name="ce82"/>
          <table:table-cell table:style-name="ce87" table:formula="of:=IF(ISERROR(VLOOKUP([.$C5];[$Tracker.$C$5:.$J$23];7;0));&quot; &quot;;(VLOOKUP([.$C5];[$Tracker.$C$5:.$J$23];7;0)))" office:value-type="string" office:string-value=" ">
            <text:p><text:s/></text:p>
          </table:table-cell>
          <table:table-cell table:style-name="ce93" table:formula="of:=iferror(TEXT(([.O5]-[.P5]);&quot;[h]:mm&quot;);&quot; &quot;)" office:value-type="float" office:value="0">
            <text:p>#NAME?</text:p>
          </table:table-cell>
          <table:table-cell table:style-name="ce82"/>
          <table:table-cell table:style-name="ce87" table:formula="of:=IF(ISERROR(VLOOKUP([.$C5];[$Tracker.$C$5:.$K$23];8;0));&quot; &quot;;(VLOOKUP([.$C5];[$Tracker.$C$5:.$K$23];8;0)))" office:value-type="string" office:string-value=" ">
            <text:p><text:s/></text:p>
          </table:table-cell>
          <table:table-cell table:style-name="ce93" table:formula="of:=iferror(TEXT(([.R5]-[.S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];[$Tracker.$C$5:.$L$23];9;0));&quot; &quot;;(VLOOKUP([.$C5];[$Tracker.$C$5:.$L$23];9;0)))" office:value-type="string" office:string-value=" ">
            <text:p><text:s/></text:p>
          </table:table-cell>
          <table:table-cell table:style-name="ce93" table:formula="of:=iferror(TEXT(([.U5]-[.V5]);&quot;[h]:mm&quot;);&quot; &quot;)" office:value-type="float" office:value="0">
            <text:p>#NAME?</text:p>
          </table:table-cell>
          <table:table-cell table:style-name="ce82"/>
          <table:table-cell table:style-name="ce87" table:formula="of:=IF(ISERROR(VLOOKUP([.$C5];[$Tracker.$C$5:.$M$23];10;0));&quot; &quot;;(VLOOKUP([.$C5];[$Tracker.$C$5:.$M$23];10;0)))" office:value-type="string" office:string-value=" ">
            <text:p><text:s/></text:p>
          </table:table-cell>
          <table:table-cell table:style-name="ce93" table:formula="of:=iferror(TEXT(([.X5]-[.Y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];[$Tracker.$C$5:.$N$23];11;0));&quot; &quot;;(VLOOKUP([.$C5];[$Tracker.$C$5:.$N$23];11;0)))" office:value-type="string" office:string-value=" ">
            <text:p><text:s/></text:p>
          </table:table-cell>
          <table:table-cell table:style-name="ce93" table:formula="of:=iferror(TEXT(([.AA5]-[.AB5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6];[$Tracker.C$5:.D$42];2;0));&quot; &quot;;(VLOOKUP([.C6];[$Tracker.C$5:.D$42];2;0)))" office:value-type="string" office:string-value=" ">
            <text:p><text:s/></text:p>
          </table:table-cell>
          <table:table-cell table:style-name="ce77" table:formula="of:=IF(ISERROR(VLOOKUP([.C6];[$Tracker.C$5:.F$42];3;0));&quot; &quot;;(VLOOKUP([.C6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6];[$Tracker.$C$5:.$G$23];4;0));&quot; &quot;;(VLOOKUP([.$C6];[$Tracker.$C$5:.$G$23];4;0)))" office:value-type="string" office:string-value=" ">
            <text:p><text:s/></text:p>
          </table:table-cell>
          <table:table-cell table:style-name="ce93" table:formula="of:=iferror(TEXT(([.F6]-[.G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6];[$Tracker.$C$5:.$H$23];5;0));&quot; &quot;;(VLOOKUP([.$C6];[$Tracker.$C$5:.$H$23];5;0)))" office:value-type="string" office:string-value=" ">
            <text:p><text:s/></text:p>
          </table:table-cell>
          <table:table-cell table:style-name="ce93" table:formula="of:=iferror(TEXT(([.I6]-[.J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6];[$Tracker.$C$5:.$I$23];6;0));&quot; &quot;;(VLOOKUP([.$C6];[$Tracker.$C$5:.$I$23];6;0)))" office:value-type="string" office:string-value=" ">
            <text:p><text:s/></text:p>
          </table:table-cell>
          <table:table-cell table:style-name="ce93" table:formula="of:=iferror(TEXT(([.L6]-[.M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6];[$Tracker.$C$5:.$J$23];7;0));&quot; &quot;;(VLOOKUP([.$C6];[$Tracker.$C$5:.$J$23];7;0)))" office:value-type="string" office:string-value=" ">
            <text:p><text:s/></text:p>
          </table:table-cell>
          <table:table-cell table:style-name="ce93" table:formula="of:=iferror(TEXT(([.O6]-[.P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6];[$Tracker.$C$5:.$K$23];8;0));&quot; &quot;;(VLOOKUP([.$C6];[$Tracker.$C$5:.$K$23];8;0)))" office:value-type="string" office:string-value=" ">
            <text:p><text:s/></text:p>
          </table:table-cell>
          <table:table-cell table:style-name="ce93" table:formula="of:=iferror(TEXT(([.R6]-[.S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6];[$Tracker.$C$5:.$L$23];9;0));&quot; &quot;;(VLOOKUP([.$C6];[$Tracker.$C$5:.$L$23];9;0)))" office:value-type="string" office:string-value=" ">
            <text:p><text:s/></text:p>
          </table:table-cell>
          <table:table-cell table:style-name="ce93" table:formula="of:=iferror(TEXT(([.U6]-[.V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6];[$Tracker.$C$5:.$M$23];10;0));&quot; &quot;;(VLOOKUP([.$C6];[$Tracker.$C$5:.$M$23];10;0)))" office:value-type="string" office:string-value=" ">
            <text:p><text:s/></text:p>
          </table:table-cell>
          <table:table-cell table:style-name="ce93" table:formula="of:=iferror(TEXT(([.X6]-[.Y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6];[$Tracker.$C$5:.$N$23];11;0));&quot; &quot;;(VLOOKUP([.$C6];[$Tracker.$C$5:.$N$23];11;0)))" office:value-type="string" office:string-value=" ">
            <text:p><text:s/></text:p>
          </table:table-cell>
          <table:table-cell table:style-name="ce93" table:formula="of:=iferror(TEXT(([.AA6]-[.AB6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7];[$Tracker.C$5:.D$42];2;0));&quot; &quot;;(VLOOKUP([.C7];[$Tracker.C$5:.D$42];2;0)))" office:value-type="string" office:string-value=" ">
            <text:p><text:s/></text:p>
          </table:table-cell>
          <table:table-cell table:style-name="ce77" table:formula="of:=IF(ISERROR(VLOOKUP([.C7];[$Tracker.C$5:.F$42];3;0));&quot; &quot;;(VLOOKUP([.C7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7];[$Tracker.$C$5:.$G$23];4;0));&quot; &quot;;(VLOOKUP([.$C7];[$Tracker.$C$5:.$G$23];4;0)))" office:value-type="string" office:string-value=" ">
            <text:p><text:s/></text:p>
          </table:table-cell>
          <table:table-cell table:style-name="ce93" table:formula="of:=iferror(TEXT(([.F7]-[.G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7];[$Tracker.$C$5:.$H$23];5;0));&quot; &quot;;(VLOOKUP([.$C7];[$Tracker.$C$5:.$H$23];5;0)))" office:value-type="string" office:string-value=" ">
            <text:p><text:s/></text:p>
          </table:table-cell>
          <table:table-cell table:style-name="ce93" table:formula="of:=iferror(TEXT(([.I7]-[.J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7];[$Tracker.$C$5:.$I$23];6;0));&quot; &quot;;(VLOOKUP([.$C7];[$Tracker.$C$5:.$I$23];6;0)))" office:value-type="string" office:string-value=" ">
            <text:p><text:s/></text:p>
          </table:table-cell>
          <table:table-cell table:style-name="ce93" table:formula="of:=iferror(TEXT(([.L7]-[.M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7];[$Tracker.$C$5:.$J$23];7;0));&quot; &quot;;(VLOOKUP([.$C7];[$Tracker.$C$5:.$J$23];7;0)))" office:value-type="string" office:string-value=" ">
            <text:p><text:s/></text:p>
          </table:table-cell>
          <table:table-cell table:style-name="ce93" table:formula="of:=iferror(TEXT(([.O7]-[.P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7];[$Tracker.$C$5:.$K$23];8;0));&quot; &quot;;(VLOOKUP([.$C7];[$Tracker.$C$5:.$K$23];8;0)))" office:value-type="string" office:string-value=" ">
            <text:p><text:s/></text:p>
          </table:table-cell>
          <table:table-cell table:style-name="ce93" table:formula="of:=iferror(TEXT(([.R7]-[.S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7];[$Tracker.$C$5:.$L$23];9;0));&quot; &quot;;(VLOOKUP([.$C7];[$Tracker.$C$5:.$L$23];9;0)))" office:value-type="string" office:string-value=" ">
            <text:p><text:s/></text:p>
          </table:table-cell>
          <table:table-cell table:style-name="ce93" table:formula="of:=iferror(TEXT(([.U7]-[.V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7];[$Tracker.$C$5:.$M$23];10;0));&quot; &quot;;(VLOOKUP([.$C7];[$Tracker.$C$5:.$M$23];10;0)))" office:value-type="string" office:string-value=" ">
            <text:p><text:s/></text:p>
          </table:table-cell>
          <table:table-cell table:style-name="ce93" table:formula="of:=iferror(TEXT(([.X7]-[.Y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7];[$Tracker.$C$5:.$N$23];11;0));&quot; &quot;;(VLOOKUP([.$C7];[$Tracker.$C$5:.$N$23];11;0)))" office:value-type="string" office:string-value=" ">
            <text:p><text:s/></text:p>
          </table:table-cell>
          <table:table-cell table:style-name="ce93" table:formula="of:=iferror(TEXT(([.AA7]-[.AB7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8];[$Tracker.C$5:.D$42];2;0));&quot; &quot;;(VLOOKUP([.C8];[$Tracker.C$5:.D$42];2;0)))" office:value-type="string" office:string-value=" ">
            <text:p><text:s/></text:p>
          </table:table-cell>
          <table:table-cell table:style-name="ce77" table:formula="of:=IF(ISERROR(VLOOKUP([.C8];[$Tracker.C$5:.F$42];3;0));&quot; &quot;;(VLOOKUP([.C8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8];[$Tracker.$C$5:.$G$23];4;0));&quot; &quot;;(VLOOKUP([.$C8];[$Tracker.$C$5:.$G$23];4;0)))" office:value-type="string" office:string-value=" ">
            <text:p><text:s/></text:p>
          </table:table-cell>
          <table:table-cell table:style-name="ce93" table:formula="of:=iferror(TEXT(([.F8]-[.G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8];[$Tracker.$C$5:.$H$23];5;0));&quot; &quot;;(VLOOKUP([.$C8];[$Tracker.$C$5:.$H$23];5;0)))" office:value-type="string" office:string-value=" ">
            <text:p><text:s/></text:p>
          </table:table-cell>
          <table:table-cell table:style-name="ce93" table:formula="of:=iferror(TEXT(([.I8]-[.J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8];[$Tracker.$C$5:.$I$23];6;0));&quot; &quot;;(VLOOKUP([.$C8];[$Tracker.$C$5:.$I$23];6;0)))" office:value-type="string" office:string-value=" ">
            <text:p><text:s/></text:p>
          </table:table-cell>
          <table:table-cell table:style-name="ce93" table:formula="of:=iferror(TEXT(([.L8]-[.M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8];[$Tracker.$C$5:.$J$23];7;0));&quot; &quot;;(VLOOKUP([.$C8];[$Tracker.$C$5:.$J$23];7;0)))" office:value-type="string" office:string-value=" ">
            <text:p><text:s/></text:p>
          </table:table-cell>
          <table:table-cell table:style-name="ce93" table:formula="of:=iferror(TEXT(([.O8]-[.P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8];[$Tracker.$C$5:.$K$23];8;0));&quot; &quot;;(VLOOKUP([.$C8];[$Tracker.$C$5:.$K$23];8;0)))" office:value-type="string" office:string-value=" ">
            <text:p><text:s/></text:p>
          </table:table-cell>
          <table:table-cell table:style-name="ce93" table:formula="of:=iferror(TEXT(([.R8]-[.S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8];[$Tracker.$C$5:.$L$23];9;0));&quot; &quot;;(VLOOKUP([.$C8];[$Tracker.$C$5:.$L$23];9;0)))" office:value-type="string" office:string-value=" ">
            <text:p><text:s/></text:p>
          </table:table-cell>
          <table:table-cell table:style-name="ce93" table:formula="of:=iferror(TEXT(([.U8]-[.V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8];[$Tracker.$C$5:.$M$23];10;0));&quot; &quot;;(VLOOKUP([.$C8];[$Tracker.$C$5:.$M$23];10;0)))" office:value-type="string" office:string-value=" ">
            <text:p><text:s/></text:p>
          </table:table-cell>
          <table:table-cell table:style-name="ce93" table:formula="of:=iferror(TEXT(([.X8]-[.Y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8];[$Tracker.$C$5:.$N$23];11;0));&quot; &quot;;(VLOOKUP([.$C8];[$Tracker.$C$5:.$N$23];11;0)))" office:value-type="string" office:string-value=" ">
            <text:p><text:s/></text:p>
          </table:table-cell>
          <table:table-cell table:style-name="ce93" table:formula="of:=iferror(TEXT(([.AA8]-[.AB8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9];[$Tracker.C$5:.D$42];2;0));&quot; &quot;;(VLOOKUP([.C9];[$Tracker.C$5:.D$42];2;0)))" office:value-type="string" office:string-value=" ">
            <text:p><text:s/></text:p>
          </table:table-cell>
          <table:table-cell table:style-name="ce77" table:formula="of:=IF(ISERROR(VLOOKUP([.C9];[$Tracker.C$5:.F$42];3;0));&quot; &quot;;(VLOOKUP([.C9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9];[$Tracker.$C$5:.$G$23];4;0));&quot; &quot;;(VLOOKUP([.$C9];[$Tracker.$C$5:.$G$23];4;0)))" office:value-type="string" office:string-value=" ">
            <text:p><text:s/></text:p>
          </table:table-cell>
          <table:table-cell table:style-name="ce93" table:formula="of:=iferror(TEXT(([.F9]-[.G9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9];[$Tracker.$C$5:.$H$23];5;0));&quot; &quot;;(VLOOKUP([.$C9];[$Tracker.$C$5:.$H$23];5;0)))" office:value-type="string" office:string-value=" ">
            <text:p><text:s/></text:p>
          </table:table-cell>
          <table:table-cell table:style-name="ce93" table:formula="of:=iferror(TEXT(([.I9]-[.J9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9];[$Tracker.$C$5:.$I$23];6;0));&quot; &quot;;(VLOOKUP([.$C9];[$Tracker.$C$5:.$I$23];6;0)))" office:value-type="string" office:string-value=" ">
            <text:p><text:s/></text:p>
          </table:table-cell>
          <table:table-cell table:style-name="ce93" table:formula="of:=iferror(TEXT(([.L9]-[.M9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9];[$Tracker.$C$5:.$J$23];7;0));&quot; &quot;;(VLOOKUP([.$C9];[$Tracker.$C$5:.$J$23];7;0)))" office:value-type="string" office:string-value=" ">
            <text:p><text:s/></text:p>
          </table:table-cell>
          <table:table-cell table:style-name="ce93" table:formula="of:=iferror(TEXT(([.O9]-[.P9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9];[$Tracker.$C$5:.$K$23];8;0));&quot; &quot;;(VLOOKUP([.$C9];[$Tracker.$C$5:.$K$23];8;0)))" office:value-type="string" office:string-value=" ">
            <text:p><text:s/></text:p>
          </table:table-cell>
          <table:table-cell table:style-name="ce93" table:formula="of:=iferror(TEXT(([.R9]-[.S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9];[$Tracker.$C$5:.$L$23];9;0));&quot; &quot;;(VLOOKUP([.$C9];[$Tracker.$C$5:.$L$23];9;0)))" office:value-type="string" office:string-value=" ">
            <text:p><text:s/></text:p>
          </table:table-cell>
          <table:table-cell table:style-name="ce93" table:formula="of:=iferror(TEXT(([.U9]-[.V9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9];[$Tracker.$C$5:.$M$23];10;0));&quot; &quot;;(VLOOKUP([.$C9];[$Tracker.$C$5:.$M$23];10;0)))" office:value-type="string" office:string-value=" ">
            <text:p><text:s/></text:p>
          </table:table-cell>
          <table:table-cell table:style-name="ce93" table:formula="of:=iferror(TEXT(([.X9]-[.Y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9];[$Tracker.$C$5:.$N$23];11;0));&quot; &quot;;(VLOOKUP([.$C9];[$Tracker.$C$5:.$N$23];11;0)))" office:value-type="string" office:string-value=" ">
            <text:p><text:s/></text:p>
          </table:table-cell>
          <table:table-cell table:style-name="ce93" table:formula="of:=iferror(TEXT(([.AA9]-[.AB9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0];[$Tracker.C$5:.D$42];2;0));&quot; &quot;;(VLOOKUP([.C10];[$Tracker.C$5:.D$42];2;0)))" office:value-type="string" office:string-value=" ">
            <text:p><text:s/></text:p>
          </table:table-cell>
          <table:table-cell table:style-name="ce77" table:formula="of:=IF(ISERROR(VLOOKUP([.C10];[$Tracker.C$5:.F$42];3;0));&quot; &quot;;(VLOOKUP([.C10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0];[$Tracker.$C$5:.$G$23];4;0));&quot; &quot;;(VLOOKUP([.$C10];[$Tracker.$C$5:.$G$23];4;0)))" office:value-type="string" office:string-value=" ">
            <text:p><text:s/></text:p>
          </table:table-cell>
          <table:table-cell table:style-name="ce93" table:formula="of:=iferror(TEXT(([.F10]-[.G10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0];[$Tracker.$C$5:.$H$23];5;0));&quot; &quot;;(VLOOKUP([.$C10];[$Tracker.$C$5:.$H$23];5;0)))" office:value-type="string" office:string-value=" ">
            <text:p><text:s/></text:p>
          </table:table-cell>
          <table:table-cell table:style-name="ce93" table:formula="of:=iferror(TEXT(([.I10]-[.J10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0];[$Tracker.$C$5:.$I$23];6;0));&quot; &quot;;(VLOOKUP([.$C10];[$Tracker.$C$5:.$I$23];6;0)))" office:value-type="string" office:string-value=" ">
            <text:p><text:s/></text:p>
          </table:table-cell>
          <table:table-cell table:style-name="ce93" table:formula="of:=iferror(TEXT(([.L10]-[.M10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0];[$Tracker.$C$5:.$J$23];7;0));&quot; &quot;;(VLOOKUP([.$C10];[$Tracker.$C$5:.$J$23];7;0)))" office:value-type="string" office:string-value=" ">
            <text:p><text:s/></text:p>
          </table:table-cell>
          <table:table-cell table:style-name="ce93" table:formula="of:=iferror(TEXT(([.O10]-[.P10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0];[$Tracker.$C$5:.$K$23];8;0));&quot; &quot;;(VLOOKUP([.$C10];[$Tracker.$C$5:.$K$23];8;0)))" office:value-type="string" office:string-value=" ">
            <text:p><text:s/></text:p>
          </table:table-cell>
          <table:table-cell table:style-name="ce93" table:formula="of:=iferror(TEXT(([.R10]-[.S1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0];[$Tracker.$C$5:.$L$23];9;0));&quot; &quot;;(VLOOKUP([.$C10];[$Tracker.$C$5:.$L$23];9;0)))" office:value-type="string" office:string-value=" ">
            <text:p><text:s/></text:p>
          </table:table-cell>
          <table:table-cell table:style-name="ce93" table:formula="of:=iferror(TEXT(([.U10]-[.V10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0];[$Tracker.$C$5:.$M$23];10;0));&quot; &quot;;(VLOOKUP([.$C10];[$Tracker.$C$5:.$M$23];10;0)))" office:value-type="string" office:string-value=" ">
            <text:p><text:s/></text:p>
          </table:table-cell>
          <table:table-cell table:style-name="ce93" table:formula="of:=iferror(TEXT(([.X10]-[.Y1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0];[$Tracker.$C$5:.$N$23];11;0));&quot; &quot;;(VLOOKUP([.$C10];[$Tracker.$C$5:.$N$23];11;0)))" office:value-type="string" office:string-value=" ">
            <text:p><text:s/></text:p>
          </table:table-cell>
          <table:table-cell table:style-name="ce93" table:formula="of:=iferror(TEXT(([.AA10]-[.AB10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1];[$Tracker.C$5:.D$42];2;0));&quot; &quot;;(VLOOKUP([.C11];[$Tracker.C$5:.D$42];2;0)))" office:value-type="string" office:string-value=" ">
            <text:p><text:s/></text:p>
          </table:table-cell>
          <table:table-cell table:style-name="ce77" table:formula="of:=IF(ISERROR(VLOOKUP([.C11];[$Tracker.C$5:.F$42];3;0));&quot; &quot;;(VLOOKUP([.C11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1];[$Tracker.$C$5:.$G$23];4;0));&quot; &quot;;(VLOOKUP([.$C11];[$Tracker.$C$5:.$G$23];4;0)))" office:value-type="string" office:string-value=" ">
            <text:p><text:s/></text:p>
          </table:table-cell>
          <table:table-cell table:style-name="ce93" table:formula="of:=iferror(TEXT(([.F11]-[.G11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1];[$Tracker.$C$5:.$H$23];5;0));&quot; &quot;;(VLOOKUP([.$C11];[$Tracker.$C$5:.$H$23];5;0)))" office:value-type="string" office:string-value=" ">
            <text:p><text:s/></text:p>
          </table:table-cell>
          <table:table-cell table:style-name="ce93" table:formula="of:=iferror(TEXT(([.I11]-[.J11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1];[$Tracker.$C$5:.$I$23];6;0));&quot; &quot;;(VLOOKUP([.$C11];[$Tracker.$C$5:.$I$23];6;0)))" office:value-type="string" office:string-value=" ">
            <text:p><text:s/></text:p>
          </table:table-cell>
          <table:table-cell table:style-name="ce93" table:formula="of:=iferror(TEXT(([.L11]-[.M11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1];[$Tracker.$C$5:.$J$23];7;0));&quot; &quot;;(VLOOKUP([.$C11];[$Tracker.$C$5:.$J$23];7;0)))" office:value-type="string" office:string-value=" ">
            <text:p><text:s/></text:p>
          </table:table-cell>
          <table:table-cell table:style-name="ce93" table:formula="of:=iferror(TEXT(([.O11]-[.P11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1];[$Tracker.$C$5:.$K$23];8;0));&quot; &quot;;(VLOOKUP([.$C11];[$Tracker.$C$5:.$K$23];8;0)))" office:value-type="string" office:string-value=" ">
            <text:p><text:s/></text:p>
          </table:table-cell>
          <table:table-cell table:style-name="ce93" table:formula="of:=iferror(TEXT(([.R11]-[.S1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1];[$Tracker.$C$5:.$L$23];9;0));&quot; &quot;;(VLOOKUP([.$C11];[$Tracker.$C$5:.$L$23];9;0)))" office:value-type="string" office:string-value=" ">
            <text:p><text:s/></text:p>
          </table:table-cell>
          <table:table-cell table:style-name="ce93" table:formula="of:=iferror(TEXT(([.U11]-[.V11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1];[$Tracker.$C$5:.$M$23];10;0));&quot; &quot;;(VLOOKUP([.$C11];[$Tracker.$C$5:.$M$23];10;0)))" office:value-type="string" office:string-value=" ">
            <text:p><text:s/></text:p>
          </table:table-cell>
          <table:table-cell table:style-name="ce93" table:formula="of:=iferror(TEXT(([.X11]-[.Y1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1];[$Tracker.$C$5:.$N$23];11;0));&quot; &quot;;(VLOOKUP([.$C11];[$Tracker.$C$5:.$N$23];11;0)))" office:value-type="string" office:string-value=" ">
            <text:p><text:s/></text:p>
          </table:table-cell>
          <table:table-cell table:style-name="ce93" table:formula="of:=iferror(TEXT(([.AA11]-[.AB11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2];[$Tracker.C$5:.D$42];2;0));&quot; &quot;;(VLOOKUP([.C12];[$Tracker.C$5:.D$42];2;0)))" office:value-type="string" office:string-value=" ">
            <text:p><text:s/></text:p>
          </table:table-cell>
          <table:table-cell table:style-name="ce77" table:formula="of:=IF(ISERROR(VLOOKUP([.C12];[$Tracker.C$5:.F$42];3;0));&quot; &quot;;(VLOOKUP([.C12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2];[$Tracker.$C$5:.$G$23];4;0));&quot; &quot;;(VLOOKUP([.$C12];[$Tracker.$C$5:.$G$23];4;0)))" office:value-type="string" office:string-value=" ">
            <text:p><text:s/></text:p>
          </table:table-cell>
          <table:table-cell table:style-name="ce93" table:formula="of:=iferror(TEXT(([.F12]-[.G12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2];[$Tracker.$C$5:.$H$23];5;0));&quot; &quot;;(VLOOKUP([.$C12];[$Tracker.$C$5:.$H$23];5;0)))" office:value-type="string" office:string-value=" ">
            <text:p><text:s/></text:p>
          </table:table-cell>
          <table:table-cell table:style-name="ce93" table:formula="of:=iferror(TEXT(([.I12]-[.J12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2];[$Tracker.$C$5:.$I$23];6;0));&quot; &quot;;(VLOOKUP([.$C12];[$Tracker.$C$5:.$I$23];6;0)))" office:value-type="string" office:string-value=" ">
            <text:p><text:s/></text:p>
          </table:table-cell>
          <table:table-cell table:style-name="ce93" table:formula="of:=iferror(TEXT(([.L12]-[.M12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2];[$Tracker.$C$5:.$J$23];7;0));&quot; &quot;;(VLOOKUP([.$C12];[$Tracker.$C$5:.$J$23];7;0)))" office:value-type="string" office:string-value=" ">
            <text:p><text:s/></text:p>
          </table:table-cell>
          <table:table-cell table:style-name="ce93" table:formula="of:=iferror(TEXT(([.O12]-[.P12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2];[$Tracker.$C$5:.$K$23];8;0));&quot; &quot;;(VLOOKUP([.$C12];[$Tracker.$C$5:.$K$23];8;0)))" office:value-type="string" office:string-value=" ">
            <text:p><text:s/></text:p>
          </table:table-cell>
          <table:table-cell table:style-name="ce93" table:formula="of:=iferror(TEXT(([.R12]-[.S1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2];[$Tracker.$C$5:.$L$23];9;0));&quot; &quot;;(VLOOKUP([.$C12];[$Tracker.$C$5:.$L$23];9;0)))" office:value-type="string" office:string-value=" ">
            <text:p><text:s/></text:p>
          </table:table-cell>
          <table:table-cell table:style-name="ce93" table:formula="of:=iferror(TEXT(([.U12]-[.V12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2];[$Tracker.$C$5:.$M$23];10;0));&quot; &quot;;(VLOOKUP([.$C12];[$Tracker.$C$5:.$M$23];10;0)))" office:value-type="string" office:string-value=" ">
            <text:p><text:s/></text:p>
          </table:table-cell>
          <table:table-cell table:style-name="ce93" table:formula="of:=iferror(TEXT(([.X12]-[.Y1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2];[$Tracker.$C$5:.$N$23];11;0));&quot; &quot;;(VLOOKUP([.$C12];[$Tracker.$C$5:.$N$23];11;0)))" office:value-type="string" office:string-value=" ">
            <text:p><text:s/></text:p>
          </table:table-cell>
          <table:table-cell table:style-name="ce93" table:formula="of:=iferror(TEXT(([.AA12]-[.AB12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3];[$Tracker.C$5:.D$42];2;0));&quot; &quot;;(VLOOKUP([.C13];[$Tracker.C$5:.D$42];2;0)))" office:value-type="string" office:string-value=" ">
            <text:p><text:s/></text:p>
          </table:table-cell>
          <table:table-cell table:style-name="ce77" table:formula="of:=IF(ISERROR(VLOOKUP([.C13];[$Tracker.C$5:.F$42];3;0));&quot; &quot;;(VLOOKUP([.C13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3];[$Tracker.$C$5:.$G$23];4;0));&quot; &quot;;(VLOOKUP([.$C13];[$Tracker.$C$5:.$G$23];4;0)))" office:value-type="string" office:string-value=" ">
            <text:p><text:s/></text:p>
          </table:table-cell>
          <table:table-cell table:style-name="ce93" table:formula="of:=iferror(TEXT(([.F13]-[.G13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3];[$Tracker.$C$5:.$H$23];5;0));&quot; &quot;;(VLOOKUP([.$C13];[$Tracker.$C$5:.$H$23];5;0)))" office:value-type="string" office:string-value=" ">
            <text:p><text:s/></text:p>
          </table:table-cell>
          <table:table-cell table:style-name="ce93" table:formula="of:=iferror(TEXT(([.I13]-[.J13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3];[$Tracker.$C$5:.$I$23];6;0));&quot; &quot;;(VLOOKUP([.$C13];[$Tracker.$C$5:.$I$23];6;0)))" office:value-type="string" office:string-value=" ">
            <text:p><text:s/></text:p>
          </table:table-cell>
          <table:table-cell table:style-name="ce93" table:formula="of:=iferror(TEXT(([.L13]-[.M13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3];[$Tracker.$C$5:.$J$23];7;0));&quot; &quot;;(VLOOKUP([.$C13];[$Tracker.$C$5:.$J$23];7;0)))" office:value-type="string" office:string-value=" ">
            <text:p><text:s/></text:p>
          </table:table-cell>
          <table:table-cell table:style-name="ce93" table:formula="of:=iferror(TEXT(([.O13]-[.P13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3];[$Tracker.$C$5:.$K$23];8;0));&quot; &quot;;(VLOOKUP([.$C13];[$Tracker.$C$5:.$K$23];8;0)))" office:value-type="string" office:string-value=" ">
            <text:p><text:s/></text:p>
          </table:table-cell>
          <table:table-cell table:style-name="ce93" table:formula="of:=iferror(TEXT(([.R13]-[.S1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3];[$Tracker.$C$5:.$L$23];9;0));&quot; &quot;;(VLOOKUP([.$C13];[$Tracker.$C$5:.$L$23];9;0)))" office:value-type="string" office:string-value=" ">
            <text:p><text:s/></text:p>
          </table:table-cell>
          <table:table-cell table:style-name="ce93" table:formula="of:=iferror(TEXT(([.U13]-[.V13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3];[$Tracker.$C$5:.$M$23];10;0));&quot; &quot;;(VLOOKUP([.$C13];[$Tracker.$C$5:.$M$23];10;0)))" office:value-type="string" office:string-value=" ">
            <text:p><text:s/></text:p>
          </table:table-cell>
          <table:table-cell table:style-name="ce93" table:formula="of:=iferror(TEXT(([.X13]-[.Y1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3];[$Tracker.$C$5:.$N$23];11;0));&quot; &quot;;(VLOOKUP([.$C13];[$Tracker.$C$5:.$N$23];11;0)))" office:value-type="string" office:string-value=" ">
            <text:p><text:s/></text:p>
          </table:table-cell>
          <table:table-cell table:style-name="ce93" table:formula="of:=iferror(TEXT(([.AA13]-[.AB13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4];[$Tracker.C$5:.D$42];2;0));&quot; &quot;;(VLOOKUP([.C14];[$Tracker.C$5:.D$42];2;0)))" office:value-type="string" office:string-value=" ">
            <text:p><text:s/></text:p>
          </table:table-cell>
          <table:table-cell table:style-name="ce77" table:formula="of:=IF(ISERROR(VLOOKUP([.C14];[$Tracker.C$5:.F$42];3;0));&quot; &quot;;(VLOOKUP([.C14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4];[$Tracker.$C$5:.$G$23];4;0));&quot; &quot;;(VLOOKUP([.$C14];[$Tracker.$C$5:.$G$23];4;0)))" office:value-type="string" office:string-value=" ">
            <text:p><text:s/></text:p>
          </table:table-cell>
          <table:table-cell table:style-name="ce93" table:formula="of:=iferror(TEXT(([.F14]-[.G14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4];[$Tracker.$C$5:.$H$23];5;0));&quot; &quot;;(VLOOKUP([.$C14];[$Tracker.$C$5:.$H$23];5;0)))" office:value-type="string" office:string-value=" ">
            <text:p><text:s/></text:p>
          </table:table-cell>
          <table:table-cell table:style-name="ce93" table:formula="of:=iferror(TEXT(([.I14]-[.J14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4];[$Tracker.$C$5:.$I$23];6;0));&quot; &quot;;(VLOOKUP([.$C14];[$Tracker.$C$5:.$I$23];6;0)))" office:value-type="string" office:string-value=" ">
            <text:p><text:s/></text:p>
          </table:table-cell>
          <table:table-cell table:style-name="ce93" table:formula="of:=iferror(TEXT(([.L14]-[.M14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4];[$Tracker.$C$5:.$J$23];7;0));&quot; &quot;;(VLOOKUP([.$C14];[$Tracker.$C$5:.$J$23];7;0)))" office:value-type="string" office:string-value=" ">
            <text:p><text:s/></text:p>
          </table:table-cell>
          <table:table-cell table:style-name="ce93" table:formula="of:=iferror(TEXT(([.O14]-[.P14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4];[$Tracker.$C$5:.$K$23];8;0));&quot; &quot;;(VLOOKUP([.$C14];[$Tracker.$C$5:.$K$23];8;0)))" office:value-type="string" office:string-value=" ">
            <text:p><text:s/></text:p>
          </table:table-cell>
          <table:table-cell table:style-name="ce93" table:formula="of:=iferror(TEXT(([.R14]-[.S1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4];[$Tracker.$C$5:.$L$23];9;0));&quot; &quot;;(VLOOKUP([.$C14];[$Tracker.$C$5:.$L$23];9;0)))" office:value-type="string" office:string-value=" ">
            <text:p><text:s/></text:p>
          </table:table-cell>
          <table:table-cell table:style-name="ce93" table:formula="of:=iferror(TEXT(([.U14]-[.V14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4];[$Tracker.$C$5:.$M$23];10;0));&quot; &quot;;(VLOOKUP([.$C14];[$Tracker.$C$5:.$M$23];10;0)))" office:value-type="string" office:string-value=" ">
            <text:p><text:s/></text:p>
          </table:table-cell>
          <table:table-cell table:style-name="ce93" table:formula="of:=iferror(TEXT(([.X14]-[.Y1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4];[$Tracker.$C$5:.$N$23];11;0));&quot; &quot;;(VLOOKUP([.$C14];[$Tracker.$C$5:.$N$23];11;0)))" office:value-type="string" office:string-value=" ">
            <text:p><text:s/></text:p>
          </table:table-cell>
          <table:table-cell table:style-name="ce93" table:formula="of:=iferror(TEXT(([.AA14]-[.AB14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5];[$Tracker.C$5:.D$42];2;0));&quot; &quot;;(VLOOKUP([.C15];[$Tracker.C$5:.D$42];2;0)))" office:value-type="string" office:string-value=" ">
            <text:p><text:s/></text:p>
          </table:table-cell>
          <table:table-cell table:style-name="ce77" table:formula="of:=IF(ISERROR(VLOOKUP([.C15];[$Tracker.C$5:.F$42];3;0));&quot; &quot;;(VLOOKUP([.C15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5];[$Tracker.$C$5:.$G$23];4;0));&quot; &quot;;(VLOOKUP([.$C15];[$Tracker.$C$5:.$G$23];4;0)))" office:value-type="string" office:string-value=" ">
            <text:p><text:s/></text:p>
          </table:table-cell>
          <table:table-cell table:style-name="ce93" table:formula="of:=iferror(TEXT(([.F15]-[.G15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5];[$Tracker.$C$5:.$H$23];5;0));&quot; &quot;;(VLOOKUP([.$C15];[$Tracker.$C$5:.$H$23];5;0)))" office:value-type="string" office:string-value=" ">
            <text:p><text:s/></text:p>
          </table:table-cell>
          <table:table-cell table:style-name="ce93" table:formula="of:=iferror(TEXT(([.I15]-[.J15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5];[$Tracker.$C$5:.$I$23];6;0));&quot; &quot;;(VLOOKUP([.$C15];[$Tracker.$C$5:.$I$23];6;0)))" office:value-type="string" office:string-value=" ">
            <text:p><text:s/></text:p>
          </table:table-cell>
          <table:table-cell table:style-name="ce93" table:formula="of:=iferror(TEXT(([.L15]-[.M15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5];[$Tracker.$C$5:.$J$23];7;0));&quot; &quot;;(VLOOKUP([.$C15];[$Tracker.$C$5:.$J$23];7;0)))" office:value-type="string" office:string-value=" ">
            <text:p><text:s/></text:p>
          </table:table-cell>
          <table:table-cell table:style-name="ce93" table:formula="of:=iferror(TEXT(([.O15]-[.P15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5];[$Tracker.$C$5:.$K$23];8;0));&quot; &quot;;(VLOOKUP([.$C15];[$Tracker.$C$5:.$K$23];8;0)))" office:value-type="string" office:string-value=" ">
            <text:p><text:s/></text:p>
          </table:table-cell>
          <table:table-cell table:style-name="ce93" table:formula="of:=iferror(TEXT(([.R15]-[.S1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5];[$Tracker.$C$5:.$L$23];9;0));&quot; &quot;;(VLOOKUP([.$C15];[$Tracker.$C$5:.$L$23];9;0)))" office:value-type="string" office:string-value=" ">
            <text:p><text:s/></text:p>
          </table:table-cell>
          <table:table-cell table:style-name="ce93" table:formula="of:=iferror(TEXT(([.U15]-[.V15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5];[$Tracker.$C$5:.$M$23];10;0));&quot; &quot;;(VLOOKUP([.$C15];[$Tracker.$C$5:.$M$23];10;0)))" office:value-type="string" office:string-value=" ">
            <text:p><text:s/></text:p>
          </table:table-cell>
          <table:table-cell table:style-name="ce93" table:formula="of:=iferror(TEXT(([.X15]-[.Y1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5];[$Tracker.$C$5:.$N$23];11;0));&quot; &quot;;(VLOOKUP([.$C15];[$Tracker.$C$5:.$N$23];11;0)))" office:value-type="string" office:string-value=" ">
            <text:p><text:s/></text:p>
          </table:table-cell>
          <table:table-cell table:style-name="ce93" table:formula="of:=iferror(TEXT(([.AA15]-[.AB15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6];[$Tracker.C$5:.D$42];2;0));&quot; &quot;;(VLOOKUP([.C16];[$Tracker.C$5:.D$42];2;0)))" office:value-type="string" office:string-value=" ">
            <text:p><text:s/></text:p>
          </table:table-cell>
          <table:table-cell table:style-name="ce77" table:formula="of:=IF(ISERROR(VLOOKUP([.C16];[$Tracker.C$5:.F$42];3;0));&quot; &quot;;(VLOOKUP([.C16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6];[$Tracker.$C$5:.$G$23];4;0));&quot; &quot;;(VLOOKUP([.$C16];[$Tracker.$C$5:.$G$23];4;0)))" office:value-type="string" office:string-value=" ">
            <text:p><text:s/></text:p>
          </table:table-cell>
          <table:table-cell table:style-name="ce93" table:formula="of:=iferror(TEXT(([.F16]-[.G1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6];[$Tracker.$C$5:.$H$23];5;0));&quot; &quot;;(VLOOKUP([.$C16];[$Tracker.$C$5:.$H$23];5;0)))" office:value-type="string" office:string-value=" ">
            <text:p><text:s/></text:p>
          </table:table-cell>
          <table:table-cell table:style-name="ce93" table:formula="of:=iferror(TEXT(([.I16]-[.J1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6];[$Tracker.$C$5:.$I$23];6;0));&quot; &quot;;(VLOOKUP([.$C16];[$Tracker.$C$5:.$I$23];6;0)))" office:value-type="string" office:string-value=" ">
            <text:p><text:s/></text:p>
          </table:table-cell>
          <table:table-cell table:style-name="ce93" table:formula="of:=iferror(TEXT(([.L16]-[.M1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6];[$Tracker.$C$5:.$J$23];7;0));&quot; &quot;;(VLOOKUP([.$C16];[$Tracker.$C$5:.$J$23];7;0)))" office:value-type="string" office:string-value=" ">
            <text:p><text:s/></text:p>
          </table:table-cell>
          <table:table-cell table:style-name="ce93" table:formula="of:=iferror(TEXT(([.O16]-[.P1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6];[$Tracker.$C$5:.$K$23];8;0));&quot; &quot;;(VLOOKUP([.$C16];[$Tracker.$C$5:.$K$23];8;0)))" office:value-type="string" office:string-value=" ">
            <text:p><text:s/></text:p>
          </table:table-cell>
          <table:table-cell table:style-name="ce93" table:formula="of:=iferror(TEXT(([.R16]-[.S1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6];[$Tracker.$C$5:.$L$23];9;0));&quot; &quot;;(VLOOKUP([.$C16];[$Tracker.$C$5:.$L$23];9;0)))" office:value-type="string" office:string-value=" ">
            <text:p><text:s/></text:p>
          </table:table-cell>
          <table:table-cell table:style-name="ce93" table:formula="of:=iferror(TEXT(([.U16]-[.V16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6];[$Tracker.$C$5:.$M$23];10;0));&quot; &quot;;(VLOOKUP([.$C16];[$Tracker.$C$5:.$M$23];10;0)))" office:value-type="string" office:string-value=" ">
            <text:p><text:s/></text:p>
          </table:table-cell>
          <table:table-cell table:style-name="ce93" table:formula="of:=iferror(TEXT(([.X16]-[.Y1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6];[$Tracker.$C$5:.$N$23];11;0));&quot; &quot;;(VLOOKUP([.$C16];[$Tracker.$C$5:.$N$23];11;0)))" office:value-type="string" office:string-value=" ">
            <text:p><text:s/></text:p>
          </table:table-cell>
          <table:table-cell table:style-name="ce93" table:formula="of:=iferror(TEXT(([.AA16]-[.AB16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7];[$Tracker.C$5:.D$42];2;0));&quot; &quot;;(VLOOKUP([.C17];[$Tracker.C$5:.D$42];2;0)))" office:value-type="string" office:string-value=" ">
            <text:p><text:s/></text:p>
          </table:table-cell>
          <table:table-cell table:style-name="ce77" table:formula="of:=IF(ISERROR(VLOOKUP([.C17];[$Tracker.C$5:.F$42];3;0));&quot; &quot;;(VLOOKUP([.C17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7];[$Tracker.$C$5:.$G$23];4;0));&quot; &quot;;(VLOOKUP([.$C17];[$Tracker.$C$5:.$G$23];4;0)))" office:value-type="string" office:string-value=" ">
            <text:p><text:s/></text:p>
          </table:table-cell>
          <table:table-cell table:style-name="ce93" table:formula="of:=iferror(TEXT(([.F17]-[.G1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7];[$Tracker.$C$5:.$H$23];5;0));&quot; &quot;;(VLOOKUP([.$C17];[$Tracker.$C$5:.$H$23];5;0)))" office:value-type="string" office:string-value=" ">
            <text:p><text:s/></text:p>
          </table:table-cell>
          <table:table-cell table:style-name="ce93" table:formula="of:=iferror(TEXT(([.I17]-[.J1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7];[$Tracker.$C$5:.$I$23];6;0));&quot; &quot;;(VLOOKUP([.$C17];[$Tracker.$C$5:.$I$23];6;0)))" office:value-type="string" office:string-value=" ">
            <text:p><text:s/></text:p>
          </table:table-cell>
          <table:table-cell table:style-name="ce93" table:formula="of:=iferror(TEXT(([.L17]-[.M1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7];[$Tracker.$C$5:.$J$23];7;0));&quot; &quot;;(VLOOKUP([.$C17];[$Tracker.$C$5:.$J$23];7;0)))" office:value-type="string" office:string-value=" ">
            <text:p><text:s/></text:p>
          </table:table-cell>
          <table:table-cell table:style-name="ce93" table:formula="of:=iferror(TEXT(([.O17]-[.P1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7];[$Tracker.$C$5:.$K$23];8;0));&quot; &quot;;(VLOOKUP([.$C17];[$Tracker.$C$5:.$K$23];8;0)))" office:value-type="string" office:string-value=" ">
            <text:p><text:s/></text:p>
          </table:table-cell>
          <table:table-cell table:style-name="ce93" table:formula="of:=iferror(TEXT(([.R17]-[.S1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7];[$Tracker.$C$5:.$L$23];9;0));&quot; &quot;;(VLOOKUP([.$C17];[$Tracker.$C$5:.$L$23];9;0)))" office:value-type="string" office:string-value=" ">
            <text:p><text:s/></text:p>
          </table:table-cell>
          <table:table-cell table:style-name="ce93" table:formula="of:=iferror(TEXT(([.U17]-[.V17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7];[$Tracker.$C$5:.$M$23];10;0));&quot; &quot;;(VLOOKUP([.$C17];[$Tracker.$C$5:.$M$23];10;0)))" office:value-type="string" office:string-value=" ">
            <text:p><text:s/></text:p>
          </table:table-cell>
          <table:table-cell table:style-name="ce93" table:formula="of:=iferror(TEXT(([.X17]-[.Y1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7];[$Tracker.$C$5:.$N$23];11;0));&quot; &quot;;(VLOOKUP([.$C17];[$Tracker.$C$5:.$N$23];11;0)))" office:value-type="string" office:string-value=" ">
            <text:p><text:s/></text:p>
          </table:table-cell>
          <table:table-cell table:style-name="ce93" table:formula="of:=iferror(TEXT(([.AA17]-[.AB17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8];[$Tracker.C$5:.D$42];2;0));&quot; &quot;;(VLOOKUP([.C18];[$Tracker.C$5:.D$42];2;0)))" office:value-type="string" office:string-value=" ">
            <text:p><text:s/></text:p>
          </table:table-cell>
          <table:table-cell table:style-name="ce77" table:formula="of:=IF(ISERROR(VLOOKUP([.C18];[$Tracker.C$5:.F$42];3;0));&quot; &quot;;(VLOOKUP([.C18];[$Tracker.C$5:.F$42];3;0)))" office:value-type="string" office:string-value=" ">
            <text:p><text:s/></text:p>
          </table:table-cell>
          <table:table-cell table:style-name="ce83"/>
          <table:table-cell table:style-name="ce87" table:formula="of:=IF(ISERROR(VLOOKUP([.$C18];[$Tracker.$C$5:.$G$23];4;0));&quot; &quot;;(VLOOKUP([.$C18];[$Tracker.$C$5:.$G$23];4;0)))" office:value-type="string" office:string-value=" ">
            <text:p><text:s/></text:p>
          </table:table-cell>
          <table:table-cell table:style-name="ce93" table:formula="of:=iferror(TEXT(([.F18]-[.G1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8];[$Tracker.$C$5:.$H$23];5;0));&quot; &quot;;(VLOOKUP([.$C18];[$Tracker.$C$5:.$H$23];5;0)))" office:value-type="string" office:string-value=" ">
            <text:p><text:s/></text:p>
          </table:table-cell>
          <table:table-cell table:style-name="ce93" table:formula="of:=iferror(TEXT(([.I18]-[.J1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8];[$Tracker.$C$5:.$I$23];6;0));&quot; &quot;;(VLOOKUP([.$C18];[$Tracker.$C$5:.$I$23];6;0)))" office:value-type="string" office:string-value=" ">
            <text:p><text:s/></text:p>
          </table:table-cell>
          <table:table-cell table:style-name="ce93" table:formula="of:=iferror(TEXT(([.L18]-[.M1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8];[$Tracker.$C$5:.$J$23];7;0));&quot; &quot;;(VLOOKUP([.$C18];[$Tracker.$C$5:.$J$23];7;0)))" office:value-type="string" office:string-value=" ">
            <text:p><text:s/></text:p>
          </table:table-cell>
          <table:table-cell table:style-name="ce93" table:formula="of:=iferror(TEXT(([.O18]-[.P1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8];[$Tracker.$C$5:.$K$23];8;0));&quot; &quot;;(VLOOKUP([.$C18];[$Tracker.$C$5:.$K$23];8;0)))" office:value-type="string" office:string-value=" ">
            <text:p><text:s/></text:p>
          </table:table-cell>
          <table:table-cell table:style-name="ce93" table:formula="of:=iferror(TEXT(([.R18]-[.S1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8];[$Tracker.$C$5:.$L$23];9;0));&quot; &quot;;(VLOOKUP([.$C18];[$Tracker.$C$5:.$L$23];9;0)))" office:value-type="string" office:string-value=" ">
            <text:p><text:s/></text:p>
          </table:table-cell>
          <table:table-cell table:style-name="ce93" table:formula="of:=iferror(TEXT(([.U18]-[.V18]);&quot;[h]:mm&quot;);&quot; &quot;)" office:value-type="float" office:value="0">
            <text:p>#NAME?</text:p>
          </table:table-cell>
          <table:table-cell table:style-name="ce83"/>
          <table:table-cell table:style-name="ce87" table:formula="of:=IF(ISERROR(VLOOKUP([.$C18];[$Tracker.$C$5:.$M$23];10;0));&quot; &quot;;(VLOOKUP([.$C18];[$Tracker.$C$5:.$M$23];10;0)))" office:value-type="string" office:string-value=" ">
            <text:p><text:s/></text:p>
          </table:table-cell>
          <table:table-cell table:style-name="ce93" table:formula="of:=iferror(TEXT(([.X18]-[.Y1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8];[$Tracker.$C$5:.$N$23];11;0));&quot; &quot;;(VLOOKUP([.$C18];[$Tracker.$C$5:.$N$23];11;0)))" office:value-type="string" office:string-value=" ">
            <text:p><text:s/></text:p>
          </table:table-cell>
          <table:table-cell table:style-name="ce93" table:formula="of:=iferror(TEXT(([.AA18]-[.AB18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19];[$Tracker.C$5:.D$42];2;0));&quot; &quot;;(VLOOKUP([.C19];[$Tracker.C$5:.D$42];2;0)))" office:value-type="string" office:string-value=" ">
            <text:p><text:s/></text:p>
          </table:table-cell>
          <table:table-cell table:style-name="ce77" table:formula="of:=IF(ISERROR(VLOOKUP([.C19];[$Tracker.C$5:.F$42];3;0));&quot; &quot;;(VLOOKUP([.C19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19];[$Tracker.$C$5:.$G$23];4;0));&quot; &quot;;(VLOOKUP([.$C19];[$Tracker.$C$5:.$G$23];4;0)))" office:value-type="string" office:string-value=" ">
            <text:p><text:s/></text:p>
          </table:table-cell>
          <table:table-cell table:style-name="ce93" table:formula="of:=iferror(TEXT(([.F19]-[.G1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19];[$Tracker.$C$5:.$H$23];5;0));&quot; &quot;;(VLOOKUP([.$C19];[$Tracker.$C$5:.$H$23];5;0)))" office:value-type="string" office:string-value=" ">
            <text:p><text:s/></text:p>
          </table:table-cell>
          <table:table-cell table:style-name="ce93" table:formula="of:=iferror(TEXT(([.I19]-[.J1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19];[$Tracker.$C$5:.$I$23];6;0));&quot; &quot;;(VLOOKUP([.$C19];[$Tracker.$C$5:.$I$23];6;0)))" office:value-type="string" office:string-value=" ">
            <text:p><text:s/></text:p>
          </table:table-cell>
          <table:table-cell table:style-name="ce93" table:formula="of:=iferror(TEXT(([.L19]-[.M1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19];[$Tracker.$C$5:.$J$23];7;0));&quot; &quot;;(VLOOKUP([.$C19];[$Tracker.$C$5:.$J$23];7;0)))" office:value-type="string" office:string-value=" ">
            <text:p><text:s/></text:p>
          </table:table-cell>
          <table:table-cell table:style-name="ce93" table:formula="of:=iferror(TEXT(([.O19]-[.P1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19];[$Tracker.$C$5:.$K$23];8;0));&quot; &quot;;(VLOOKUP([.$C19];[$Tracker.$C$5:.$K$23];8;0)))" office:value-type="string" office:string-value=" ">
            <text:p><text:s/></text:p>
          </table:table-cell>
          <table:table-cell table:style-name="ce93" table:formula="of:=iferror(TEXT(([.R19]-[.S1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9];[$Tracker.$C$5:.$L$23];9;0));&quot; &quot;;(VLOOKUP([.$C19];[$Tracker.$C$5:.$L$23];9;0)))" office:value-type="string" office:string-value=" ">
            <text:p><text:s/></text:p>
          </table:table-cell>
          <table:table-cell table:style-name="ce93" table:formula="of:=iferror(TEXT(([.U19]-[.V1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19];[$Tracker.$C$5:.$M$23];10;0));&quot; &quot;;(VLOOKUP([.$C19];[$Tracker.$C$5:.$M$23];10;0)))" office:value-type="string" office:string-value=" ">
            <text:p><text:s/></text:p>
          </table:table-cell>
          <table:table-cell table:style-name="ce93" table:formula="of:=iferror(TEXT(([.X19]-[.Y1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19];[$Tracker.$C$5:.$N$23];11;0));&quot; &quot;;(VLOOKUP([.$C19];[$Tracker.$C$5:.$N$23];11;0)))" office:value-type="string" office:string-value=" ">
            <text:p><text:s/></text:p>
          </table:table-cell>
          <table:table-cell table:style-name="ce93" table:formula="of:=iferror(TEXT(([.AA19]-[.AB19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0];[$Tracker.C$5:.D$42];2;0));&quot; &quot;;(VLOOKUP([.C20];[$Tracker.C$5:.D$42];2;0)))" office:value-type="string" office:string-value=" ">
            <text:p><text:s/></text:p>
          </table:table-cell>
          <table:table-cell table:style-name="ce77" table:formula="of:=IF(ISERROR(VLOOKUP([.C20];[$Tracker.C$5:.F$42];3;0));&quot; &quot;;(VLOOKUP([.C20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0];[$Tracker.$C$5:.$G$23];4;0));&quot; &quot;;(VLOOKUP([.$C20];[$Tracker.$C$5:.$G$23];4;0)))" office:value-type="string" office:string-value=" ">
            <text:p><text:s/></text:p>
          </table:table-cell>
          <table:table-cell table:style-name="ce93" table:formula="of:=iferror(TEXT(([.F20]-[.G2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0];[$Tracker.$C$5:.$H$23];5;0));&quot; &quot;;(VLOOKUP([.$C20];[$Tracker.$C$5:.$H$23];5;0)))" office:value-type="string" office:string-value=" ">
            <text:p><text:s/></text:p>
          </table:table-cell>
          <table:table-cell table:style-name="ce93" table:formula="of:=iferror(TEXT(([.I20]-[.J2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0];[$Tracker.$C$5:.$I$23];6;0));&quot; &quot;;(VLOOKUP([.$C20];[$Tracker.$C$5:.$I$23];6;0)))" office:value-type="string" office:string-value=" ">
            <text:p><text:s/></text:p>
          </table:table-cell>
          <table:table-cell table:style-name="ce93" table:formula="of:=iferror(TEXT(([.L20]-[.M2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0];[$Tracker.$C$5:.$J$23];7;0));&quot; &quot;;(VLOOKUP([.$C20];[$Tracker.$C$5:.$J$23];7;0)))" office:value-type="string" office:string-value=" ">
            <text:p><text:s/></text:p>
          </table:table-cell>
          <table:table-cell table:style-name="ce93" table:formula="of:=iferror(TEXT(([.O20]-[.P2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0];[$Tracker.$C$5:.$K$23];8;0));&quot; &quot;;(VLOOKUP([.$C20];[$Tracker.$C$5:.$K$23];8;0)))" office:value-type="string" office:string-value=" ">
            <text:p><text:s/></text:p>
          </table:table-cell>
          <table:table-cell table:style-name="ce93" table:formula="of:=iferror(TEXT(([.R20]-[.S2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0];[$Tracker.$C$5:.$L$23];9;0));&quot; &quot;;(VLOOKUP([.$C20];[$Tracker.$C$5:.$L$23];9;0)))" office:value-type="string" office:string-value=" ">
            <text:p><text:s/></text:p>
          </table:table-cell>
          <table:table-cell table:style-name="ce93" table:formula="of:=iferror(TEXT(([.U20]-[.V2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0];[$Tracker.$C$5:.$M$23];10;0));&quot; &quot;;(VLOOKUP([.$C20];[$Tracker.$C$5:.$M$23];10;0)))" office:value-type="string" office:string-value=" ">
            <text:p><text:s/></text:p>
          </table:table-cell>
          <table:table-cell table:style-name="ce93" table:formula="of:=iferror(TEXT(([.X20]-[.Y2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0];[$Tracker.$C$5:.$N$23];11;0));&quot; &quot;;(VLOOKUP([.$C20];[$Tracker.$C$5:.$N$23];11;0)))" office:value-type="string" office:string-value=" ">
            <text:p><text:s/></text:p>
          </table:table-cell>
          <table:table-cell table:style-name="ce93" table:formula="of:=iferror(TEXT(([.AA20]-[.AB20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1];[$Tracker.C$5:.D$42];2;0));&quot; &quot;;(VLOOKUP([.C21];[$Tracker.C$5:.D$42];2;0)))" office:value-type="string" office:string-value=" ">
            <text:p><text:s/></text:p>
          </table:table-cell>
          <table:table-cell table:style-name="ce77" table:formula="of:=IF(ISERROR(VLOOKUP([.C21];[$Tracker.C$5:.F$42];3;0));&quot; &quot;;(VLOOKUP([.C21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1];[$Tracker.$C$5:.$G$23];4;0));&quot; &quot;;(VLOOKUP([.$C21];[$Tracker.$C$5:.$G$23];4;0)))" office:value-type="string" office:string-value=" ">
            <text:p><text:s/></text:p>
          </table:table-cell>
          <table:table-cell table:style-name="ce93" table:formula="of:=iferror(TEXT(([.F21]-[.G2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1];[$Tracker.$C$5:.$H$23];5;0));&quot; &quot;;(VLOOKUP([.$C21];[$Tracker.$C$5:.$H$23];5;0)))" office:value-type="string" office:string-value=" ">
            <text:p><text:s/></text:p>
          </table:table-cell>
          <table:table-cell table:style-name="ce93" table:formula="of:=iferror(TEXT(([.I21]-[.J2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1];[$Tracker.$C$5:.$I$23];6;0));&quot; &quot;;(VLOOKUP([.$C21];[$Tracker.$C$5:.$I$23];6;0)))" office:value-type="string" office:string-value=" ">
            <text:p><text:s/></text:p>
          </table:table-cell>
          <table:table-cell table:style-name="ce93" table:formula="of:=iferror(TEXT(([.L21]-[.M2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1];[$Tracker.$C$5:.$J$23];7;0));&quot; &quot;;(VLOOKUP([.$C21];[$Tracker.$C$5:.$J$23];7;0)))" office:value-type="string" office:string-value=" ">
            <text:p><text:s/></text:p>
          </table:table-cell>
          <table:table-cell table:style-name="ce93" table:formula="of:=iferror(TEXT(([.O21]-[.P2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1];[$Tracker.$C$5:.$K$23];8;0));&quot; &quot;;(VLOOKUP([.$C21];[$Tracker.$C$5:.$K$23];8;0)))" office:value-type="string" office:string-value=" ">
            <text:p><text:s/></text:p>
          </table:table-cell>
          <table:table-cell table:style-name="ce93" table:formula="of:=iferror(TEXT(([.R21]-[.S2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1];[$Tracker.$C$5:.$L$23];9;0));&quot; &quot;;(VLOOKUP([.$C21];[$Tracker.$C$5:.$L$23];9;0)))" office:value-type="string" office:string-value=" ">
            <text:p><text:s/></text:p>
          </table:table-cell>
          <table:table-cell table:style-name="ce93" table:formula="of:=iferror(TEXT(([.U21]-[.V2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1];[$Tracker.$C$5:.$M$23];10;0));&quot; &quot;;(VLOOKUP([.$C21];[$Tracker.$C$5:.$M$23];10;0)))" office:value-type="string" office:string-value=" ">
            <text:p><text:s/></text:p>
          </table:table-cell>
          <table:table-cell table:style-name="ce93" table:formula="of:=iferror(TEXT(([.X21]-[.Y2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1];[$Tracker.$C$5:.$N$23];11;0));&quot; &quot;;(VLOOKUP([.$C21];[$Tracker.$C$5:.$N$23];11;0)))" office:value-type="string" office:string-value=" ">
            <text:p><text:s/></text:p>
          </table:table-cell>
          <table:table-cell table:style-name="ce93" table:formula="of:=iferror(TEXT(([.AA21]-[.AB21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2];[$Tracker.C$5:.D$42];2;0));&quot; &quot;;(VLOOKUP([.C22];[$Tracker.C$5:.D$42];2;0)))" office:value-type="string" office:string-value=" ">
            <text:p><text:s/></text:p>
          </table:table-cell>
          <table:table-cell table:style-name="ce77" table:formula="of:=IF(ISERROR(VLOOKUP([.C22];[$Tracker.C$5:.F$42];3;0));&quot; &quot;;(VLOOKUP([.C22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2];[$Tracker.$C$5:.$G$23];4;0));&quot; &quot;;(VLOOKUP([.$C22];[$Tracker.$C$5:.$G$23];4;0)))" office:value-type="string" office:string-value=" ">
            <text:p><text:s/></text:p>
          </table:table-cell>
          <table:table-cell table:style-name="ce93" table:formula="of:=iferror(TEXT(([.F22]-[.G2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2];[$Tracker.$C$5:.$H$23];5;0));&quot; &quot;;(VLOOKUP([.$C22];[$Tracker.$C$5:.$H$23];5;0)))" office:value-type="string" office:string-value=" ">
            <text:p><text:s/></text:p>
          </table:table-cell>
          <table:table-cell table:style-name="ce93" table:formula="of:=iferror(TEXT(([.I22]-[.J2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2];[$Tracker.$C$5:.$I$23];6;0));&quot; &quot;;(VLOOKUP([.$C22];[$Tracker.$C$5:.$I$23];6;0)))" office:value-type="string" office:string-value=" ">
            <text:p><text:s/></text:p>
          </table:table-cell>
          <table:table-cell table:style-name="ce93" table:formula="of:=iferror(TEXT(([.L22]-[.M2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2];[$Tracker.$C$5:.$J$23];7;0));&quot; &quot;;(VLOOKUP([.$C22];[$Tracker.$C$5:.$J$23];7;0)))" office:value-type="string" office:string-value=" ">
            <text:p><text:s/></text:p>
          </table:table-cell>
          <table:table-cell table:style-name="ce93" table:formula="of:=iferror(TEXT(([.O22]-[.P2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2];[$Tracker.$C$5:.$K$23];8;0));&quot; &quot;;(VLOOKUP([.$C22];[$Tracker.$C$5:.$K$23];8;0)))" office:value-type="string" office:string-value=" ">
            <text:p><text:s/></text:p>
          </table:table-cell>
          <table:table-cell table:style-name="ce93" table:formula="of:=iferror(TEXT(([.R22]-[.S2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2];[$Tracker.$C$5:.$L$23];9;0));&quot; &quot;;(VLOOKUP([.$C22];[$Tracker.$C$5:.$L$23];9;0)))" office:value-type="string" office:string-value=" ">
            <text:p><text:s/></text:p>
          </table:table-cell>
          <table:table-cell table:style-name="ce93" table:formula="of:=iferror(TEXT(([.U22]-[.V2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2];[$Tracker.$C$5:.$M$23];10;0));&quot; &quot;;(VLOOKUP([.$C22];[$Tracker.$C$5:.$M$23];10;0)))" office:value-type="string" office:string-value=" ">
            <text:p><text:s/></text:p>
          </table:table-cell>
          <table:table-cell table:style-name="ce93" table:formula="of:=iferror(TEXT(([.X22]-[.Y2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2];[$Tracker.$C$5:.$N$23];11;0));&quot; &quot;;(VLOOKUP([.$C22];[$Tracker.$C$5:.$N$23];11;0)))" office:value-type="string" office:string-value=" ">
            <text:p><text:s/></text:p>
          </table:table-cell>
          <table:table-cell table:style-name="ce93" table:formula="of:=iferror(TEXT(([.AA22]-[.AB22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3];[$Tracker.C$5:.D$42];2;0));&quot; &quot;;(VLOOKUP([.C23];[$Tracker.C$5:.D$42];2;0)))" office:value-type="string" office:string-value=" ">
            <text:p><text:s/></text:p>
          </table:table-cell>
          <table:table-cell table:style-name="ce77" table:formula="of:=IF(ISERROR(VLOOKUP([.C23];[$Tracker.C$5:.F$42];3;0));&quot; &quot;;(VLOOKUP([.C23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3];[$Tracker.$C$5:.$G$23];4;0));&quot; &quot;;(VLOOKUP([.$C23];[$Tracker.$C$5:.$G$23];4;0)))" office:value-type="string" office:string-value=" ">
            <text:p><text:s/></text:p>
          </table:table-cell>
          <table:table-cell table:style-name="ce93" table:formula="of:=iferror(TEXT(([.F23]-[.G2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3];[$Tracker.$C$5:.$H$23];5;0));&quot; &quot;;(VLOOKUP([.$C23];[$Tracker.$C$5:.$H$23];5;0)))" office:value-type="string" office:string-value=" ">
            <text:p><text:s/></text:p>
          </table:table-cell>
          <table:table-cell table:style-name="ce93" table:formula="of:=iferror(TEXT(([.I23]-[.J2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3];[$Tracker.$C$5:.$I$23];6;0));&quot; &quot;;(VLOOKUP([.$C23];[$Tracker.$C$5:.$I$23];6;0)))" office:value-type="string" office:string-value=" ">
            <text:p><text:s/></text:p>
          </table:table-cell>
          <table:table-cell table:style-name="ce93" table:formula="of:=iferror(TEXT(([.L23]-[.M2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3];[$Tracker.$C$5:.$J$23];7;0));&quot; &quot;;(VLOOKUP([.$C23];[$Tracker.$C$5:.$J$23];7;0)))" office:value-type="string" office:string-value=" ">
            <text:p><text:s/></text:p>
          </table:table-cell>
          <table:table-cell table:style-name="ce93" table:formula="of:=iferror(TEXT(([.O23]-[.P2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3];[$Tracker.$C$5:.$K$23];8;0));&quot; &quot;;(VLOOKUP([.$C23];[$Tracker.$C$5:.$K$23];8;0)))" office:value-type="string" office:string-value=" ">
            <text:p><text:s/></text:p>
          </table:table-cell>
          <table:table-cell table:style-name="ce93" table:formula="of:=iferror(TEXT(([.R23]-[.S2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3];[$Tracker.$C$5:.$L$23];9;0));&quot; &quot;;(VLOOKUP([.$C23];[$Tracker.$C$5:.$L$23];9;0)))" office:value-type="string" office:string-value=" ">
            <text:p><text:s/></text:p>
          </table:table-cell>
          <table:table-cell table:style-name="ce93" table:formula="of:=iferror(TEXT(([.U23]-[.V2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3];[$Tracker.$C$5:.$M$23];10;0));&quot; &quot;;(VLOOKUP([.$C23];[$Tracker.$C$5:.$M$23];10;0)))" office:value-type="string" office:string-value=" ">
            <text:p><text:s/></text:p>
          </table:table-cell>
          <table:table-cell table:style-name="ce93" table:formula="of:=iferror(TEXT(([.X23]-[.Y2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3];[$Tracker.$C$5:.$N$23];11;0));&quot; &quot;;(VLOOKUP([.$C23];[$Tracker.$C$5:.$N$23];11;0)))" office:value-type="string" office:string-value=" ">
            <text:p><text:s/></text:p>
          </table:table-cell>
          <table:table-cell table:style-name="ce93" table:formula="of:=iferror(TEXT(([.AA23]-[.AB23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4];[$Tracker.C$5:.D$42];2;0));&quot; &quot;;(VLOOKUP([.C24];[$Tracker.C$5:.D$42];2;0)))" office:value-type="string" office:string-value=" ">
            <text:p><text:s/></text:p>
          </table:table-cell>
          <table:table-cell table:style-name="ce77" table:formula="of:=IF(ISERROR(VLOOKUP([.C24];[$Tracker.C$5:.F$42];3;0));&quot; &quot;;(VLOOKUP([.C24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4];[$Tracker.$C$5:.$G$23];4;0));&quot; &quot;;(VLOOKUP([.$C24];[$Tracker.$C$5:.$G$23];4;0)))" office:value-type="string" office:string-value=" ">
            <text:p><text:s/></text:p>
          </table:table-cell>
          <table:table-cell table:style-name="ce93" table:formula="of:=iferror(TEXT(([.F24]-[.G2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4];[$Tracker.$C$5:.$H$23];5;0));&quot; &quot;;(VLOOKUP([.$C24];[$Tracker.$C$5:.$H$23];5;0)))" office:value-type="string" office:string-value=" ">
            <text:p><text:s/></text:p>
          </table:table-cell>
          <table:table-cell table:style-name="ce93" table:formula="of:=iferror(TEXT(([.I24]-[.J2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4];[$Tracker.$C$5:.$I$23];6;0));&quot; &quot;;(VLOOKUP([.$C24];[$Tracker.$C$5:.$I$23];6;0)))" office:value-type="string" office:string-value=" ">
            <text:p><text:s/></text:p>
          </table:table-cell>
          <table:table-cell table:style-name="ce93" table:formula="of:=iferror(TEXT(([.L24]-[.M2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4];[$Tracker.$C$5:.$J$23];7;0));&quot; &quot;;(VLOOKUP([.$C24];[$Tracker.$C$5:.$J$23];7;0)))" office:value-type="string" office:string-value=" ">
            <text:p><text:s/></text:p>
          </table:table-cell>
          <table:table-cell table:style-name="ce93" table:formula="of:=iferror(TEXT(([.O24]-[.P2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4];[$Tracker.$C$5:.$K$23];8;0));&quot; &quot;;(VLOOKUP([.$C24];[$Tracker.$C$5:.$K$23];8;0)))" office:value-type="string" office:string-value=" ">
            <text:p><text:s/></text:p>
          </table:table-cell>
          <table:table-cell table:style-name="ce93" table:formula="of:=iferror(TEXT(([.R24]-[.S2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4];[$Tracker.$C$5:.$L$23];9;0));&quot; &quot;;(VLOOKUP([.$C24];[$Tracker.$C$5:.$L$23];9;0)))" office:value-type="string" office:string-value=" ">
            <text:p><text:s/></text:p>
          </table:table-cell>
          <table:table-cell table:style-name="ce93" table:formula="of:=iferror(TEXT(([.U24]-[.V2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4];[$Tracker.$C$5:.$M$23];10;0));&quot; &quot;;(VLOOKUP([.$C24];[$Tracker.$C$5:.$M$23];10;0)))" office:value-type="string" office:string-value=" ">
            <text:p><text:s/></text:p>
          </table:table-cell>
          <table:table-cell table:style-name="ce93" table:formula="of:=iferror(TEXT(([.X24]-[.Y2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4];[$Tracker.$C$5:.$N$23];11;0));&quot; &quot;;(VLOOKUP([.$C24];[$Tracker.$C$5:.$N$23];11;0)))" office:value-type="string" office:string-value=" ">
            <text:p><text:s/></text:p>
          </table:table-cell>
          <table:table-cell table:style-name="ce93" table:formula="of:=iferror(TEXT(([.AA24]-[.AB24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5];[$Tracker.C$5:.D$42];2;0));&quot; &quot;;(VLOOKUP([.C25];[$Tracker.C$5:.D$42];2;0)))" office:value-type="string" office:string-value=" ">
            <text:p><text:s/></text:p>
          </table:table-cell>
          <table:table-cell table:style-name="ce77" table:formula="of:=IF(ISERROR(VLOOKUP([.C25];[$Tracker.C$5:.F$42];3;0));&quot; &quot;;(VLOOKUP([.C25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5];[$Tracker.$C$5:.$G$23];4;0));&quot; &quot;;(VLOOKUP([.$C25];[$Tracker.$C$5:.$G$23];4;0)))" office:value-type="string" office:string-value=" ">
            <text:p><text:s/></text:p>
          </table:table-cell>
          <table:table-cell table:style-name="ce93" table:formula="of:=iferror(TEXT(([.F25]-[.G2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5];[$Tracker.$C$5:.$H$23];5;0));&quot; &quot;;(VLOOKUP([.$C25];[$Tracker.$C$5:.$H$23];5;0)))" office:value-type="string" office:string-value=" ">
            <text:p><text:s/></text:p>
          </table:table-cell>
          <table:table-cell table:style-name="ce93" table:formula="of:=iferror(TEXT(([.I25]-[.J2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5];[$Tracker.$C$5:.$I$23];6;0));&quot; &quot;;(VLOOKUP([.$C25];[$Tracker.$C$5:.$I$23];6;0)))" office:value-type="string" office:string-value=" ">
            <text:p><text:s/></text:p>
          </table:table-cell>
          <table:table-cell table:style-name="ce93" table:formula="of:=iferror(TEXT(([.L25]-[.M2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5];[$Tracker.$C$5:.$J$23];7;0));&quot; &quot;;(VLOOKUP([.$C25];[$Tracker.$C$5:.$J$23];7;0)))" office:value-type="string" office:string-value=" ">
            <text:p><text:s/></text:p>
          </table:table-cell>
          <table:table-cell table:style-name="ce93" table:formula="of:=iferror(TEXT(([.O25]-[.P2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5];[$Tracker.$C$5:.$K$23];8;0));&quot; &quot;;(VLOOKUP([.$C25];[$Tracker.$C$5:.$K$23];8;0)))" office:value-type="string" office:string-value=" ">
            <text:p><text:s/></text:p>
          </table:table-cell>
          <table:table-cell table:style-name="ce93" table:formula="of:=iferror(TEXT(([.R25]-[.S2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5];[$Tracker.$C$5:.$L$23];9;0));&quot; &quot;;(VLOOKUP([.$C25];[$Tracker.$C$5:.$L$23];9;0)))" office:value-type="string" office:string-value=" ">
            <text:p><text:s/></text:p>
          </table:table-cell>
          <table:table-cell table:style-name="ce93" table:formula="of:=iferror(TEXT(([.U25]-[.V2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5];[$Tracker.$C$5:.$M$23];10;0));&quot; &quot;;(VLOOKUP([.$C25];[$Tracker.$C$5:.$M$23];10;0)))" office:value-type="string" office:string-value=" ">
            <text:p><text:s/></text:p>
          </table:table-cell>
          <table:table-cell table:style-name="ce93" table:formula="of:=iferror(TEXT(([.X25]-[.Y2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5];[$Tracker.$C$5:.$N$23];11;0));&quot; &quot;;(VLOOKUP([.$C25];[$Tracker.$C$5:.$N$23];11;0)))" office:value-type="string" office:string-value=" ">
            <text:p><text:s/></text:p>
          </table:table-cell>
          <table:table-cell table:style-name="ce93" table:formula="of:=iferror(TEXT(([.AA25]-[.AB25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6];[$Tracker.C$5:.D$42];2;0));&quot; &quot;;(VLOOKUP([.C26];[$Tracker.C$5:.D$42];2;0)))" office:value-type="string" office:string-value=" ">
            <text:p><text:s/></text:p>
          </table:table-cell>
          <table:table-cell table:style-name="ce77" table:formula="of:=IF(ISERROR(VLOOKUP([.C26];[$Tracker.C$5:.F$42];3;0));&quot; &quot;;(VLOOKUP([.C26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6];[$Tracker.$C$5:.$G$23];4;0));&quot; &quot;;(VLOOKUP([.$C26];[$Tracker.$C$5:.$G$23];4;0)))" office:value-type="string" office:string-value=" ">
            <text:p><text:s/></text:p>
          </table:table-cell>
          <table:table-cell table:style-name="ce93" table:formula="of:=iferror(TEXT(([.F26]-[.G2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6];[$Tracker.$C$5:.$H$23];5;0));&quot; &quot;;(VLOOKUP([.$C26];[$Tracker.$C$5:.$H$23];5;0)))" office:value-type="string" office:string-value=" ">
            <text:p><text:s/></text:p>
          </table:table-cell>
          <table:table-cell table:style-name="ce93" table:formula="of:=iferror(TEXT(([.I26]-[.J2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6];[$Tracker.$C$5:.$I$23];6;0));&quot; &quot;;(VLOOKUP([.$C26];[$Tracker.$C$5:.$I$23];6;0)))" office:value-type="string" office:string-value=" ">
            <text:p><text:s/></text:p>
          </table:table-cell>
          <table:table-cell table:style-name="ce93" table:formula="of:=iferror(TEXT(([.L26]-[.M2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6];[$Tracker.$C$5:.$J$23];7;0));&quot; &quot;;(VLOOKUP([.$C26];[$Tracker.$C$5:.$J$23];7;0)))" office:value-type="string" office:string-value=" ">
            <text:p><text:s/></text:p>
          </table:table-cell>
          <table:table-cell table:style-name="ce93" table:formula="of:=iferror(TEXT(([.O26]-[.P2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6];[$Tracker.$C$5:.$K$23];8;0));&quot; &quot;;(VLOOKUP([.$C26];[$Tracker.$C$5:.$K$23];8;0)))" office:value-type="string" office:string-value=" ">
            <text:p><text:s/></text:p>
          </table:table-cell>
          <table:table-cell table:style-name="ce93" table:formula="of:=iferror(TEXT(([.R26]-[.S2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6];[$Tracker.$C$5:.$L$23];9;0));&quot; &quot;;(VLOOKUP([.$C26];[$Tracker.$C$5:.$L$23];9;0)))" office:value-type="string" office:string-value=" ">
            <text:p><text:s/></text:p>
          </table:table-cell>
          <table:table-cell table:style-name="ce93" table:formula="of:=iferror(TEXT(([.U26]-[.V2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6];[$Tracker.$C$5:.$M$23];10;0));&quot; &quot;;(VLOOKUP([.$C26];[$Tracker.$C$5:.$M$23];10;0)))" office:value-type="string" office:string-value=" ">
            <text:p><text:s/></text:p>
          </table:table-cell>
          <table:table-cell table:style-name="ce93" table:formula="of:=iferror(TEXT(([.X26]-[.Y2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6];[$Tracker.$C$5:.$N$23];11;0));&quot; &quot;;(VLOOKUP([.$C26];[$Tracker.$C$5:.$N$23];11;0)))" office:value-type="string" office:string-value=" ">
            <text:p><text:s/></text:p>
          </table:table-cell>
          <table:table-cell table:style-name="ce93" table:formula="of:=iferror(TEXT(([.AA26]-[.AB26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7];[$Tracker.C$5:.D$42];2;0));&quot; &quot;;(VLOOKUP([.C27];[$Tracker.C$5:.D$42];2;0)))" office:value-type="string" office:string-value=" ">
            <text:p><text:s/></text:p>
          </table:table-cell>
          <table:table-cell table:style-name="ce77" table:formula="of:=IF(ISERROR(VLOOKUP([.C27];[$Tracker.C$5:.F$42];3;0));&quot; &quot;;(VLOOKUP([.C27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7];[$Tracker.$C$5:.$G$23];4;0));&quot; &quot;;(VLOOKUP([.$C27];[$Tracker.$C$5:.$G$23];4;0)))" office:value-type="string" office:string-value=" ">
            <text:p><text:s/></text:p>
          </table:table-cell>
          <table:table-cell table:style-name="ce93" table:formula="of:=iferror(TEXT(([.F27]-[.G2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7];[$Tracker.$C$5:.$H$23];5;0));&quot; &quot;;(VLOOKUP([.$C27];[$Tracker.$C$5:.$H$23];5;0)))" office:value-type="string" office:string-value=" ">
            <text:p><text:s/></text:p>
          </table:table-cell>
          <table:table-cell table:style-name="ce93" table:formula="of:=iferror(TEXT(([.I27]-[.J2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7];[$Tracker.$C$5:.$I$23];6;0));&quot; &quot;;(VLOOKUP([.$C27];[$Tracker.$C$5:.$I$23];6;0)))" office:value-type="string" office:string-value=" ">
            <text:p><text:s/></text:p>
          </table:table-cell>
          <table:table-cell table:style-name="ce93" table:formula="of:=iferror(TEXT(([.L27]-[.M2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7];[$Tracker.$C$5:.$J$23];7;0));&quot; &quot;;(VLOOKUP([.$C27];[$Tracker.$C$5:.$J$23];7;0)))" office:value-type="string" office:string-value=" ">
            <text:p><text:s/></text:p>
          </table:table-cell>
          <table:table-cell table:style-name="ce93" table:formula="of:=iferror(TEXT(([.O27]-[.P2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7];[$Tracker.$C$5:.$K$23];8;0));&quot; &quot;;(VLOOKUP([.$C27];[$Tracker.$C$5:.$K$23];8;0)))" office:value-type="string" office:string-value=" ">
            <text:p><text:s/></text:p>
          </table:table-cell>
          <table:table-cell table:style-name="ce93" table:formula="of:=iferror(TEXT(([.R27]-[.S2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7];[$Tracker.$C$5:.$L$23];9;0));&quot; &quot;;(VLOOKUP([.$C27];[$Tracker.$C$5:.$L$23];9;0)))" office:value-type="string" office:string-value=" ">
            <text:p><text:s/></text:p>
          </table:table-cell>
          <table:table-cell table:style-name="ce93" table:formula="of:=iferror(TEXT(([.U27]-[.V2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7];[$Tracker.$C$5:.$M$23];10;0));&quot; &quot;;(VLOOKUP([.$C27];[$Tracker.$C$5:.$M$23];10;0)))" office:value-type="string" office:string-value=" ">
            <text:p><text:s/></text:p>
          </table:table-cell>
          <table:table-cell table:style-name="ce93" table:formula="of:=iferror(TEXT(([.X27]-[.Y2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7];[$Tracker.$C$5:.$N$23];11;0));&quot; &quot;;(VLOOKUP([.$C27];[$Tracker.$C$5:.$N$23];11;0)))" office:value-type="string" office:string-value=" ">
            <text:p><text:s/></text:p>
          </table:table-cell>
          <table:table-cell table:style-name="ce93" table:formula="of:=iferror(TEXT(([.AA27]-[.AB27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8];[$Tracker.C$5:.D$42];2;0));&quot; &quot;;(VLOOKUP([.C28];[$Tracker.C$5:.D$42];2;0)))" office:value-type="string" office:string-value=" ">
            <text:p><text:s/></text:p>
          </table:table-cell>
          <table:table-cell table:style-name="ce77" table:formula="of:=IF(ISERROR(VLOOKUP([.C28];[$Tracker.C$5:.F$42];3;0));&quot; &quot;;(VLOOKUP([.C28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8];[$Tracker.$C$5:.$G$23];4;0));&quot; &quot;;(VLOOKUP([.$C28];[$Tracker.$C$5:.$G$23];4;0)))" office:value-type="string" office:string-value=" ">
            <text:p><text:s/></text:p>
          </table:table-cell>
          <table:table-cell table:style-name="ce93" table:formula="of:=iferror(TEXT(([.F28]-[.G2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8];[$Tracker.$C$5:.$H$23];5;0));&quot; &quot;;(VLOOKUP([.$C28];[$Tracker.$C$5:.$H$23];5;0)))" office:value-type="string" office:string-value=" ">
            <text:p><text:s/></text:p>
          </table:table-cell>
          <table:table-cell table:style-name="ce93" table:formula="of:=iferror(TEXT(([.I28]-[.J2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8];[$Tracker.$C$5:.$I$23];6;0));&quot; &quot;;(VLOOKUP([.$C28];[$Tracker.$C$5:.$I$23];6;0)))" office:value-type="string" office:string-value=" ">
            <text:p><text:s/></text:p>
          </table:table-cell>
          <table:table-cell table:style-name="ce93" table:formula="of:=iferror(TEXT(([.L28]-[.M2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8];[$Tracker.$C$5:.$J$23];7;0));&quot; &quot;;(VLOOKUP([.$C28];[$Tracker.$C$5:.$J$23];7;0)))" office:value-type="string" office:string-value=" ">
            <text:p><text:s/></text:p>
          </table:table-cell>
          <table:table-cell table:style-name="ce93" table:formula="of:=iferror(TEXT(([.O28]-[.P2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8];[$Tracker.$C$5:.$K$23];8;0));&quot; &quot;;(VLOOKUP([.$C28];[$Tracker.$C$5:.$K$23];8;0)))" office:value-type="string" office:string-value=" ">
            <text:p><text:s/></text:p>
          </table:table-cell>
          <table:table-cell table:style-name="ce93" table:formula="of:=iferror(TEXT(([.R28]-[.S2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8];[$Tracker.$C$5:.$L$23];9;0));&quot; &quot;;(VLOOKUP([.$C28];[$Tracker.$C$5:.$L$23];9;0)))" office:value-type="string" office:string-value=" ">
            <text:p><text:s/></text:p>
          </table:table-cell>
          <table:table-cell table:style-name="ce93" table:formula="of:=iferror(TEXT(([.U28]-[.V2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8];[$Tracker.$C$5:.$M$23];10;0));&quot; &quot;;(VLOOKUP([.$C28];[$Tracker.$C$5:.$M$23];10;0)))" office:value-type="string" office:string-value=" ">
            <text:p><text:s/></text:p>
          </table:table-cell>
          <table:table-cell table:style-name="ce93" table:formula="of:=iferror(TEXT(([.X28]-[.Y2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8];[$Tracker.$C$5:.$N$23];11;0));&quot; &quot;;(VLOOKUP([.$C28];[$Tracker.$C$5:.$N$23];11;0)))" office:value-type="string" office:string-value=" ">
            <text:p><text:s/></text:p>
          </table:table-cell>
          <table:table-cell table:style-name="ce93" table:formula="of:=iferror(TEXT(([.AA28]-[.AB28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29];[$Tracker.C$5:.D$42];2;0));&quot; &quot;;(VLOOKUP([.C29];[$Tracker.C$5:.D$42];2;0)))" office:value-type="string" office:string-value=" ">
            <text:p><text:s/></text:p>
          </table:table-cell>
          <table:table-cell table:style-name="ce77" table:formula="of:=IF(ISERROR(VLOOKUP([.C29];[$Tracker.C$5:.F$42];3;0));&quot; &quot;;(VLOOKUP([.C29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29];[$Tracker.$C$5:.$G$23];4;0));&quot; &quot;;(VLOOKUP([.$C29];[$Tracker.$C$5:.$G$23];4;0)))" office:value-type="string" office:string-value=" ">
            <text:p><text:s/></text:p>
          </table:table-cell>
          <table:table-cell table:style-name="ce93" table:formula="of:=iferror(TEXT(([.F29]-[.G2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9];[$Tracker.$C$5:.$H$23];5;0));&quot; &quot;;(VLOOKUP([.$C29];[$Tracker.$C$5:.$H$23];5;0)))" office:value-type="string" office:string-value=" ">
            <text:p><text:s/></text:p>
          </table:table-cell>
          <table:table-cell table:style-name="ce93" table:formula="of:=iferror(TEXT(([.I29]-[.J2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9];[$Tracker.$C$5:.$I$23];6;0));&quot; &quot;;(VLOOKUP([.$C29];[$Tracker.$C$5:.$I$23];6;0)))" office:value-type="string" office:string-value=" ">
            <text:p><text:s/></text:p>
          </table:table-cell>
          <table:table-cell table:style-name="ce93" table:formula="of:=iferror(TEXT(([.L29]-[.M2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9];[$Tracker.$C$5:.$J$23];7;0));&quot; &quot;;(VLOOKUP([.$C29];[$Tracker.$C$5:.$J$23];7;0)))" office:value-type="string" office:string-value=" ">
            <text:p><text:s/></text:p>
          </table:table-cell>
          <table:table-cell table:style-name="ce93" table:formula="of:=iferror(TEXT(([.O29]-[.P2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9];[$Tracker.$C$5:.$K$23];8;0));&quot; &quot;;(VLOOKUP([.$C29];[$Tracker.$C$5:.$K$23];8;0)))" office:value-type="string" office:string-value=" ">
            <text:p><text:s/></text:p>
          </table:table-cell>
          <table:table-cell table:style-name="ce93" table:formula="of:=iferror(TEXT(([.R29]-[.S2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9];[$Tracker.$C$5:.$L$23];9;0));&quot; &quot;;(VLOOKUP([.$C29];[$Tracker.$C$5:.$L$23];9;0)))" office:value-type="string" office:string-value=" ">
            <text:p><text:s/></text:p>
          </table:table-cell>
          <table:table-cell table:style-name="ce93" table:formula="of:=iferror(TEXT(([.U29]-[.V2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29];[$Tracker.$C$5:.$M$23];10;0));&quot; &quot;;(VLOOKUP([.$C29];[$Tracker.$C$5:.$M$23];10;0)))" office:value-type="string" office:string-value=" ">
            <text:p><text:s/></text:p>
          </table:table-cell>
          <table:table-cell table:style-name="ce93" table:formula="of:=iferror(TEXT(([.X29]-[.Y2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29];[$Tracker.$C$5:.$N$23];11;0));&quot; &quot;;(VLOOKUP([.$C29];[$Tracker.$C$5:.$N$23];11;0)))" office:value-type="string" office:string-value=" ">
            <text:p><text:s/></text:p>
          </table:table-cell>
          <table:table-cell table:style-name="ce93" table:formula="of:=iferror(TEXT(([.AA29]-[.AB29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0];[$Tracker.C$5:.D$42];2;0));&quot; &quot;;(VLOOKUP([.C30];[$Tracker.C$5:.D$42];2;0)))" office:value-type="string" office:string-value=" ">
            <text:p><text:s/></text:p>
          </table:table-cell>
          <table:table-cell table:style-name="ce77" table:formula="of:=IF(ISERROR(VLOOKUP([.C30];[$Tracker.C$5:.F$42];3;0));&quot; &quot;;(VLOOKUP([.C30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0];[$Tracker.$C$5:.$G$23];4;0));&quot; &quot;;(VLOOKUP([.$C30];[$Tracker.$C$5:.$G$23];4;0)))" office:value-type="string" office:string-value=" ">
            <text:p><text:s/></text:p>
          </table:table-cell>
          <table:table-cell table:style-name="ce93" table:formula="of:=iferror(TEXT(([.F30]-[.G3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0];[$Tracker.$C$5:.$H$23];5;0));&quot; &quot;;(VLOOKUP([.$C30];[$Tracker.$C$5:.$H$23];5;0)))" office:value-type="string" office:string-value=" ">
            <text:p><text:s/></text:p>
          </table:table-cell>
          <table:table-cell table:style-name="ce93" table:formula="of:=iferror(TEXT(([.I30]-[.J3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0];[$Tracker.$C$5:.$I$23];6;0));&quot; &quot;;(VLOOKUP([.$C30];[$Tracker.$C$5:.$I$23];6;0)))" office:value-type="string" office:string-value=" ">
            <text:p><text:s/></text:p>
          </table:table-cell>
          <table:table-cell table:style-name="ce93" table:formula="of:=iferror(TEXT(([.L30]-[.M3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0];[$Tracker.$C$5:.$J$23];7;0));&quot; &quot;;(VLOOKUP([.$C30];[$Tracker.$C$5:.$J$23];7;0)))" office:value-type="string" office:string-value=" ">
            <text:p><text:s/></text:p>
          </table:table-cell>
          <table:table-cell table:style-name="ce93" table:formula="of:=iferror(TEXT(([.O30]-[.P3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0];[$Tracker.$C$5:.$K$23];8;0));&quot; &quot;;(VLOOKUP([.$C30];[$Tracker.$C$5:.$K$23];8;0)))" office:value-type="string" office:string-value=" ">
            <text:p><text:s/></text:p>
          </table:table-cell>
          <table:table-cell table:style-name="ce93" table:formula="of:=iferror(TEXT(([.R30]-[.S3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0];[$Tracker.$C$5:.$L$23];9;0));&quot; &quot;;(VLOOKUP([.$C30];[$Tracker.$C$5:.$L$23];9;0)))" office:value-type="string" office:string-value=" ">
            <text:p><text:s/></text:p>
          </table:table-cell>
          <table:table-cell table:style-name="ce93" table:formula="of:=iferror(TEXT(([.U30]-[.V3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0];[$Tracker.$C$5:.$M$23];10;0));&quot; &quot;;(VLOOKUP([.$C30];[$Tracker.$C$5:.$M$23];10;0)))" office:value-type="string" office:string-value=" ">
            <text:p><text:s/></text:p>
          </table:table-cell>
          <table:table-cell table:style-name="ce93" table:formula="of:=iferror(TEXT(([.X30]-[.Y3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0];[$Tracker.$C$5:.$N$23];11;0));&quot; &quot;;(VLOOKUP([.$C30];[$Tracker.$C$5:.$N$23];11;0)))" office:value-type="string" office:string-value=" ">
            <text:p><text:s/></text:p>
          </table:table-cell>
          <table:table-cell table:style-name="ce93" table:formula="of:=iferror(TEXT(([.AA30]-[.AB30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1];[$Tracker.C$5:.D$42];2;0));&quot; &quot;;(VLOOKUP([.C31];[$Tracker.C$5:.D$42];2;0)))" office:value-type="string" office:string-value=" ">
            <text:p><text:s/></text:p>
          </table:table-cell>
          <table:table-cell table:style-name="ce77" table:formula="of:=IF(ISERROR(VLOOKUP([.C31];[$Tracker.C$5:.F$42];3;0));&quot; &quot;;(VLOOKUP([.C31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1];[$Tracker.$C$5:.$G$23];4;0));&quot; &quot;;(VLOOKUP([.$C31];[$Tracker.$C$5:.$G$23];4;0)))" office:value-type="string" office:string-value=" ">
            <text:p><text:s/></text:p>
          </table:table-cell>
          <table:table-cell table:style-name="ce93" table:formula="of:=iferror(TEXT(([.F31]-[.G3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1];[$Tracker.$C$5:.$H$23];5;0));&quot; &quot;;(VLOOKUP([.$C31];[$Tracker.$C$5:.$H$23];5;0)))" office:value-type="string" office:string-value=" ">
            <text:p><text:s/></text:p>
          </table:table-cell>
          <table:table-cell table:style-name="ce93" table:formula="of:=iferror(TEXT(([.I31]-[.J3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1];[$Tracker.$C$5:.$I$23];6;0));&quot; &quot;;(VLOOKUP([.$C31];[$Tracker.$C$5:.$I$23];6;0)))" office:value-type="string" office:string-value=" ">
            <text:p><text:s/></text:p>
          </table:table-cell>
          <table:table-cell table:style-name="ce93" table:formula="of:=iferror(TEXT(([.L31]-[.M3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1];[$Tracker.$C$5:.$J$23];7;0));&quot; &quot;;(VLOOKUP([.$C31];[$Tracker.$C$5:.$J$23];7;0)))" office:value-type="string" office:string-value=" ">
            <text:p><text:s/></text:p>
          </table:table-cell>
          <table:table-cell table:style-name="ce93" table:formula="of:=iferror(TEXT(([.O31]-[.P3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1];[$Tracker.$C$5:.$K$23];8;0));&quot; &quot;;(VLOOKUP([.$C31];[$Tracker.$C$5:.$K$23];8;0)))" office:value-type="string" office:string-value=" ">
            <text:p><text:s/></text:p>
          </table:table-cell>
          <table:table-cell table:style-name="ce93" table:formula="of:=iferror(TEXT(([.R31]-[.S3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1];[$Tracker.$C$5:.$L$23];9;0));&quot; &quot;;(VLOOKUP([.$C31];[$Tracker.$C$5:.$L$23];9;0)))" office:value-type="string" office:string-value=" ">
            <text:p><text:s/></text:p>
          </table:table-cell>
          <table:table-cell table:style-name="ce93" table:formula="of:=iferror(TEXT(([.U31]-[.V3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1];[$Tracker.$C$5:.$M$23];10;0));&quot; &quot;;(VLOOKUP([.$C31];[$Tracker.$C$5:.$M$23];10;0)))" office:value-type="string" office:string-value=" ">
            <text:p><text:s/></text:p>
          </table:table-cell>
          <table:table-cell table:style-name="ce93" table:formula="of:=iferror(TEXT(([.X31]-[.Y3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1];[$Tracker.$C$5:.$N$23];11;0));&quot; &quot;;(VLOOKUP([.$C31];[$Tracker.$C$5:.$N$23];11;0)))" office:value-type="string" office:string-value=" ">
            <text:p><text:s/></text:p>
          </table:table-cell>
          <table:table-cell table:style-name="ce93" table:formula="of:=iferror(TEXT(([.AA31]-[.AB31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2];[$Tracker.C$5:.D$42];2;0));&quot; &quot;;(VLOOKUP([.C32];[$Tracker.C$5:.D$42];2;0)))" office:value-type="string" office:string-value=" ">
            <text:p><text:s/></text:p>
          </table:table-cell>
          <table:table-cell table:style-name="ce77" table:formula="of:=IF(ISERROR(VLOOKUP([.C32];[$Tracker.C$5:.F$42];3;0));&quot; &quot;;(VLOOKUP([.C32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2];[$Tracker.$C$5:.$G$23];4;0));&quot; &quot;;(VLOOKUP([.$C32];[$Tracker.$C$5:.$G$23];4;0)))" office:value-type="string" office:string-value=" ">
            <text:p><text:s/></text:p>
          </table:table-cell>
          <table:table-cell table:style-name="ce93" table:formula="of:=iferror(TEXT(([.F32]-[.G3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2];[$Tracker.$C$5:.$H$23];5;0));&quot; &quot;;(VLOOKUP([.$C32];[$Tracker.$C$5:.$H$23];5;0)))" office:value-type="string" office:string-value=" ">
            <text:p><text:s/></text:p>
          </table:table-cell>
          <table:table-cell table:style-name="ce93" table:formula="of:=iferror(TEXT(([.I32]-[.J3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2];[$Tracker.$C$5:.$I$23];6;0));&quot; &quot;;(VLOOKUP([.$C32];[$Tracker.$C$5:.$I$23];6;0)))" office:value-type="string" office:string-value=" ">
            <text:p><text:s/></text:p>
          </table:table-cell>
          <table:table-cell table:style-name="ce93" table:formula="of:=iferror(TEXT(([.L32]-[.M3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2];[$Tracker.$C$5:.$J$23];7;0));&quot; &quot;;(VLOOKUP([.$C32];[$Tracker.$C$5:.$J$23];7;0)))" office:value-type="string" office:string-value=" ">
            <text:p><text:s/></text:p>
          </table:table-cell>
          <table:table-cell table:style-name="ce93" table:formula="of:=iferror(TEXT(([.O32]-[.P3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2];[$Tracker.$C$5:.$K$23];8;0));&quot; &quot;;(VLOOKUP([.$C32];[$Tracker.$C$5:.$K$23];8;0)))" office:value-type="string" office:string-value=" ">
            <text:p><text:s/></text:p>
          </table:table-cell>
          <table:table-cell table:style-name="ce93" table:formula="of:=iferror(TEXT(([.R32]-[.S3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2];[$Tracker.$C$5:.$L$23];9;0));&quot; &quot;;(VLOOKUP([.$C32];[$Tracker.$C$5:.$L$23];9;0)))" office:value-type="string" office:string-value=" ">
            <text:p><text:s/></text:p>
          </table:table-cell>
          <table:table-cell table:style-name="ce93" table:formula="of:=iferror(TEXT(([.U32]-[.V3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2];[$Tracker.$C$5:.$M$23];10;0));&quot; &quot;;(VLOOKUP([.$C32];[$Tracker.$C$5:.$M$23];10;0)))" office:value-type="string" office:string-value=" ">
            <text:p><text:s/></text:p>
          </table:table-cell>
          <table:table-cell table:style-name="ce93" table:formula="of:=iferror(TEXT(([.X32]-[.Y3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2];[$Tracker.$C$5:.$N$23];11;0));&quot; &quot;;(VLOOKUP([.$C32];[$Tracker.$C$5:.$N$23];11;0)))" office:value-type="string" office:string-value=" ">
            <text:p><text:s/></text:p>
          </table:table-cell>
          <table:table-cell table:style-name="ce93" table:formula="of:=iferror(TEXT(([.AA32]-[.AB32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3];[$Tracker.C$5:.D$42];2;0));&quot; &quot;;(VLOOKUP([.C33];[$Tracker.C$5:.D$42];2;0)))" office:value-type="string" office:string-value=" ">
            <text:p><text:s/></text:p>
          </table:table-cell>
          <table:table-cell table:style-name="ce77" table:formula="of:=IF(ISERROR(VLOOKUP([.C33];[$Tracker.C$5:.F$42];3;0));&quot; &quot;;(VLOOKUP([.C33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3];[$Tracker.$C$5:.$G$23];4;0));&quot; &quot;;(VLOOKUP([.$C33];[$Tracker.$C$5:.$G$23];4;0)))" office:value-type="string" office:string-value=" ">
            <text:p><text:s/></text:p>
          </table:table-cell>
          <table:table-cell table:style-name="ce93" table:formula="of:=iferror(TEXT(([.F33]-[.G3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3];[$Tracker.$C$5:.$H$23];5;0));&quot; &quot;;(VLOOKUP([.$C33];[$Tracker.$C$5:.$H$23];5;0)))" office:value-type="string" office:string-value=" ">
            <text:p><text:s/></text:p>
          </table:table-cell>
          <table:table-cell table:style-name="ce93" table:formula="of:=iferror(TEXT(([.I33]-[.J3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3];[$Tracker.$C$5:.$I$23];6;0));&quot; &quot;;(VLOOKUP([.$C33];[$Tracker.$C$5:.$I$23];6;0)))" office:value-type="string" office:string-value=" ">
            <text:p><text:s/></text:p>
          </table:table-cell>
          <table:table-cell table:style-name="ce93" table:formula="of:=iferror(TEXT(([.L33]-[.M3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3];[$Tracker.$C$5:.$J$23];7;0));&quot; &quot;;(VLOOKUP([.$C33];[$Tracker.$C$5:.$J$23];7;0)))" office:value-type="string" office:string-value=" ">
            <text:p><text:s/></text:p>
          </table:table-cell>
          <table:table-cell table:style-name="ce93" table:formula="of:=iferror(TEXT(([.O33]-[.P3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3];[$Tracker.$C$5:.$K$23];8;0));&quot; &quot;;(VLOOKUP([.$C33];[$Tracker.$C$5:.$K$23];8;0)))" office:value-type="string" office:string-value=" ">
            <text:p><text:s/></text:p>
          </table:table-cell>
          <table:table-cell table:style-name="ce93" table:formula="of:=iferror(TEXT(([.R33]-[.S3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3];[$Tracker.$C$5:.$L$23];9;0));&quot; &quot;;(VLOOKUP([.$C33];[$Tracker.$C$5:.$L$23];9;0)))" office:value-type="string" office:string-value=" ">
            <text:p><text:s/></text:p>
          </table:table-cell>
          <table:table-cell table:style-name="ce93" table:formula="of:=iferror(TEXT(([.U33]-[.V3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3];[$Tracker.$C$5:.$M$23];10;0));&quot; &quot;;(VLOOKUP([.$C33];[$Tracker.$C$5:.$M$23];10;0)))" office:value-type="string" office:string-value=" ">
            <text:p><text:s/></text:p>
          </table:table-cell>
          <table:table-cell table:style-name="ce93" table:formula="of:=iferror(TEXT(([.X33]-[.Y3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3];[$Tracker.$C$5:.$N$23];11;0));&quot; &quot;;(VLOOKUP([.$C33];[$Tracker.$C$5:.$N$23];11;0)))" office:value-type="string" office:string-value=" ">
            <text:p><text:s/></text:p>
          </table:table-cell>
          <table:table-cell table:style-name="ce93" table:formula="of:=iferror(TEXT(([.AA33]-[.AB33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4];[$Tracker.C$5:.D$42];2;0));&quot; &quot;;(VLOOKUP([.C34];[$Tracker.C$5:.D$42];2;0)))" office:value-type="string" office:string-value=" ">
            <text:p><text:s/></text:p>
          </table:table-cell>
          <table:table-cell table:style-name="ce77" table:formula="of:=IF(ISERROR(VLOOKUP([.C34];[$Tracker.C$5:.F$42];3;0));&quot; &quot;;(VLOOKUP([.C34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4];[$Tracker.$C$5:.$G$23];4;0));&quot; &quot;;(VLOOKUP([.$C34];[$Tracker.$C$5:.$G$23];4;0)))" office:value-type="string" office:string-value=" ">
            <text:p><text:s/></text:p>
          </table:table-cell>
          <table:table-cell table:style-name="ce93" table:formula="of:=iferror(TEXT(([.F34]-[.G3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4];[$Tracker.$C$5:.$H$23];5;0));&quot; &quot;;(VLOOKUP([.$C34];[$Tracker.$C$5:.$H$23];5;0)))" office:value-type="string" office:string-value=" ">
            <text:p><text:s/></text:p>
          </table:table-cell>
          <table:table-cell table:style-name="ce93" table:formula="of:=iferror(TEXT(([.I34]-[.J3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4];[$Tracker.$C$5:.$I$23];6;0));&quot; &quot;;(VLOOKUP([.$C34];[$Tracker.$C$5:.$I$23];6;0)))" office:value-type="string" office:string-value=" ">
            <text:p><text:s/></text:p>
          </table:table-cell>
          <table:table-cell table:style-name="ce93" table:formula="of:=iferror(TEXT(([.L34]-[.M3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4];[$Tracker.$C$5:.$J$23];7;0));&quot; &quot;;(VLOOKUP([.$C34];[$Tracker.$C$5:.$J$23];7;0)))" office:value-type="string" office:string-value=" ">
            <text:p><text:s/></text:p>
          </table:table-cell>
          <table:table-cell table:style-name="ce93" table:formula="of:=iferror(TEXT(([.O34]-[.P3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4];[$Tracker.$C$5:.$K$23];8;0));&quot; &quot;;(VLOOKUP([.$C34];[$Tracker.$C$5:.$K$23];8;0)))" office:value-type="string" office:string-value=" ">
            <text:p><text:s/></text:p>
          </table:table-cell>
          <table:table-cell table:style-name="ce93" table:formula="of:=iferror(TEXT(([.R34]-[.S3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4];[$Tracker.$C$5:.$L$23];9;0));&quot; &quot;;(VLOOKUP([.$C34];[$Tracker.$C$5:.$L$23];9;0)))" office:value-type="string" office:string-value=" ">
            <text:p><text:s/></text:p>
          </table:table-cell>
          <table:table-cell table:style-name="ce93" table:formula="of:=iferror(TEXT(([.U34]-[.V3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4];[$Tracker.$C$5:.$M$23];10;0));&quot; &quot;;(VLOOKUP([.$C34];[$Tracker.$C$5:.$M$23];10;0)))" office:value-type="string" office:string-value=" ">
            <text:p><text:s/></text:p>
          </table:table-cell>
          <table:table-cell table:style-name="ce93" table:formula="of:=iferror(TEXT(([.X34]-[.Y3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4];[$Tracker.$C$5:.$N$23];11;0));&quot; &quot;;(VLOOKUP([.$C34];[$Tracker.$C$5:.$N$23];11;0)))" office:value-type="string" office:string-value=" ">
            <text:p><text:s/></text:p>
          </table:table-cell>
          <table:table-cell table:style-name="ce93" table:formula="of:=iferror(TEXT(([.AA34]-[.AB34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5];[$Tracker.C$5:.D$42];2;0));&quot; &quot;;(VLOOKUP([.C35];[$Tracker.C$5:.D$42];2;0)))" office:value-type="string" office:string-value=" ">
            <text:p><text:s/></text:p>
          </table:table-cell>
          <table:table-cell table:style-name="ce77" table:formula="of:=IF(ISERROR(VLOOKUP([.C35];[$Tracker.C$5:.F$42];3;0));&quot; &quot;;(VLOOKUP([.C35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5];[$Tracker.$C$5:.$G$23];4;0));&quot; &quot;;(VLOOKUP([.$C35];[$Tracker.$C$5:.$G$23];4;0)))" office:value-type="string" office:string-value=" ">
            <text:p><text:s/></text:p>
          </table:table-cell>
          <table:table-cell table:style-name="ce93" table:formula="of:=iferror(TEXT(([.F35]-[.G3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5];[$Tracker.$C$5:.$H$23];5;0));&quot; &quot;;(VLOOKUP([.$C35];[$Tracker.$C$5:.$H$23];5;0)))" office:value-type="string" office:string-value=" ">
            <text:p><text:s/></text:p>
          </table:table-cell>
          <table:table-cell table:style-name="ce93" table:formula="of:=iferror(TEXT(([.I35]-[.J3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5];[$Tracker.$C$5:.$I$23];6;0));&quot; &quot;;(VLOOKUP([.$C35];[$Tracker.$C$5:.$I$23];6;0)))" office:value-type="string" office:string-value=" ">
            <text:p><text:s/></text:p>
          </table:table-cell>
          <table:table-cell table:style-name="ce93" table:formula="of:=iferror(TEXT(([.L35]-[.M3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5];[$Tracker.$C$5:.$J$23];7;0));&quot; &quot;;(VLOOKUP([.$C35];[$Tracker.$C$5:.$J$23];7;0)))" office:value-type="string" office:string-value=" ">
            <text:p><text:s/></text:p>
          </table:table-cell>
          <table:table-cell table:style-name="ce93" table:formula="of:=iferror(TEXT(([.O35]-[.P3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5];[$Tracker.$C$5:.$K$23];8;0));&quot; &quot;;(VLOOKUP([.$C35];[$Tracker.$C$5:.$K$23];8;0)))" office:value-type="string" office:string-value=" ">
            <text:p><text:s/></text:p>
          </table:table-cell>
          <table:table-cell table:style-name="ce93" table:formula="of:=iferror(TEXT(([.R35]-[.S3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5];[$Tracker.$C$5:.$L$23];9;0));&quot; &quot;;(VLOOKUP([.$C35];[$Tracker.$C$5:.$L$23];9;0)))" office:value-type="string" office:string-value=" ">
            <text:p><text:s/></text:p>
          </table:table-cell>
          <table:table-cell table:style-name="ce93" table:formula="of:=iferror(TEXT(([.U35]-[.V3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5];[$Tracker.$C$5:.$M$23];10;0));&quot; &quot;;(VLOOKUP([.$C35];[$Tracker.$C$5:.$M$23];10;0)))" office:value-type="string" office:string-value=" ">
            <text:p><text:s/></text:p>
          </table:table-cell>
          <table:table-cell table:style-name="ce93" table:formula="of:=iferror(TEXT(([.X35]-[.Y3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5];[$Tracker.$C$5:.$N$23];11;0));&quot; &quot;;(VLOOKUP([.$C35];[$Tracker.$C$5:.$N$23];11;0)))" office:value-type="string" office:string-value=" ">
            <text:p><text:s/></text:p>
          </table:table-cell>
          <table:table-cell table:style-name="ce93" table:formula="of:=iferror(TEXT(([.AA35]-[.AB35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6];[$Tracker.C$5:.D$42];2;0));&quot; &quot;;(VLOOKUP([.C36];[$Tracker.C$5:.D$42];2;0)))" office:value-type="string" office:string-value=" ">
            <text:p><text:s/></text:p>
          </table:table-cell>
          <table:table-cell table:style-name="ce77" table:formula="of:=IF(ISERROR(VLOOKUP([.C36];[$Tracker.C$5:.F$42];3;0));&quot; &quot;;(VLOOKUP([.C36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6];[$Tracker.$C$5:.$G$23];4;0));&quot; &quot;;(VLOOKUP([.$C36];[$Tracker.$C$5:.$G$23];4;0)))" office:value-type="string" office:string-value=" ">
            <text:p><text:s/></text:p>
          </table:table-cell>
          <table:table-cell table:style-name="ce93" table:formula="of:=iferror(TEXT(([.F36]-[.G3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6];[$Tracker.$C$5:.$H$23];5;0));&quot; &quot;;(VLOOKUP([.$C36];[$Tracker.$C$5:.$H$23];5;0)))" office:value-type="string" office:string-value=" ">
            <text:p><text:s/></text:p>
          </table:table-cell>
          <table:table-cell table:style-name="ce93" table:formula="of:=iferror(TEXT(([.I36]-[.J3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6];[$Tracker.$C$5:.$I$23];6;0));&quot; &quot;;(VLOOKUP([.$C36];[$Tracker.$C$5:.$I$23];6;0)))" office:value-type="string" office:string-value=" ">
            <text:p><text:s/></text:p>
          </table:table-cell>
          <table:table-cell table:style-name="ce93" table:formula="of:=iferror(TEXT(([.L36]-[.M3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6];[$Tracker.$C$5:.$J$23];7;0));&quot; &quot;;(VLOOKUP([.$C36];[$Tracker.$C$5:.$J$23];7;0)))" office:value-type="string" office:string-value=" ">
            <text:p><text:s/></text:p>
          </table:table-cell>
          <table:table-cell table:style-name="ce93" table:formula="of:=iferror(TEXT(([.O36]-[.P3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6];[$Tracker.$C$5:.$K$23];8;0));&quot; &quot;;(VLOOKUP([.$C36];[$Tracker.$C$5:.$K$23];8;0)))" office:value-type="string" office:string-value=" ">
            <text:p><text:s/></text:p>
          </table:table-cell>
          <table:table-cell table:style-name="ce93" table:formula="of:=iferror(TEXT(([.R36]-[.S3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6];[$Tracker.$C$5:.$L$23];9;0));&quot; &quot;;(VLOOKUP([.$C36];[$Tracker.$C$5:.$L$23];9;0)))" office:value-type="string" office:string-value=" ">
            <text:p><text:s/></text:p>
          </table:table-cell>
          <table:table-cell table:style-name="ce93" table:formula="of:=iferror(TEXT(([.U36]-[.V3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6];[$Tracker.$C$5:.$M$23];10;0));&quot; &quot;;(VLOOKUP([.$C36];[$Tracker.$C$5:.$M$23];10;0)))" office:value-type="string" office:string-value=" ">
            <text:p><text:s/></text:p>
          </table:table-cell>
          <table:table-cell table:style-name="ce93" table:formula="of:=iferror(TEXT(([.X36]-[.Y3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6];[$Tracker.$C$5:.$N$23];11;0));&quot; &quot;;(VLOOKUP([.$C36];[$Tracker.$C$5:.$N$23];11;0)))" office:value-type="string" office:string-value=" ">
            <text:p><text:s/></text:p>
          </table:table-cell>
          <table:table-cell table:style-name="ce93" table:formula="of:=iferror(TEXT(([.AA36]-[.AB36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7];[$Tracker.C$5:.D$42];2;0));&quot; &quot;;(VLOOKUP([.C37];[$Tracker.C$5:.D$42];2;0)))" office:value-type="string" office:string-value=" ">
            <text:p><text:s/></text:p>
          </table:table-cell>
          <table:table-cell table:style-name="ce77" table:formula="of:=IF(ISERROR(VLOOKUP([.C37];[$Tracker.C$5:.F$42];3;0));&quot; &quot;;(VLOOKUP([.C37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7];[$Tracker.$C$5:.$G$23];4;0));&quot; &quot;;(VLOOKUP([.$C37];[$Tracker.$C$5:.$G$23];4;0)))" office:value-type="string" office:string-value=" ">
            <text:p><text:s/></text:p>
          </table:table-cell>
          <table:table-cell table:style-name="ce93" table:formula="of:=iferror(TEXT(([.F37]-[.G3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7];[$Tracker.$C$5:.$H$23];5;0));&quot; &quot;;(VLOOKUP([.$C37];[$Tracker.$C$5:.$H$23];5;0)))" office:value-type="string" office:string-value=" ">
            <text:p><text:s/></text:p>
          </table:table-cell>
          <table:table-cell table:style-name="ce93" table:formula="of:=iferror(TEXT(([.I37]-[.J3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7];[$Tracker.$C$5:.$I$23];6;0));&quot; &quot;;(VLOOKUP([.$C37];[$Tracker.$C$5:.$I$23];6;0)))" office:value-type="string" office:string-value=" ">
            <text:p><text:s/></text:p>
          </table:table-cell>
          <table:table-cell table:style-name="ce93" table:formula="of:=iferror(TEXT(([.L37]-[.M3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7];[$Tracker.$C$5:.$J$23];7;0));&quot; &quot;;(VLOOKUP([.$C37];[$Tracker.$C$5:.$J$23];7;0)))" office:value-type="string" office:string-value=" ">
            <text:p><text:s/></text:p>
          </table:table-cell>
          <table:table-cell table:style-name="ce93" table:formula="of:=iferror(TEXT(([.O37]-[.P3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7];[$Tracker.$C$5:.$K$23];8;0));&quot; &quot;;(VLOOKUP([.$C37];[$Tracker.$C$5:.$K$23];8;0)))" office:value-type="string" office:string-value=" ">
            <text:p><text:s/></text:p>
          </table:table-cell>
          <table:table-cell table:style-name="ce93" table:formula="of:=iferror(TEXT(([.R37]-[.S3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7];[$Tracker.$C$5:.$L$23];9;0));&quot; &quot;;(VLOOKUP([.$C37];[$Tracker.$C$5:.$L$23];9;0)))" office:value-type="string" office:string-value=" ">
            <text:p><text:s/></text:p>
          </table:table-cell>
          <table:table-cell table:style-name="ce93" table:formula="of:=iferror(TEXT(([.U37]-[.V3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7];[$Tracker.$C$5:.$M$23];10;0));&quot; &quot;;(VLOOKUP([.$C37];[$Tracker.$C$5:.$M$23];10;0)))" office:value-type="string" office:string-value=" ">
            <text:p><text:s/></text:p>
          </table:table-cell>
          <table:table-cell table:style-name="ce93" table:formula="of:=iferror(TEXT(([.X37]-[.Y3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7];[$Tracker.$C$5:.$N$23];11;0));&quot; &quot;;(VLOOKUP([.$C37];[$Tracker.$C$5:.$N$23];11;0)))" office:value-type="string" office:string-value=" ">
            <text:p><text:s/></text:p>
          </table:table-cell>
          <table:table-cell table:style-name="ce93" table:formula="of:=iferror(TEXT(([.AA37]-[.AB37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8];[$Tracker.C$5:.D$42];2;0));&quot; &quot;;(VLOOKUP([.C38];[$Tracker.C$5:.D$42];2;0)))" office:value-type="string" office:string-value=" ">
            <text:p><text:s/></text:p>
          </table:table-cell>
          <table:table-cell table:style-name="ce77" table:formula="of:=IF(ISERROR(VLOOKUP([.C38];[$Tracker.C$5:.F$42];3;0));&quot; &quot;;(VLOOKUP([.C38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8];[$Tracker.$C$5:.$G$23];4;0));&quot; &quot;;(VLOOKUP([.$C38];[$Tracker.$C$5:.$G$23];4;0)))" office:value-type="string" office:string-value=" ">
            <text:p><text:s/></text:p>
          </table:table-cell>
          <table:table-cell table:style-name="ce93" table:formula="of:=iferror(TEXT(([.F38]-[.G3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8];[$Tracker.$C$5:.$H$23];5;0));&quot; &quot;;(VLOOKUP([.$C38];[$Tracker.$C$5:.$H$23];5;0)))" office:value-type="string" office:string-value=" ">
            <text:p><text:s/></text:p>
          </table:table-cell>
          <table:table-cell table:style-name="ce93" table:formula="of:=iferror(TEXT(([.I38]-[.J3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8];[$Tracker.$C$5:.$I$23];6;0));&quot; &quot;;(VLOOKUP([.$C38];[$Tracker.$C$5:.$I$23];6;0)))" office:value-type="string" office:string-value=" ">
            <text:p><text:s/></text:p>
          </table:table-cell>
          <table:table-cell table:style-name="ce93" table:formula="of:=iferror(TEXT(([.L38]-[.M3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8];[$Tracker.$C$5:.$J$23];7;0));&quot; &quot;;(VLOOKUP([.$C38];[$Tracker.$C$5:.$J$23];7;0)))" office:value-type="string" office:string-value=" ">
            <text:p><text:s/></text:p>
          </table:table-cell>
          <table:table-cell table:style-name="ce93" table:formula="of:=iferror(TEXT(([.O38]-[.P3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8];[$Tracker.$C$5:.$K$23];8;0));&quot; &quot;;(VLOOKUP([.$C38];[$Tracker.$C$5:.$K$23];8;0)))" office:value-type="string" office:string-value=" ">
            <text:p><text:s/></text:p>
          </table:table-cell>
          <table:table-cell table:style-name="ce93" table:formula="of:=iferror(TEXT(([.R38]-[.S3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8];[$Tracker.$C$5:.$L$23];9;0));&quot; &quot;;(VLOOKUP([.$C38];[$Tracker.$C$5:.$L$23];9;0)))" office:value-type="string" office:string-value=" ">
            <text:p><text:s/></text:p>
          </table:table-cell>
          <table:table-cell table:style-name="ce93" table:formula="of:=iferror(TEXT(([.U38]-[.V3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8];[$Tracker.$C$5:.$M$23];10;0));&quot; &quot;;(VLOOKUP([.$C38];[$Tracker.$C$5:.$M$23];10;0)))" office:value-type="string" office:string-value=" ">
            <text:p><text:s/></text:p>
          </table:table-cell>
          <table:table-cell table:style-name="ce93" table:formula="of:=iferror(TEXT(([.X38]-[.Y3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8];[$Tracker.$C$5:.$N$23];11;0));&quot; &quot;;(VLOOKUP([.$C38];[$Tracker.$C$5:.$N$23];11;0)))" office:value-type="string" office:string-value=" ">
            <text:p><text:s/></text:p>
          </table:table-cell>
          <table:table-cell table:style-name="ce93" table:formula="of:=iferror(TEXT(([.AA38]-[.AB38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39];[$Tracker.C$5:.D$42];2;0));&quot; &quot;;(VLOOKUP([.C39];[$Tracker.C$5:.D$42];2;0)))" office:value-type="string" office:string-value=" ">
            <text:p><text:s/></text:p>
          </table:table-cell>
          <table:table-cell table:style-name="ce77" table:formula="of:=IF(ISERROR(VLOOKUP([.C39];[$Tracker.C$5:.F$42];3;0));&quot; &quot;;(VLOOKUP([.C39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39];[$Tracker.$C$5:.$G$23];4;0));&quot; &quot;;(VLOOKUP([.$C39];[$Tracker.$C$5:.$G$23];4;0)))" office:value-type="string" office:string-value=" ">
            <text:p><text:s/></text:p>
          </table:table-cell>
          <table:table-cell table:style-name="ce93" table:formula="of:=iferror(TEXT(([.F39]-[.G3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9];[$Tracker.$C$5:.$H$23];5;0));&quot; &quot;;(VLOOKUP([.$C39];[$Tracker.$C$5:.$H$23];5;0)))" office:value-type="string" office:string-value=" ">
            <text:p><text:s/></text:p>
          </table:table-cell>
          <table:table-cell table:style-name="ce93" table:formula="of:=iferror(TEXT(([.I39]-[.J3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9];[$Tracker.$C$5:.$I$23];6;0));&quot; &quot;;(VLOOKUP([.$C39];[$Tracker.$C$5:.$I$23];6;0)))" office:value-type="string" office:string-value=" ">
            <text:p><text:s/></text:p>
          </table:table-cell>
          <table:table-cell table:style-name="ce93" table:formula="of:=iferror(TEXT(([.L39]-[.M3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9];[$Tracker.$C$5:.$J$23];7;0));&quot; &quot;;(VLOOKUP([.$C39];[$Tracker.$C$5:.$J$23];7;0)))" office:value-type="string" office:string-value=" ">
            <text:p><text:s/></text:p>
          </table:table-cell>
          <table:table-cell table:style-name="ce93" table:formula="of:=iferror(TEXT(([.O39]-[.P3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9];[$Tracker.$C$5:.$K$23];8;0));&quot; &quot;;(VLOOKUP([.$C39];[$Tracker.$C$5:.$K$23];8;0)))" office:value-type="string" office:string-value=" ">
            <text:p><text:s/></text:p>
          </table:table-cell>
          <table:table-cell table:style-name="ce93" table:formula="of:=iferror(TEXT(([.R39]-[.S3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9];[$Tracker.$C$5:.$L$23];9;0));&quot; &quot;;(VLOOKUP([.$C39];[$Tracker.$C$5:.$L$23];9;0)))" office:value-type="string" office:string-value=" ">
            <text:p><text:s/></text:p>
          </table:table-cell>
          <table:table-cell table:style-name="ce93" table:formula="of:=iferror(TEXT(([.U39]-[.V3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39];[$Tracker.$C$5:.$M$23];10;0));&quot; &quot;;(VLOOKUP([.$C39];[$Tracker.$C$5:.$M$23];10;0)))" office:value-type="string" office:string-value=" ">
            <text:p><text:s/></text:p>
          </table:table-cell>
          <table:table-cell table:style-name="ce93" table:formula="of:=iferror(TEXT(([.X39]-[.Y3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39];[$Tracker.$C$5:.$N$23];11;0));&quot; &quot;;(VLOOKUP([.$C39];[$Tracker.$C$5:.$N$23];11;0)))" office:value-type="string" office:string-value=" ">
            <text:p><text:s/></text:p>
          </table:table-cell>
          <table:table-cell table:style-name="ce93" table:formula="of:=iferror(TEXT(([.AA39]-[.AB39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0];[$Tracker.C$5:.D$42];2;0));&quot; &quot;;(VLOOKUP([.C40];[$Tracker.C$5:.D$42];2;0)))" office:value-type="string" office:string-value=" ">
            <text:p><text:s/></text:p>
          </table:table-cell>
          <table:table-cell table:style-name="ce77" table:formula="of:=IF(ISERROR(VLOOKUP([.C40];[$Tracker.C$5:.F$42];3;0));&quot; &quot;;(VLOOKUP([.C40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0];[$Tracker.$C$5:.$G$23];4;0));&quot; &quot;;(VLOOKUP([.$C40];[$Tracker.$C$5:.$G$23];4;0)))" office:value-type="string" office:string-value=" ">
            <text:p><text:s/></text:p>
          </table:table-cell>
          <table:table-cell table:style-name="ce93" table:formula="of:=iferror(TEXT(([.F40]-[.G4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0];[$Tracker.$C$5:.$H$23];5;0));&quot; &quot;;(VLOOKUP([.$C40];[$Tracker.$C$5:.$H$23];5;0)))" office:value-type="string" office:string-value=" ">
            <text:p><text:s/></text:p>
          </table:table-cell>
          <table:table-cell table:style-name="ce93" table:formula="of:=iferror(TEXT(([.I40]-[.J4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0];[$Tracker.$C$5:.$I$23];6;0));&quot; &quot;;(VLOOKUP([.$C40];[$Tracker.$C$5:.$I$23];6;0)))" office:value-type="string" office:string-value=" ">
            <text:p><text:s/></text:p>
          </table:table-cell>
          <table:table-cell table:style-name="ce93" table:formula="of:=iferror(TEXT(([.L40]-[.M4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0];[$Tracker.$C$5:.$J$23];7;0));&quot; &quot;;(VLOOKUP([.$C40];[$Tracker.$C$5:.$J$23];7;0)))" office:value-type="string" office:string-value=" ">
            <text:p><text:s/></text:p>
          </table:table-cell>
          <table:table-cell table:style-name="ce93" table:formula="of:=iferror(TEXT(([.O40]-[.P4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0];[$Tracker.$C$5:.$K$23];8;0));&quot; &quot;;(VLOOKUP([.$C40];[$Tracker.$C$5:.$K$23];8;0)))" office:value-type="string" office:string-value=" ">
            <text:p><text:s/></text:p>
          </table:table-cell>
          <table:table-cell table:style-name="ce93" table:formula="of:=iferror(TEXT(([.R40]-[.S4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0];[$Tracker.$C$5:.$L$23];9;0));&quot; &quot;;(VLOOKUP([.$C40];[$Tracker.$C$5:.$L$23];9;0)))" office:value-type="string" office:string-value=" ">
            <text:p><text:s/></text:p>
          </table:table-cell>
          <table:table-cell table:style-name="ce93" table:formula="of:=iferror(TEXT(([.U40]-[.V4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0];[$Tracker.$C$5:.$M$23];10;0));&quot; &quot;;(VLOOKUP([.$C40];[$Tracker.$C$5:.$M$23];10;0)))" office:value-type="string" office:string-value=" ">
            <text:p><text:s/></text:p>
          </table:table-cell>
          <table:table-cell table:style-name="ce93" table:formula="of:=iferror(TEXT(([.X40]-[.Y4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0];[$Tracker.$C$5:.$N$23];11;0));&quot; &quot;;(VLOOKUP([.$C40];[$Tracker.$C$5:.$N$23];11;0)))" office:value-type="string" office:string-value=" ">
            <text:p><text:s/></text:p>
          </table:table-cell>
          <table:table-cell table:style-name="ce93" table:formula="of:=iferror(TEXT(([.AA40]-[.AB40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1];[$Tracker.C$5:.D$42];2;0));&quot; &quot;;(VLOOKUP([.C41];[$Tracker.C$5:.D$42];2;0)))" office:value-type="string" office:string-value=" ">
            <text:p><text:s/></text:p>
          </table:table-cell>
          <table:table-cell table:style-name="ce77" table:formula="of:=IF(ISERROR(VLOOKUP([.C41];[$Tracker.C$5:.F$42];3;0));&quot; &quot;;(VLOOKUP([.C41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1];[$Tracker.$C$5:.$G$23];4;0));&quot; &quot;;(VLOOKUP([.$C41];[$Tracker.$C$5:.$G$23];4;0)))" office:value-type="string" office:string-value=" ">
            <text:p><text:s/></text:p>
          </table:table-cell>
          <table:table-cell table:style-name="ce93" table:formula="of:=iferror(TEXT(([.F41]-[.G4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1];[$Tracker.$C$5:.$H$23];5;0));&quot; &quot;;(VLOOKUP([.$C41];[$Tracker.$C$5:.$H$23];5;0)))" office:value-type="string" office:string-value=" ">
            <text:p><text:s/></text:p>
          </table:table-cell>
          <table:table-cell table:style-name="ce93" table:formula="of:=iferror(TEXT(([.I41]-[.J4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1];[$Tracker.$C$5:.$I$23];6;0));&quot; &quot;;(VLOOKUP([.$C41];[$Tracker.$C$5:.$I$23];6;0)))" office:value-type="string" office:string-value=" ">
            <text:p><text:s/></text:p>
          </table:table-cell>
          <table:table-cell table:style-name="ce93" table:formula="of:=iferror(TEXT(([.L41]-[.M4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1];[$Tracker.$C$5:.$J$23];7;0));&quot; &quot;;(VLOOKUP([.$C41];[$Tracker.$C$5:.$J$23];7;0)))" office:value-type="string" office:string-value=" ">
            <text:p><text:s/></text:p>
          </table:table-cell>
          <table:table-cell table:style-name="ce93" table:formula="of:=iferror(TEXT(([.O41]-[.P4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1];[$Tracker.$C$5:.$K$23];8;0));&quot; &quot;;(VLOOKUP([.$C41];[$Tracker.$C$5:.$K$23];8;0)))" office:value-type="string" office:string-value=" ">
            <text:p><text:s/></text:p>
          </table:table-cell>
          <table:table-cell table:style-name="ce93" table:formula="of:=iferror(TEXT(([.R41]-[.S4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1];[$Tracker.$C$5:.$L$23];9;0));&quot; &quot;;(VLOOKUP([.$C41];[$Tracker.$C$5:.$L$23];9;0)))" office:value-type="string" office:string-value=" ">
            <text:p><text:s/></text:p>
          </table:table-cell>
          <table:table-cell table:style-name="ce93" table:formula="of:=iferror(TEXT(([.U41]-[.V4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1];[$Tracker.$C$5:.$M$23];10;0));&quot; &quot;;(VLOOKUP([.$C41];[$Tracker.$C$5:.$M$23];10;0)))" office:value-type="string" office:string-value=" ">
            <text:p><text:s/></text:p>
          </table:table-cell>
          <table:table-cell table:style-name="ce93" table:formula="of:=iferror(TEXT(([.X41]-[.Y4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1];[$Tracker.$C$5:.$N$23];11;0));&quot; &quot;;(VLOOKUP([.$C41];[$Tracker.$C$5:.$N$23];11;0)))" office:value-type="string" office:string-value=" ">
            <text:p><text:s/></text:p>
          </table:table-cell>
          <table:table-cell table:style-name="ce93" table:formula="of:=iferror(TEXT(([.AA41]-[.AB41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2];[$Tracker.C$5:.D$42];2;0));&quot; &quot;;(VLOOKUP([.C42];[$Tracker.C$5:.D$42];2;0)))" office:value-type="string" office:string-value=" ">
            <text:p><text:s/></text:p>
          </table:table-cell>
          <table:table-cell table:style-name="ce77" table:formula="of:=IF(ISERROR(VLOOKUP([.C42];[$Tracker.C$5:.F$42];3;0));&quot; &quot;;(VLOOKUP([.C42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2];[$Tracker.$C$5:.$G$23];4;0));&quot; &quot;;(VLOOKUP([.$C42];[$Tracker.$C$5:.$G$23];4;0)))" office:value-type="string" office:string-value=" ">
            <text:p><text:s/></text:p>
          </table:table-cell>
          <table:table-cell table:style-name="ce93" table:formula="of:=iferror(TEXT(([.F42]-[.G4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2];[$Tracker.$C$5:.$H$23];5;0));&quot; &quot;;(VLOOKUP([.$C42];[$Tracker.$C$5:.$H$23];5;0)))" office:value-type="string" office:string-value=" ">
            <text:p><text:s/></text:p>
          </table:table-cell>
          <table:table-cell table:style-name="ce93" table:formula="of:=iferror(TEXT(([.I42]-[.J4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2];[$Tracker.$C$5:.$I$23];6;0));&quot; &quot;;(VLOOKUP([.$C42];[$Tracker.$C$5:.$I$23];6;0)))" office:value-type="string" office:string-value=" ">
            <text:p><text:s/></text:p>
          </table:table-cell>
          <table:table-cell table:style-name="ce93" table:formula="of:=iferror(TEXT(([.L42]-[.M4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2];[$Tracker.$C$5:.$J$23];7;0));&quot; &quot;;(VLOOKUP([.$C42];[$Tracker.$C$5:.$J$23];7;0)))" office:value-type="string" office:string-value=" ">
            <text:p><text:s/></text:p>
          </table:table-cell>
          <table:table-cell table:style-name="ce93" table:formula="of:=iferror(TEXT(([.O42]-[.P4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2];[$Tracker.$C$5:.$K$23];8;0));&quot; &quot;;(VLOOKUP([.$C42];[$Tracker.$C$5:.$K$23];8;0)))" office:value-type="string" office:string-value=" ">
            <text:p><text:s/></text:p>
          </table:table-cell>
          <table:table-cell table:style-name="ce93" table:formula="of:=iferror(TEXT(([.R42]-[.S4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2];[$Tracker.$C$5:.$L$23];9;0));&quot; &quot;;(VLOOKUP([.$C42];[$Tracker.$C$5:.$L$23];9;0)))" office:value-type="string" office:string-value=" ">
            <text:p><text:s/></text:p>
          </table:table-cell>
          <table:table-cell table:style-name="ce93" table:formula="of:=iferror(TEXT(([.U42]-[.V4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2];[$Tracker.$C$5:.$M$23];10;0));&quot; &quot;;(VLOOKUP([.$C42];[$Tracker.$C$5:.$M$23];10;0)))" office:value-type="string" office:string-value=" ">
            <text:p><text:s/></text:p>
          </table:table-cell>
          <table:table-cell table:style-name="ce93" table:formula="of:=iferror(TEXT(([.X42]-[.Y4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2];[$Tracker.$C$5:.$N$23];11;0));&quot; &quot;;(VLOOKUP([.$C42];[$Tracker.$C$5:.$N$23];11;0)))" office:value-type="string" office:string-value=" ">
            <text:p><text:s/></text:p>
          </table:table-cell>
          <table:table-cell table:style-name="ce93" table:formula="of:=iferror(TEXT(([.AA42]-[.AB42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3];[$Tracker.C$5:.D$42];2;0));&quot; &quot;;(VLOOKUP([.C43];[$Tracker.C$5:.D$42];2;0)))" office:value-type="string" office:string-value=" ">
            <text:p><text:s/></text:p>
          </table:table-cell>
          <table:table-cell table:style-name="ce77" table:formula="of:=IF(ISERROR(VLOOKUP([.C43];[$Tracker.C$5:.F$42];3;0));&quot; &quot;;(VLOOKUP([.C43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3];[$Tracker.$C$5:.$G$23];4;0));&quot; &quot;;(VLOOKUP([.$C43];[$Tracker.$C$5:.$G$23];4;0)))" office:value-type="string" office:string-value=" ">
            <text:p><text:s/></text:p>
          </table:table-cell>
          <table:table-cell table:style-name="ce93" table:formula="of:=iferror(TEXT(([.F43]-[.G4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3];[$Tracker.$C$5:.$H$23];5;0));&quot; &quot;;(VLOOKUP([.$C43];[$Tracker.$C$5:.$H$23];5;0)))" office:value-type="string" office:string-value=" ">
            <text:p><text:s/></text:p>
          </table:table-cell>
          <table:table-cell table:style-name="ce93" table:formula="of:=iferror(TEXT(([.I43]-[.J4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3];[$Tracker.$C$5:.$I$23];6;0));&quot; &quot;;(VLOOKUP([.$C43];[$Tracker.$C$5:.$I$23];6;0)))" office:value-type="string" office:string-value=" ">
            <text:p><text:s/></text:p>
          </table:table-cell>
          <table:table-cell table:style-name="ce93" table:formula="of:=iferror(TEXT(([.L43]-[.M4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3];[$Tracker.$C$5:.$J$23];7;0));&quot; &quot;;(VLOOKUP([.$C43];[$Tracker.$C$5:.$J$23];7;0)))" office:value-type="string" office:string-value=" ">
            <text:p><text:s/></text:p>
          </table:table-cell>
          <table:table-cell table:style-name="ce93" table:formula="of:=iferror(TEXT(([.O43]-[.P4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3];[$Tracker.$C$5:.$K$23];8;0));&quot; &quot;;(VLOOKUP([.$C43];[$Tracker.$C$5:.$K$23];8;0)))" office:value-type="string" office:string-value=" ">
            <text:p><text:s/></text:p>
          </table:table-cell>
          <table:table-cell table:style-name="ce93" table:formula="of:=iferror(TEXT(([.R43]-[.S4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3];[$Tracker.$C$5:.$L$23];9;0));&quot; &quot;;(VLOOKUP([.$C43];[$Tracker.$C$5:.$L$23];9;0)))" office:value-type="string" office:string-value=" ">
            <text:p><text:s/></text:p>
          </table:table-cell>
          <table:table-cell table:style-name="ce93" table:formula="of:=iferror(TEXT(([.U43]-[.V4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3];[$Tracker.$C$5:.$M$23];10;0));&quot; &quot;;(VLOOKUP([.$C43];[$Tracker.$C$5:.$M$23];10;0)))" office:value-type="string" office:string-value=" ">
            <text:p><text:s/></text:p>
          </table:table-cell>
          <table:table-cell table:style-name="ce93" table:formula="of:=iferror(TEXT(([.X43]-[.Y4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3];[$Tracker.$C$5:.$N$23];11;0));&quot; &quot;;(VLOOKUP([.$C43];[$Tracker.$C$5:.$N$23];11;0)))" office:value-type="string" office:string-value=" ">
            <text:p><text:s/></text:p>
          </table:table-cell>
          <table:table-cell table:style-name="ce93" table:formula="of:=iferror(TEXT(([.AA43]-[.AB43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4];[$Tracker.C$5:.D$42];2;0));&quot; &quot;;(VLOOKUP([.C44];[$Tracker.C$5:.D$42];2;0)))" office:value-type="string" office:string-value=" ">
            <text:p><text:s/></text:p>
          </table:table-cell>
          <table:table-cell table:style-name="ce77" table:formula="of:=IF(ISERROR(VLOOKUP([.C44];[$Tracker.C$5:.F$42];3;0));&quot; &quot;;(VLOOKUP([.C44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4];[$Tracker.$C$5:.$G$23];4;0));&quot; &quot;;(VLOOKUP([.$C44];[$Tracker.$C$5:.$G$23];4;0)))" office:value-type="string" office:string-value=" ">
            <text:p><text:s/></text:p>
          </table:table-cell>
          <table:table-cell table:style-name="ce93" table:formula="of:=iferror(TEXT(([.F44]-[.G4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4];[$Tracker.$C$5:.$H$23];5;0));&quot; &quot;;(VLOOKUP([.$C44];[$Tracker.$C$5:.$H$23];5;0)))" office:value-type="string" office:string-value=" ">
            <text:p><text:s/></text:p>
          </table:table-cell>
          <table:table-cell table:style-name="ce93" table:formula="of:=iferror(TEXT(([.I44]-[.J4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4];[$Tracker.$C$5:.$I$23];6;0));&quot; &quot;;(VLOOKUP([.$C44];[$Tracker.$C$5:.$I$23];6;0)))" office:value-type="string" office:string-value=" ">
            <text:p><text:s/></text:p>
          </table:table-cell>
          <table:table-cell table:style-name="ce93" table:formula="of:=iferror(TEXT(([.L44]-[.M4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4];[$Tracker.$C$5:.$J$23];7;0));&quot; &quot;;(VLOOKUP([.$C44];[$Tracker.$C$5:.$J$23];7;0)))" office:value-type="string" office:string-value=" ">
            <text:p><text:s/></text:p>
          </table:table-cell>
          <table:table-cell table:style-name="ce93" table:formula="of:=iferror(TEXT(([.O44]-[.P4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4];[$Tracker.$C$5:.$K$23];8;0));&quot; &quot;;(VLOOKUP([.$C44];[$Tracker.$C$5:.$K$23];8;0)))" office:value-type="string" office:string-value=" ">
            <text:p><text:s/></text:p>
          </table:table-cell>
          <table:table-cell table:style-name="ce93" table:formula="of:=iferror(TEXT(([.R44]-[.S4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4];[$Tracker.$C$5:.$L$23];9;0));&quot; &quot;;(VLOOKUP([.$C44];[$Tracker.$C$5:.$L$23];9;0)))" office:value-type="string" office:string-value=" ">
            <text:p><text:s/></text:p>
          </table:table-cell>
          <table:table-cell table:style-name="ce93" table:formula="of:=iferror(TEXT(([.U44]-[.V4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4];[$Tracker.$C$5:.$M$23];10;0));&quot; &quot;;(VLOOKUP([.$C44];[$Tracker.$C$5:.$M$23];10;0)))" office:value-type="string" office:string-value=" ">
            <text:p><text:s/></text:p>
          </table:table-cell>
          <table:table-cell table:style-name="ce93" table:formula="of:=iferror(TEXT(([.X44]-[.Y4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4];[$Tracker.$C$5:.$N$23];11;0));&quot; &quot;;(VLOOKUP([.$C44];[$Tracker.$C$5:.$N$23];11;0)))" office:value-type="string" office:string-value=" ">
            <text:p><text:s/></text:p>
          </table:table-cell>
          <table:table-cell table:style-name="ce93" table:formula="of:=iferror(TEXT(([.AA44]-[.AB44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5];[$Tracker.C$5:.D$42];2;0));&quot; &quot;;(VLOOKUP([.C45];[$Tracker.C$5:.D$42];2;0)))" office:value-type="string" office:string-value=" ">
            <text:p><text:s/></text:p>
          </table:table-cell>
          <table:table-cell table:style-name="ce77" table:formula="of:=IF(ISERROR(VLOOKUP([.C45];[$Tracker.C$5:.F$42];3;0));&quot; &quot;;(VLOOKUP([.C45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5];[$Tracker.$C$5:.$G$23];4;0));&quot; &quot;;(VLOOKUP([.$C45];[$Tracker.$C$5:.$G$23];4;0)))" office:value-type="string" office:string-value=" ">
            <text:p><text:s/></text:p>
          </table:table-cell>
          <table:table-cell table:style-name="ce93" table:formula="of:=iferror(TEXT(([.F45]-[.G4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5];[$Tracker.$C$5:.$H$23];5;0));&quot; &quot;;(VLOOKUP([.$C45];[$Tracker.$C$5:.$H$23];5;0)))" office:value-type="string" office:string-value=" ">
            <text:p><text:s/></text:p>
          </table:table-cell>
          <table:table-cell table:style-name="ce93" table:formula="of:=iferror(TEXT(([.I45]-[.J4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5];[$Tracker.$C$5:.$I$23];6;0));&quot; &quot;;(VLOOKUP([.$C45];[$Tracker.$C$5:.$I$23];6;0)))" office:value-type="string" office:string-value=" ">
            <text:p><text:s/></text:p>
          </table:table-cell>
          <table:table-cell table:style-name="ce93" table:formula="of:=iferror(TEXT(([.L45]-[.M4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5];[$Tracker.$C$5:.$J$23];7;0));&quot; &quot;;(VLOOKUP([.$C45];[$Tracker.$C$5:.$J$23];7;0)))" office:value-type="string" office:string-value=" ">
            <text:p><text:s/></text:p>
          </table:table-cell>
          <table:table-cell table:style-name="ce93" table:formula="of:=iferror(TEXT(([.O45]-[.P4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5];[$Tracker.$C$5:.$K$23];8;0));&quot; &quot;;(VLOOKUP([.$C45];[$Tracker.$C$5:.$K$23];8;0)))" office:value-type="string" office:string-value=" ">
            <text:p><text:s/></text:p>
          </table:table-cell>
          <table:table-cell table:style-name="ce93" table:formula="of:=iferror(TEXT(([.R45]-[.S4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5];[$Tracker.$C$5:.$L$23];9;0));&quot; &quot;;(VLOOKUP([.$C45];[$Tracker.$C$5:.$L$23];9;0)))" office:value-type="string" office:string-value=" ">
            <text:p><text:s/></text:p>
          </table:table-cell>
          <table:table-cell table:style-name="ce93" table:formula="of:=iferror(TEXT(([.U45]-[.V4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5];[$Tracker.$C$5:.$M$23];10;0));&quot; &quot;;(VLOOKUP([.$C45];[$Tracker.$C$5:.$M$23];10;0)))" office:value-type="string" office:string-value=" ">
            <text:p><text:s/></text:p>
          </table:table-cell>
          <table:table-cell table:style-name="ce93" table:formula="of:=iferror(TEXT(([.X45]-[.Y4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5];[$Tracker.$C$5:.$N$23];11;0));&quot; &quot;;(VLOOKUP([.$C45];[$Tracker.$C$5:.$N$23];11;0)))" office:value-type="string" office:string-value=" ">
            <text:p><text:s/></text:p>
          </table:table-cell>
          <table:table-cell table:style-name="ce93" table:formula="of:=iferror(TEXT(([.AA45]-[.AB45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6];[$Tracker.C$5:.D$42];2;0));&quot; &quot;;(VLOOKUP([.C46];[$Tracker.C$5:.D$42];2;0)))" office:value-type="string" office:string-value=" ">
            <text:p><text:s/></text:p>
          </table:table-cell>
          <table:table-cell table:style-name="ce77" table:formula="of:=IF(ISERROR(VLOOKUP([.C46];[$Tracker.C$5:.F$42];3;0));&quot; &quot;;(VLOOKUP([.C46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6];[$Tracker.$C$5:.$G$23];4;0));&quot; &quot;;(VLOOKUP([.$C46];[$Tracker.$C$5:.$G$23];4;0)))" office:value-type="string" office:string-value=" ">
            <text:p><text:s/></text:p>
          </table:table-cell>
          <table:table-cell table:style-name="ce93" table:formula="of:=iferror(TEXT(([.F46]-[.G4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6];[$Tracker.$C$5:.$H$23];5;0));&quot; &quot;;(VLOOKUP([.$C46];[$Tracker.$C$5:.$H$23];5;0)))" office:value-type="string" office:string-value=" ">
            <text:p><text:s/></text:p>
          </table:table-cell>
          <table:table-cell table:style-name="ce93" table:formula="of:=iferror(TEXT(([.I46]-[.J4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6];[$Tracker.$C$5:.$I$23];6;0));&quot; &quot;;(VLOOKUP([.$C46];[$Tracker.$C$5:.$I$23];6;0)))" office:value-type="string" office:string-value=" ">
            <text:p><text:s/></text:p>
          </table:table-cell>
          <table:table-cell table:style-name="ce93" table:formula="of:=iferror(TEXT(([.L46]-[.M4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6];[$Tracker.$C$5:.$J$23];7;0));&quot; &quot;;(VLOOKUP([.$C46];[$Tracker.$C$5:.$J$23];7;0)))" office:value-type="string" office:string-value=" ">
            <text:p><text:s/></text:p>
          </table:table-cell>
          <table:table-cell table:style-name="ce93" table:formula="of:=iferror(TEXT(([.O46]-[.P4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6];[$Tracker.$C$5:.$K$23];8;0));&quot; &quot;;(VLOOKUP([.$C46];[$Tracker.$C$5:.$K$23];8;0)))" office:value-type="string" office:string-value=" ">
            <text:p><text:s/></text:p>
          </table:table-cell>
          <table:table-cell table:style-name="ce93" table:formula="of:=iferror(TEXT(([.R46]-[.S4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6];[$Tracker.$C$5:.$L$23];9;0));&quot; &quot;;(VLOOKUP([.$C46];[$Tracker.$C$5:.$L$23];9;0)))" office:value-type="string" office:string-value=" ">
            <text:p><text:s/></text:p>
          </table:table-cell>
          <table:table-cell table:style-name="ce93" table:formula="of:=iferror(TEXT(([.U46]-[.V46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6];[$Tracker.$C$5:.$M$23];10;0));&quot; &quot;;(VLOOKUP([.$C46];[$Tracker.$C$5:.$M$23];10;0)))" office:value-type="string" office:string-value=" ">
            <text:p><text:s/></text:p>
          </table:table-cell>
          <table:table-cell table:style-name="ce93" table:formula="of:=iferror(TEXT(([.X46]-[.Y46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6];[$Tracker.$C$5:.$N$23];11;0));&quot; &quot;;(VLOOKUP([.$C46];[$Tracker.$C$5:.$N$23];11;0)))" office:value-type="string" office:string-value=" ">
            <text:p><text:s/></text:p>
          </table:table-cell>
          <table:table-cell table:style-name="ce93" table:formula="of:=iferror(TEXT(([.AA46]-[.AB46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7];[$Tracker.C$5:.D$42];2;0));&quot; &quot;;(VLOOKUP([.C47];[$Tracker.C$5:.D$42];2;0)))" office:value-type="string" office:string-value=" ">
            <text:p><text:s/></text:p>
          </table:table-cell>
          <table:table-cell table:style-name="ce77" table:formula="of:=IF(ISERROR(VLOOKUP([.C47];[$Tracker.C$5:.F$42];3;0));&quot; &quot;;(VLOOKUP([.C47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7];[$Tracker.$C$5:.$G$23];4;0));&quot; &quot;;(VLOOKUP([.$C47];[$Tracker.$C$5:.$G$23];4;0)))" office:value-type="string" office:string-value=" ">
            <text:p><text:s/></text:p>
          </table:table-cell>
          <table:table-cell table:style-name="ce93" table:formula="of:=iferror(TEXT(([.F47]-[.G4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7];[$Tracker.$C$5:.$H$23];5;0));&quot; &quot;;(VLOOKUP([.$C47];[$Tracker.$C$5:.$H$23];5;0)))" office:value-type="string" office:string-value=" ">
            <text:p><text:s/></text:p>
          </table:table-cell>
          <table:table-cell table:style-name="ce93" table:formula="of:=iferror(TEXT(([.I47]-[.J4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7];[$Tracker.$C$5:.$I$23];6;0));&quot; &quot;;(VLOOKUP([.$C47];[$Tracker.$C$5:.$I$23];6;0)))" office:value-type="string" office:string-value=" ">
            <text:p><text:s/></text:p>
          </table:table-cell>
          <table:table-cell table:style-name="ce93" table:formula="of:=iferror(TEXT(([.L47]-[.M4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7];[$Tracker.$C$5:.$J$23];7;0));&quot; &quot;;(VLOOKUP([.$C47];[$Tracker.$C$5:.$J$23];7;0)))" office:value-type="string" office:string-value=" ">
            <text:p><text:s/></text:p>
          </table:table-cell>
          <table:table-cell table:style-name="ce93" table:formula="of:=iferror(TEXT(([.O47]-[.P4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7];[$Tracker.$C$5:.$K$23];8;0));&quot; &quot;;(VLOOKUP([.$C47];[$Tracker.$C$5:.$K$23];8;0)))" office:value-type="string" office:string-value=" ">
            <text:p><text:s/></text:p>
          </table:table-cell>
          <table:table-cell table:style-name="ce93" table:formula="of:=iferror(TEXT(([.R47]-[.S4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7];[$Tracker.$C$5:.$L$23];9;0));&quot; &quot;;(VLOOKUP([.$C47];[$Tracker.$C$5:.$L$23];9;0)))" office:value-type="string" office:string-value=" ">
            <text:p><text:s/></text:p>
          </table:table-cell>
          <table:table-cell table:style-name="ce93" table:formula="of:=iferror(TEXT(([.U47]-[.V47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7];[$Tracker.$C$5:.$M$23];10;0));&quot; &quot;;(VLOOKUP([.$C47];[$Tracker.$C$5:.$M$23];10;0)))" office:value-type="string" office:string-value=" ">
            <text:p><text:s/></text:p>
          </table:table-cell>
          <table:table-cell table:style-name="ce93" table:formula="of:=iferror(TEXT(([.X47]-[.Y47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7];[$Tracker.$C$5:.$N$23];11;0));&quot; &quot;;(VLOOKUP([.$C47];[$Tracker.$C$5:.$N$23];11;0)))" office:value-type="string" office:string-value=" ">
            <text:p><text:s/></text:p>
          </table:table-cell>
          <table:table-cell table:style-name="ce93" table:formula="of:=iferror(TEXT(([.AA47]-[.AB47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8];[$Tracker.C$5:.D$42];2;0));&quot; &quot;;(VLOOKUP([.C48];[$Tracker.C$5:.D$42];2;0)))" office:value-type="string" office:string-value=" ">
            <text:p><text:s/></text:p>
          </table:table-cell>
          <table:table-cell table:style-name="ce77" table:formula="of:=IF(ISERROR(VLOOKUP([.C48];[$Tracker.C$5:.F$42];3;0));&quot; &quot;;(VLOOKUP([.C48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8];[$Tracker.$C$5:.$G$23];4;0));&quot; &quot;;(VLOOKUP([.$C48];[$Tracker.$C$5:.$G$23];4;0)))" office:value-type="string" office:string-value=" ">
            <text:p><text:s/></text:p>
          </table:table-cell>
          <table:table-cell table:style-name="ce93" table:formula="of:=iferror(TEXT(([.F48]-[.G4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8];[$Tracker.$C$5:.$H$23];5;0));&quot; &quot;;(VLOOKUP([.$C48];[$Tracker.$C$5:.$H$23];5;0)))" office:value-type="string" office:string-value=" ">
            <text:p><text:s/></text:p>
          </table:table-cell>
          <table:table-cell table:style-name="ce93" table:formula="of:=iferror(TEXT(([.I48]-[.J4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8];[$Tracker.$C$5:.$I$23];6;0));&quot; &quot;;(VLOOKUP([.$C48];[$Tracker.$C$5:.$I$23];6;0)))" office:value-type="string" office:string-value=" ">
            <text:p><text:s/></text:p>
          </table:table-cell>
          <table:table-cell table:style-name="ce93" table:formula="of:=iferror(TEXT(([.L48]-[.M4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8];[$Tracker.$C$5:.$J$23];7;0));&quot; &quot;;(VLOOKUP([.$C48];[$Tracker.$C$5:.$J$23];7;0)))" office:value-type="string" office:string-value=" ">
            <text:p><text:s/></text:p>
          </table:table-cell>
          <table:table-cell table:style-name="ce93" table:formula="of:=iferror(TEXT(([.O48]-[.P4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8];[$Tracker.$C$5:.$K$23];8;0));&quot; &quot;;(VLOOKUP([.$C48];[$Tracker.$C$5:.$K$23];8;0)))" office:value-type="string" office:string-value=" ">
            <text:p><text:s/></text:p>
          </table:table-cell>
          <table:table-cell table:style-name="ce93" table:formula="of:=iferror(TEXT(([.R48]-[.S4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8];[$Tracker.$C$5:.$L$23];9;0));&quot; &quot;;(VLOOKUP([.$C48];[$Tracker.$C$5:.$L$23];9;0)))" office:value-type="string" office:string-value=" ">
            <text:p><text:s/></text:p>
          </table:table-cell>
          <table:table-cell table:style-name="ce93" table:formula="of:=iferror(TEXT(([.U48]-[.V48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8];[$Tracker.$C$5:.$M$23];10;0));&quot; &quot;;(VLOOKUP([.$C48];[$Tracker.$C$5:.$M$23];10;0)))" office:value-type="string" office:string-value=" ">
            <text:p><text:s/></text:p>
          </table:table-cell>
          <table:table-cell table:style-name="ce93" table:formula="of:=iferror(TEXT(([.X48]-[.Y48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8];[$Tracker.$C$5:.$N$23];11;0));&quot; &quot;;(VLOOKUP([.$C48];[$Tracker.$C$5:.$N$23];11;0)))" office:value-type="string" office:string-value=" ">
            <text:p><text:s/></text:p>
          </table:table-cell>
          <table:table-cell table:style-name="ce93" table:formula="of:=iferror(TEXT(([.AA48]-[.AB48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49];[$Tracker.C$5:.D$42];2;0));&quot; &quot;;(VLOOKUP([.C49];[$Tracker.C$5:.D$42];2;0)))" office:value-type="string" office:string-value=" ">
            <text:p><text:s/></text:p>
          </table:table-cell>
          <table:table-cell table:style-name="ce77" table:formula="of:=IF(ISERROR(VLOOKUP([.C49];[$Tracker.C$5:.F$42];3;0));&quot; &quot;;(VLOOKUP([.C49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49];[$Tracker.$C$5:.$G$23];4;0));&quot; &quot;;(VLOOKUP([.$C49];[$Tracker.$C$5:.$G$23];4;0)))" office:value-type="string" office:string-value=" ">
            <text:p><text:s/></text:p>
          </table:table-cell>
          <table:table-cell table:style-name="ce93" table:formula="of:=iferror(TEXT(([.F49]-[.G4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9];[$Tracker.$C$5:.$H$23];5;0));&quot; &quot;;(VLOOKUP([.$C49];[$Tracker.$C$5:.$H$23];5;0)))" office:value-type="string" office:string-value=" ">
            <text:p><text:s/></text:p>
          </table:table-cell>
          <table:table-cell table:style-name="ce93" table:formula="of:=iferror(TEXT(([.I49]-[.J4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9];[$Tracker.$C$5:.$I$23];6;0));&quot; &quot;;(VLOOKUP([.$C49];[$Tracker.$C$5:.$I$23];6;0)))" office:value-type="string" office:string-value=" ">
            <text:p><text:s/></text:p>
          </table:table-cell>
          <table:table-cell table:style-name="ce93" table:formula="of:=iferror(TEXT(([.L49]-[.M4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9];[$Tracker.$C$5:.$J$23];7;0));&quot; &quot;;(VLOOKUP([.$C49];[$Tracker.$C$5:.$J$23];7;0)))" office:value-type="string" office:string-value=" ">
            <text:p><text:s/></text:p>
          </table:table-cell>
          <table:table-cell table:style-name="ce93" table:formula="of:=iferror(TEXT(([.O49]-[.P4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9];[$Tracker.$C$5:.$K$23];8;0));&quot; &quot;;(VLOOKUP([.$C49];[$Tracker.$C$5:.$K$23];8;0)))" office:value-type="string" office:string-value=" ">
            <text:p><text:s/></text:p>
          </table:table-cell>
          <table:table-cell table:style-name="ce93" table:formula="of:=iferror(TEXT(([.R49]-[.S4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9];[$Tracker.$C$5:.$L$23];9;0));&quot; &quot;;(VLOOKUP([.$C49];[$Tracker.$C$5:.$L$23];9;0)))" office:value-type="string" office:string-value=" ">
            <text:p><text:s/></text:p>
          </table:table-cell>
          <table:table-cell table:style-name="ce93" table:formula="of:=iferror(TEXT(([.U49]-[.V49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49];[$Tracker.$C$5:.$M$23];10;0));&quot; &quot;;(VLOOKUP([.$C49];[$Tracker.$C$5:.$M$23];10;0)))" office:value-type="string" office:string-value=" ">
            <text:p><text:s/></text:p>
          </table:table-cell>
          <table:table-cell table:style-name="ce93" table:formula="of:=iferror(TEXT(([.X49]-[.Y49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49];[$Tracker.$C$5:.$N$23];11;0));&quot; &quot;;(VLOOKUP([.$C49];[$Tracker.$C$5:.$N$23];11;0)))" office:value-type="string" office:string-value=" ">
            <text:p><text:s/></text:p>
          </table:table-cell>
          <table:table-cell table:style-name="ce93" table:formula="of:=iferror(TEXT(([.AA49]-[.AB49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50];[$Tracker.C$5:.D$42];2;0));&quot; &quot;;(VLOOKUP([.C50];[$Tracker.C$5:.D$42];2;0)))" office:value-type="string" office:string-value=" ">
            <text:p><text:s/></text:p>
          </table:table-cell>
          <table:table-cell table:style-name="ce77" table:formula="of:=IF(ISERROR(VLOOKUP([.C50];[$Tracker.C$5:.F$42];3;0));&quot; &quot;;(VLOOKUP([.C50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50];[$Tracker.$C$5:.$G$23];4;0));&quot; &quot;;(VLOOKUP([.$C50];[$Tracker.$C$5:.$G$23];4;0)))" office:value-type="string" office:string-value=" ">
            <text:p><text:s/></text:p>
          </table:table-cell>
          <table:table-cell table:style-name="ce93" table:formula="of:=iferror(TEXT(([.F50]-[.G5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0];[$Tracker.$C$5:.$H$23];5;0));&quot; &quot;;(VLOOKUP([.$C50];[$Tracker.$C$5:.$H$23];5;0)))" office:value-type="string" office:string-value=" ">
            <text:p><text:s/></text:p>
          </table:table-cell>
          <table:table-cell table:style-name="ce93" table:formula="of:=iferror(TEXT(([.I50]-[.J5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0];[$Tracker.$C$5:.$I$23];6;0));&quot; &quot;;(VLOOKUP([.$C50];[$Tracker.$C$5:.$I$23];6;0)))" office:value-type="string" office:string-value=" ">
            <text:p><text:s/></text:p>
          </table:table-cell>
          <table:table-cell table:style-name="ce93" table:formula="of:=iferror(TEXT(([.L50]-[.M5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0];[$Tracker.$C$5:.$J$23];7;0));&quot; &quot;;(VLOOKUP([.$C50];[$Tracker.$C$5:.$J$23];7;0)))" office:value-type="string" office:string-value=" ">
            <text:p><text:s/></text:p>
          </table:table-cell>
          <table:table-cell table:style-name="ce93" table:formula="of:=iferror(TEXT(([.O50]-[.P5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0];[$Tracker.$C$5:.$K$23];8;0));&quot; &quot;;(VLOOKUP([.$C50];[$Tracker.$C$5:.$K$23];8;0)))" office:value-type="string" office:string-value=" ">
            <text:p><text:s/></text:p>
          </table:table-cell>
          <table:table-cell table:style-name="ce93" table:formula="of:=iferror(TEXT(([.R50]-[.S5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0];[$Tracker.$C$5:.$L$23];9;0));&quot; &quot;;(VLOOKUP([.$C50];[$Tracker.$C$5:.$L$23];9;0)))" office:value-type="string" office:string-value=" ">
            <text:p><text:s/></text:p>
          </table:table-cell>
          <table:table-cell table:style-name="ce93" table:formula="of:=iferror(TEXT(([.U50]-[.V50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0];[$Tracker.$C$5:.$M$23];10;0));&quot; &quot;;(VLOOKUP([.$C50];[$Tracker.$C$5:.$M$23];10;0)))" office:value-type="string" office:string-value=" ">
            <text:p><text:s/></text:p>
          </table:table-cell>
          <table:table-cell table:style-name="ce93" table:formula="of:=iferror(TEXT(([.X50]-[.Y50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0];[$Tracker.$C$5:.$N$23];11;0));&quot; &quot;;(VLOOKUP([.$C50];[$Tracker.$C$5:.$N$23];11;0)))" office:value-type="string" office:string-value=" ">
            <text:p><text:s/></text:p>
          </table:table-cell>
          <table:table-cell table:style-name="ce93" table:formula="of:=iferror(TEXT(([.AA50]-[.AB50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51];[$Tracker.C$5:.D$42];2;0));&quot; &quot;;(VLOOKUP([.C51];[$Tracker.C$5:.D$42];2;0)))" office:value-type="string" office:string-value=" ">
            <text:p><text:s/></text:p>
          </table:table-cell>
          <table:table-cell table:style-name="ce77" table:formula="of:=IF(ISERROR(VLOOKUP([.C51];[$Tracker.C$5:.F$42];3;0));&quot; &quot;;(VLOOKUP([.C51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51];[$Tracker.$C$5:.$G$23];4;0));&quot; &quot;;(VLOOKUP([.$C51];[$Tracker.$C$5:.$G$23];4;0)))" office:value-type="string" office:string-value=" ">
            <text:p><text:s/></text:p>
          </table:table-cell>
          <table:table-cell table:style-name="ce93" table:formula="of:=iferror(TEXT(([.F51]-[.G5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1];[$Tracker.$C$5:.$H$23];5;0));&quot; &quot;;(VLOOKUP([.$C51];[$Tracker.$C$5:.$H$23];5;0)))" office:value-type="string" office:string-value=" ">
            <text:p><text:s/></text:p>
          </table:table-cell>
          <table:table-cell table:style-name="ce93" table:formula="of:=iferror(TEXT(([.I51]-[.J5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1];[$Tracker.$C$5:.$I$23];6;0));&quot; &quot;;(VLOOKUP([.$C51];[$Tracker.$C$5:.$I$23];6;0)))" office:value-type="string" office:string-value=" ">
            <text:p><text:s/></text:p>
          </table:table-cell>
          <table:table-cell table:style-name="ce93" table:formula="of:=iferror(TEXT(([.L51]-[.M5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1];[$Tracker.$C$5:.$J$23];7;0));&quot; &quot;;(VLOOKUP([.$C51];[$Tracker.$C$5:.$J$23];7;0)))" office:value-type="string" office:string-value=" ">
            <text:p><text:s/></text:p>
          </table:table-cell>
          <table:table-cell table:style-name="ce93" table:formula="of:=iferror(TEXT(([.O51]-[.P5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1];[$Tracker.$C$5:.$K$23];8;0));&quot; &quot;;(VLOOKUP([.$C51];[$Tracker.$C$5:.$K$23];8;0)))" office:value-type="string" office:string-value=" ">
            <text:p><text:s/></text:p>
          </table:table-cell>
          <table:table-cell table:style-name="ce93" table:formula="of:=iferror(TEXT(([.R51]-[.S5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1];[$Tracker.$C$5:.$L$23];9;0));&quot; &quot;;(VLOOKUP([.$C51];[$Tracker.$C$5:.$L$23];9;0)))" office:value-type="string" office:string-value=" ">
            <text:p><text:s/></text:p>
          </table:table-cell>
          <table:table-cell table:style-name="ce93" table:formula="of:=iferror(TEXT(([.U51]-[.V51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1];[$Tracker.$C$5:.$M$23];10;0));&quot; &quot;;(VLOOKUP([.$C51];[$Tracker.$C$5:.$M$23];10;0)))" office:value-type="string" office:string-value=" ">
            <text:p><text:s/></text:p>
          </table:table-cell>
          <table:table-cell table:style-name="ce93" table:formula="of:=iferror(TEXT(([.X51]-[.Y51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1];[$Tracker.$C$5:.$N$23];11;0));&quot; &quot;;(VLOOKUP([.$C51];[$Tracker.$C$5:.$N$23];11;0)))" office:value-type="string" office:string-value=" ">
            <text:p><text:s/></text:p>
          </table:table-cell>
          <table:table-cell table:style-name="ce93" table:formula="of:=iferror(TEXT(([.AA51]-[.AB51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52];[$Tracker.C$5:.D$42];2;0));&quot; &quot;;(VLOOKUP([.C52];[$Tracker.C$5:.D$42];2;0)))" office:value-type="string" office:string-value=" ">
            <text:p><text:s/></text:p>
          </table:table-cell>
          <table:table-cell table:style-name="ce77" table:formula="of:=IF(ISERROR(VLOOKUP([.C52];[$Tracker.C$5:.F$42];3;0));&quot; &quot;;(VLOOKUP([.C52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52];[$Tracker.$C$5:.$G$23];4;0));&quot; &quot;;(VLOOKUP([.$C52];[$Tracker.$C$5:.$G$23];4;0)))" office:value-type="string" office:string-value=" ">
            <text:p><text:s/></text:p>
          </table:table-cell>
          <table:table-cell table:style-name="ce93" table:formula="of:=iferror(TEXT(([.F52]-[.G5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2];[$Tracker.$C$5:.$H$23];5;0));&quot; &quot;;(VLOOKUP([.$C52];[$Tracker.$C$5:.$H$23];5;0)))" office:value-type="string" office:string-value=" ">
            <text:p><text:s/></text:p>
          </table:table-cell>
          <table:table-cell table:style-name="ce93" table:formula="of:=iferror(TEXT(([.I52]-[.J5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2];[$Tracker.$C$5:.$I$23];6;0));&quot; &quot;;(VLOOKUP([.$C52];[$Tracker.$C$5:.$I$23];6;0)))" office:value-type="string" office:string-value=" ">
            <text:p><text:s/></text:p>
          </table:table-cell>
          <table:table-cell table:style-name="ce93" table:formula="of:=iferror(TEXT(([.L52]-[.M5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2];[$Tracker.$C$5:.$J$23];7;0));&quot; &quot;;(VLOOKUP([.$C52];[$Tracker.$C$5:.$J$23];7;0)))" office:value-type="string" office:string-value=" ">
            <text:p><text:s/></text:p>
          </table:table-cell>
          <table:table-cell table:style-name="ce93" table:formula="of:=iferror(TEXT(([.O52]-[.P5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2];[$Tracker.$C$5:.$K$23];8;0));&quot; &quot;;(VLOOKUP([.$C52];[$Tracker.$C$5:.$K$23];8;0)))" office:value-type="string" office:string-value=" ">
            <text:p><text:s/></text:p>
          </table:table-cell>
          <table:table-cell table:style-name="ce93" table:formula="of:=iferror(TEXT(([.R52]-[.S5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2];[$Tracker.$C$5:.$L$23];9;0));&quot; &quot;;(VLOOKUP([.$C52];[$Tracker.$C$5:.$L$23];9;0)))" office:value-type="string" office:string-value=" ">
            <text:p><text:s/></text:p>
          </table:table-cell>
          <table:table-cell table:style-name="ce93" table:formula="of:=iferror(TEXT(([.U52]-[.V52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2];[$Tracker.$C$5:.$M$23];10;0));&quot; &quot;;(VLOOKUP([.$C52];[$Tracker.$C$5:.$M$23];10;0)))" office:value-type="string" office:string-value=" ">
            <text:p><text:s/></text:p>
          </table:table-cell>
          <table:table-cell table:style-name="ce93" table:formula="of:=iferror(TEXT(([.X52]-[.Y52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2];[$Tracker.$C$5:.$N$23];11;0));&quot; &quot;;(VLOOKUP([.$C52];[$Tracker.$C$5:.$N$23];11;0)))" office:value-type="string" office:string-value=" ">
            <text:p><text:s/></text:p>
          </table:table-cell>
          <table:table-cell table:style-name="ce93" table:formula="of:=iferror(TEXT(([.AA52]-[.AB52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53];[$Tracker.C$5:.D$42];2;0));&quot; &quot;;(VLOOKUP([.C53];[$Tracker.C$5:.D$42];2;0)))" office:value-type="string" office:string-value=" ">
            <text:p><text:s/></text:p>
          </table:table-cell>
          <table:table-cell table:style-name="ce77" table:formula="of:=IF(ISERROR(VLOOKUP([.C53];[$Tracker.C$5:.F$42];3;0));&quot; &quot;;(VLOOKUP([.C53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53];[$Tracker.$C$5:.$G$23];4;0));&quot; &quot;;(VLOOKUP([.$C53];[$Tracker.$C$5:.$G$23];4;0)))" office:value-type="string" office:string-value=" ">
            <text:p><text:s/></text:p>
          </table:table-cell>
          <table:table-cell table:style-name="ce93" table:formula="of:=iferror(TEXT(([.F53]-[.G5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3];[$Tracker.$C$5:.$H$23];5;0));&quot; &quot;;(VLOOKUP([.$C53];[$Tracker.$C$5:.$H$23];5;0)))" office:value-type="string" office:string-value=" ">
            <text:p><text:s/></text:p>
          </table:table-cell>
          <table:table-cell table:style-name="ce93" table:formula="of:=iferror(TEXT(([.I53]-[.J5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3];[$Tracker.$C$5:.$I$23];6;0));&quot; &quot;;(VLOOKUP([.$C53];[$Tracker.$C$5:.$I$23];6;0)))" office:value-type="string" office:string-value=" ">
            <text:p><text:s/></text:p>
          </table:table-cell>
          <table:table-cell table:style-name="ce93" table:formula="of:=iferror(TEXT(([.L53]-[.M5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3];[$Tracker.$C$5:.$J$23];7;0));&quot; &quot;;(VLOOKUP([.$C53];[$Tracker.$C$5:.$J$23];7;0)))" office:value-type="string" office:string-value=" ">
            <text:p><text:s/></text:p>
          </table:table-cell>
          <table:table-cell table:style-name="ce93" table:formula="of:=iferror(TEXT(([.O53]-[.P5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3];[$Tracker.$C$5:.$K$23];8;0));&quot; &quot;;(VLOOKUP([.$C53];[$Tracker.$C$5:.$K$23];8;0)))" office:value-type="string" office:string-value=" ">
            <text:p><text:s/></text:p>
          </table:table-cell>
          <table:table-cell table:style-name="ce93" table:formula="of:=iferror(TEXT(([.R53]-[.S5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3];[$Tracker.$C$5:.$L$23];9;0));&quot; &quot;;(VLOOKUP([.$C53];[$Tracker.$C$5:.$L$23];9;0)))" office:value-type="string" office:string-value=" ">
            <text:p><text:s/></text:p>
          </table:table-cell>
          <table:table-cell table:style-name="ce93" table:formula="of:=iferror(TEXT(([.U53]-[.V53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3];[$Tracker.$C$5:.$M$23];10;0));&quot; &quot;;(VLOOKUP([.$C53];[$Tracker.$C$5:.$M$23];10;0)))" office:value-type="string" office:string-value=" ">
            <text:p><text:s/></text:p>
          </table:table-cell>
          <table:table-cell table:style-name="ce93" table:formula="of:=iferror(TEXT(([.X53]-[.Y53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3];[$Tracker.$C$5:.$N$23];11;0));&quot; &quot;;(VLOOKUP([.$C53];[$Tracker.$C$5:.$N$23];11;0)))" office:value-type="string" office:string-value=" ">
            <text:p><text:s/></text:p>
          </table:table-cell>
          <table:table-cell table:style-name="ce93" table:formula="of:=iferror(TEXT(([.AA53]-[.AB53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54];[$Tracker.C$5:.D$42];2;0));&quot; &quot;;(VLOOKUP([.C54];[$Tracker.C$5:.D$42];2;0)))" office:value-type="string" office:string-value=" ">
            <text:p><text:s/></text:p>
          </table:table-cell>
          <table:table-cell table:style-name="ce77" table:formula="of:=IF(ISERROR(VLOOKUP([.C54];[$Tracker.C$5:.F$42];3;0));&quot; &quot;;(VLOOKUP([.C54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54];[$Tracker.$C$5:.$G$23];4;0));&quot; &quot;;(VLOOKUP([.$C54];[$Tracker.$C$5:.$G$23];4;0)))" office:value-type="string" office:string-value=" ">
            <text:p><text:s/></text:p>
          </table:table-cell>
          <table:table-cell table:style-name="ce93" table:formula="of:=iferror(TEXT(([.F54]-[.G5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4];[$Tracker.$C$5:.$H$23];5;0));&quot; &quot;;(VLOOKUP([.$C54];[$Tracker.$C$5:.$H$23];5;0)))" office:value-type="string" office:string-value=" ">
            <text:p><text:s/></text:p>
          </table:table-cell>
          <table:table-cell table:style-name="ce93" table:formula="of:=iferror(TEXT(([.I54]-[.J5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4];[$Tracker.$C$5:.$I$23];6;0));&quot; &quot;;(VLOOKUP([.$C54];[$Tracker.$C$5:.$I$23];6;0)))" office:value-type="string" office:string-value=" ">
            <text:p><text:s/></text:p>
          </table:table-cell>
          <table:table-cell table:style-name="ce93" table:formula="of:=iferror(TEXT(([.L54]-[.M5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4];[$Tracker.$C$5:.$J$23];7;0));&quot; &quot;;(VLOOKUP([.$C54];[$Tracker.$C$5:.$J$23];7;0)))" office:value-type="string" office:string-value=" ">
            <text:p><text:s/></text:p>
          </table:table-cell>
          <table:table-cell table:style-name="ce93" table:formula="of:=iferror(TEXT(([.O54]-[.P5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4];[$Tracker.$C$5:.$K$23];8;0));&quot; &quot;;(VLOOKUP([.$C54];[$Tracker.$C$5:.$K$23];8;0)))" office:value-type="string" office:string-value=" ">
            <text:p><text:s/></text:p>
          </table:table-cell>
          <table:table-cell table:style-name="ce93" table:formula="of:=iferror(TEXT(([.R54]-[.S5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4];[$Tracker.$C$5:.$L$23];9;0));&quot; &quot;;(VLOOKUP([.$C54];[$Tracker.$C$5:.$L$23];9;0)))" office:value-type="string" office:string-value=" ">
            <text:p><text:s/></text:p>
          </table:table-cell>
          <table:table-cell table:style-name="ce93" table:formula="of:=iferror(TEXT(([.U54]-[.V54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4];[$Tracker.$C$5:.$M$23];10;0));&quot; &quot;;(VLOOKUP([.$C54];[$Tracker.$C$5:.$M$23];10;0)))" office:value-type="string" office:string-value=" ">
            <text:p><text:s/></text:p>
          </table:table-cell>
          <table:table-cell table:style-name="ce93" table:formula="of:=iferror(TEXT(([.X54]-[.Y54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4];[$Tracker.$C$5:.$N$23];11;0));&quot; &quot;;(VLOOKUP([.$C54];[$Tracker.$C$5:.$N$23];11;0)))" office:value-type="string" office:string-value=" ">
            <text:p><text:s/></text:p>
          </table:table-cell>
          <table:table-cell table:style-name="ce93" table:formula="of:=iferror(TEXT(([.AA54]-[.AB54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6"/>
          <table:table-cell table:style-name="ce15"/>
          <table:table-cell table:style-name="ce72" table:formula="of:=IF(ISERROR(VLOOKUP([.C55];[$Tracker.C$5:.D$42];2;0));&quot; &quot;;(VLOOKUP([.C55];[$Tracker.C$5:.D$42];2;0)))" office:value-type="string" office:string-value=" ">
            <text:p><text:s/></text:p>
          </table:table-cell>
          <table:table-cell table:style-name="ce77" table:formula="of:=IF(ISERROR(VLOOKUP([.C55];[$Tracker.C$5:.F$42];3;0));&quot; &quot;;(VLOOKUP([.C55];[$Tracker.C$5:.F$42];3;0)))" office:value-type="string" office:string-value=" ">
            <text:p><text:s/></text:p>
          </table:table-cell>
          <table:table-cell table:style-name="ce84"/>
          <table:table-cell table:style-name="ce87" table:formula="of:=IF(ISERROR(VLOOKUP([.$C55];[$Tracker.$C$5:.$G$23];4;0));&quot; &quot;;(VLOOKUP([.$C55];[$Tracker.$C$5:.$G$23];4;0)))" office:value-type="string" office:string-value=" ">
            <text:p><text:s/></text:p>
          </table:table-cell>
          <table:table-cell table:style-name="ce93" table:formula="of:=iferror(TEXT(([.F55]-[.G5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5];[$Tracker.$C$5:.$H$23];5;0));&quot; &quot;;(VLOOKUP([.$C55];[$Tracker.$C$5:.$H$23];5;0)))" office:value-type="string" office:string-value=" ">
            <text:p><text:s/></text:p>
          </table:table-cell>
          <table:table-cell table:style-name="ce93" table:formula="of:=iferror(TEXT(([.I55]-[.J5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5];[$Tracker.$C$5:.$I$23];6;0));&quot; &quot;;(VLOOKUP([.$C55];[$Tracker.$C$5:.$I$23];6;0)))" office:value-type="string" office:string-value=" ">
            <text:p><text:s/></text:p>
          </table:table-cell>
          <table:table-cell table:style-name="ce93" table:formula="of:=iferror(TEXT(([.L55]-[.M5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5];[$Tracker.$C$5:.$J$23];7;0));&quot; &quot;;(VLOOKUP([.$C55];[$Tracker.$C$5:.$J$23];7;0)))" office:value-type="string" office:string-value=" ">
            <text:p><text:s/></text:p>
          </table:table-cell>
          <table:table-cell table:style-name="ce93" table:formula="of:=iferror(TEXT(([.O55]-[.P5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5];[$Tracker.$C$5:.$K$23];8;0));&quot; &quot;;(VLOOKUP([.$C55];[$Tracker.$C$5:.$K$23];8;0)))" office:value-type="string" office:string-value=" ">
            <text:p><text:s/></text:p>
          </table:table-cell>
          <table:table-cell table:style-name="ce93" table:formula="of:=iferror(TEXT(([.R55]-[.S5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5];[$Tracker.$C$5:.$L$23];9;0));&quot; &quot;;(VLOOKUP([.$C55];[$Tracker.$C$5:.$L$23];9;0)))" office:value-type="string" office:string-value=" ">
            <text:p><text:s/></text:p>
          </table:table-cell>
          <table:table-cell table:style-name="ce93" table:formula="of:=iferror(TEXT(([.U55]-[.V55]);&quot;[h]:mm&quot;);&quot; &quot;)" office:value-type="float" office:value="0">
            <text:p>#NAME?</text:p>
          </table:table-cell>
          <table:table-cell table:style-name="ce84"/>
          <table:table-cell table:style-name="ce87" table:formula="of:=IF(ISERROR(VLOOKUP([.$C55];[$Tracker.$C$5:.$M$23];10;0));&quot; &quot;;(VLOOKUP([.$C55];[$Tracker.$C$5:.$M$23];10;0)))" office:value-type="string" office:string-value=" ">
            <text:p><text:s/></text:p>
          </table:table-cell>
          <table:table-cell table:style-name="ce93" table:formula="of:=iferror(TEXT(([.X55]-[.Y55]);&quot;[h]:mm&quot;);&quot; &quot;)" office:value-type="float" office:value="0">
            <text:p>#NAME?</text:p>
          </table:table-cell>
          <table:table-cell table:style-name="ce15"/>
          <table:table-cell table:style-name="ce87" table:formula="of:=IF(ISERROR(VLOOKUP([.$C55];[$Tracker.$C$5:.$N$23];11;0));&quot; &quot;;(VLOOKUP([.$C55];[$Tracker.$C$5:.$N$23];11;0)))" office:value-type="string" office:string-value=" ">
            <text:p><text:s/></text:p>
          </table:table-cell>
          <table:table-cell table:style-name="ce93" table:formula="of:=iferror(TEXT(([.AA55]-[.AB55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7"/>
          <table:table-cell table:style-name="ce70"/>
          <table:table-cell table:style-name="ce73" table:formula="of:=IF(ISERROR(VLOOKUP([.C56];[$Tracker.C$5:.D$42];2;0));&quot; &quot;;(VLOOKUP([.C56];[$Tracker.C$5:.D$42];2;0)))" office:value-type="string" office:string-value=" ">
            <text:p><text:s/></text:p>
          </table:table-cell>
          <table:table-cell table:style-name="ce78" table:formula="of:=IF(ISERROR(VLOOKUP([.C56];[$Tracker.C$5:.F$42];3;0));&quot; &quot;;(VLOOKUP([.C56];[$Tracker.C$5:.F$42];3;0)))" office:value-type="string" office:string-value=" ">
            <text:p><text:s/></text:p>
          </table:table-cell>
          <table:table-cell table:style-name="ce85"/>
          <table:table-cell table:style-name="ce88" table:formula="of:=IF(ISERROR(VLOOKUP([.$C56];[$Tracker.$C$5:.$G$23];4;0));&quot; &quot;;(VLOOKUP([.$C56];[$Tracker.$C$5:.$G$23];4;0)))" office:value-type="string" office:string-value=" ">
            <text:p><text:s/></text:p>
          </table:table-cell>
          <table:table-cell table:style-name="ce94" table:formula="of:=iferror(TEXT(([.F56]-[.G56]);&quot;[h]:mm&quot;);&quot; &quot;)" office:value-type="float" office:value="0">
            <text:p>#NAME?</text:p>
          </table:table-cell>
          <table:table-cell table:style-name="ce85"/>
          <table:table-cell table:style-name="ce88" table:formula="of:=IF(ISERROR(VLOOKUP([.$C56];[$Tracker.$C$5:.$H$23];5;0));&quot; &quot;;(VLOOKUP([.$C56];[$Tracker.$C$5:.$H$23];5;0)))" office:value-type="string" office:string-value=" ">
            <text:p><text:s/></text:p>
          </table:table-cell>
          <table:table-cell table:style-name="ce94" table:formula="of:=iferror(TEXT(([.I56]-[.J56]);&quot;[h]:mm&quot;);&quot; &quot;)" office:value-type="float" office:value="0">
            <text:p>#NAME?</text:p>
          </table:table-cell>
          <table:table-cell table:style-name="ce85"/>
          <table:table-cell table:style-name="ce88" table:formula="of:=IF(ISERROR(VLOOKUP([.$C56];[$Tracker.$C$5:.$I$23];6;0));&quot; &quot;;(VLOOKUP([.$C56];[$Tracker.$C$5:.$I$23];6;0)))" office:value-type="string" office:string-value=" ">
            <text:p><text:s/></text:p>
          </table:table-cell>
          <table:table-cell table:style-name="ce94" table:formula="of:=iferror(TEXT(([.L56]-[.M56]);&quot;[h]:mm&quot;);&quot; &quot;)" office:value-type="float" office:value="0">
            <text:p>#NAME?</text:p>
          </table:table-cell>
          <table:table-cell table:style-name="ce85"/>
          <table:table-cell table:style-name="ce88" table:formula="of:=IF(ISERROR(VLOOKUP([.$C56];[$Tracker.$C$5:.$J$23];7;0));&quot; &quot;;(VLOOKUP([.$C56];[$Tracker.$C$5:.$J$23];7;0)))" office:value-type="string" office:string-value=" ">
            <text:p><text:s/></text:p>
          </table:table-cell>
          <table:table-cell table:style-name="ce94" table:formula="of:=iferror(TEXT(([.O56]-[.P56]);&quot;[h]:mm&quot;);&quot; &quot;)" office:value-type="float" office:value="0">
            <text:p>#NAME?</text:p>
          </table:table-cell>
          <table:table-cell table:style-name="ce85"/>
          <table:table-cell table:style-name="ce88" table:formula="of:=IF(ISERROR(VLOOKUP([.$C56];[$Tracker.$C$5:.$K$23];8;0));&quot; &quot;;(VLOOKUP([.$C56];[$Tracker.$C$5:.$K$23];8;0)))" office:value-type="string" office:string-value=" ">
            <text:p><text:s/></text:p>
          </table:table-cell>
          <table:table-cell table:style-name="ce94" table:formula="of:=iferror(TEXT(([.R56]-[.S56]);&quot;[h]:mm&quot;);&quot; &quot;)" office:value-type="float" office:value="0">
            <text:p>#NAME?</text:p>
          </table:table-cell>
          <table:table-cell table:style-name="ce70"/>
          <table:table-cell table:style-name="ce88" table:formula="of:=IF(ISERROR(VLOOKUP([.$C56];[$Tracker.$C$5:.$L$23];9;0));&quot; &quot;;(VLOOKUP([.$C56];[$Tracker.$C$5:.$L$23];9;0)))" office:value-type="string" office:string-value=" ">
            <text:p><text:s/></text:p>
          </table:table-cell>
          <table:table-cell table:style-name="ce94" table:formula="of:=iferror(TEXT(([.U56]-[.V56]);&quot;[h]:mm&quot;);&quot; &quot;)" office:value-type="float" office:value="0">
            <text:p>#NAME?</text:p>
          </table:table-cell>
          <table:table-cell table:style-name="ce85"/>
          <table:table-cell table:style-name="ce88" table:formula="of:=IF(ISERROR(VLOOKUP([.$C56];[$Tracker.$C$5:.$M$23];10;0));&quot; &quot;;(VLOOKUP([.$C56];[$Tracker.$C$5:.$M$23];10;0)))" office:value-type="string" office:string-value=" ">
            <text:p><text:s/></text:p>
          </table:table-cell>
          <table:table-cell table:style-name="ce94" table:formula="of:=iferror(TEXT(([.X56]-[.Y56]);&quot;[h]:mm&quot;);&quot; &quot;)" office:value-type="float" office:value="0">
            <text:p>#NAME?</text:p>
          </table:table-cell>
          <table:table-cell table:style-name="ce70"/>
          <table:table-cell table:style-name="ce88" table:formula="of:=IF(ISERROR(VLOOKUP([.$C56];[$Tracker.$C$5:.$N$23];11;0));&quot; &quot;;(VLOOKUP([.$C56];[$Tracker.$C$5:.$N$23];11;0)))" office:value-type="string" office:string-value=" ">
            <text:p><text:s/></text:p>
          </table:table-cell>
          <table:table-cell table:style-name="ce94" table:formula="of:=iferror(TEXT(([.AA56]-[.AB56]);&quot;[h]:mm&quot;);&quot; &quot;)" office:value-type="float" office:value="0">
            <text:p>#NAME?</text:p>
          </table:table-cell>
          <table:table-cell table:number-columns-repeated="99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Raw Data" table:style-name="ta3" table:print="false">
        <table:table-column table:style-name="co1" table:default-cell-style-name="ce96"/>
        <table:table-column table:style-name="co12" table:default-cell-style-name="ce96"/>
        <table:table-column table:style-name="co13" table:default-cell-style-name="ce96"/>
        <table:table-column table:style-name="co9" table:number-columns-repeated="1021" table:default-cell-style-name="ce96"/>
        <table:table-row table:style-name="ro4">
          <table:table-cell/>
          <table:table-cell table:style-name="ce97" office:value-type="string">
            <text:p>Client</text:p>
          </table:table-cell>
          <table:table-cell table:style-name="ce97" office:value-type="string">
            <text:p>Team/Departmen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eOPAR - DR - IW</text:p>
          </table:table-cell>
          <table:table-cell office:value-type="string">
            <text:p>Account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eOPAR - DR - BizPay</text:p>
          </table:table-cell>
          <table:table-cell office:value-type="string">
            <text:p>Business Developmen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lfaNow - ExCore</text:p>
          </table:table-cell>
          <table:table-cell office:value-type="string">
            <text:p>Complianc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DFC - DR - IW</text:p>
          </table:table-cell>
          <table:table-cell office:value-type="string">
            <text:p>Customer Suppor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DFC - LM - RDA</text:p>
          </table:table-cell>
          <table:table-cell office:value-type="string">
            <text:p>Database Administratio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DFC - LM - OPGSP</text:p>
          </table:table-cell>
          <table:table-cell office:value-type="string">
            <text:p>Desig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nara - LM - RDA</text:p>
          </table:table-cell>
          <table:table-cell office:value-type="string">
            <text:p>Developmen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nara - LM - BBPS</text:p>
          </table:table-cell>
          <table:table-cell office:value-type="string">
            <text:p>Human Resourc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CB - DR - OW</text:p>
          </table:table-cell>
          <table:table-cell office:value-type="string">
            <text:p>Information Security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uthoot - DR - DMT</text:p>
          </table:table-cell>
          <table:table-cell office:value-type="string">
            <text:p>Information Technology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ederal - DR - IW</text:p>
          </table:table-cell>
          <table:table-cell office:value-type="string">
            <text:p>Marketing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lfaNow - BizPay</text:p>
          </table:table-cell>
          <table:table-cell office:value-type="string">
            <text:p>Operation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IB - LM - RDA</text:p>
          </table:table-cell>
          <table:table-cell office:value-type="string">
            <text:p>Pre-sale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DFC - LM - RDA</text:p>
          </table:table-cell>
          <table:table-cell office:value-type="string">
            <text:p>Product Developmen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DFC - LM - Wire</text:p>
          </table:table-cell>
          <table:table-cell office:value-type="string">
            <text:p>Project Managemen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DFC - DR - IW</text:p>
          </table:table-cell>
          <table:table-cell office:value-type="string">
            <text:p>Quality Assuranc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DFC - DF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ndusInd - DigiBureau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ndusInd - DR - I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ndusInd - LM - Rippl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ndusInd - DF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Kotak - LM - RDA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Kotak - DR - I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Kotak - DR - O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xis - LM - RDA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xis - DR - I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BL - LM - RDA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BL - DR - I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CICI - DR - UK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CICI - DR - SG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CICI - DR - CA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CICI - DR - U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CICI - LM - Wir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CICI - LM - BulkWir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CICI - LM - RDA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CB - DR - O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CB - DR - I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CB - DR - Branch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CB - LM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B - DR - IW/OW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idelity Bank - Agent Module</text:p>
          </table:table-cell>
          <table:table-cell table:number-columns-repeated="102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Tracker.B4:Tracker.IY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3" svg:font-family="'Wingdings 3'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aytona Condensed" svg:font-family="'Daytona Condense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percentage-style style:name="N8010" number:language="en" number:country="IN">
      <number:number number:decimal-places="0" number:min-integer-digits="1"/>
      <number:text>%</number:text>
    </number:percentage-style>
    <number:time-style style:name="N106" number:truncate-on-overflow="false">
      <number:hours/>
      <number:text>:</number:text>
      <number:minutes number:style="long"/>
    </number:time-style>
    <number:time-style style:name="N107P0" style:volatile="true" number:truncate-on-overflow="false">
      <number:hours/>
      <number:text>:</number:text>
      <number:minutes number:style="long"/>
    </number:time-style>
    <number:text-style style:name="N107">
      <number:text-content/>
      <style:map style:condition="value()&gt;=0" style:apply-style-name="N107P0"/>
    </number:text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ff0000"/>
      <style:text-properties fo:color="#ffffff"/>
    </style:style>
    <style:style style:name="ConditionalStyle_5f_17" style:display-name="ConditionalStyle_17" style:family="table-cell" style:parent-style-name="Default">
      <style:table-cell-properties fo:background-color="#ff0000"/>
      <style:text-properties fo:color="#ffffff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5">15/06/2023</text:date>, <text:time>18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cker" style:display-name="PageStyle_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_20_Card" style:display-name="PageStyle_Report C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355" meta:object-count="0"/>
    <meta:generator>OpenOffice/4.1.11$Win32 OpenOffice.org_project/4111m1$Build-9808</meta:generator>
  </office:meta>
</office:document-meta>
</file>